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" svg:font-family=""/>
    <style:font-face style:name="Arial" svg:font-family="Arial"/>
  </office:font-face-decls>
  <office:automatic-styles>
    <style:style style:name="T1" style:family="text">
      <style:text-properties style:font-name="Arial" style:font-name-complex="Arial" fo:font-size="8pt" style:font-size-asian="8pt" style:font-size-complex="8pt" fo:font-weight="bold" style:font-weight-asian="bold"/>
    </style:style>
    <style:style style:name="T2" style:family="text">
      <style:text-properties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/>
    </style:style>
    <style:style style:name="T5" style:family="text">
      <style:text-properties/>
    </style:style>
    <style:style style:name="T6" style:family="text">
      <style:text-properties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style:font-weight-asian="bold"/>
    </style:style>
    <style:style style:name="T9" style:family="text">
      <style:text-properties/>
    </style:style>
    <style:style style:name="T10" style:family="text">
      <style:text-properties fo:font-weight="bold" style:font-weight-asian="bold"/>
    </style:style>
    <style:style style:name="T11" style:family="text">
      <style:text-properties fo:font-weight="bold" style:font-weight-asian="bold"/>
    </style:style>
    <style:style style:name="T12" style:family="text">
      <style:text-properties/>
    </style:style>
    <style:style style:name="T13" style:family="text">
      <style:text-properties/>
    </style:style>
    <style:style style:name="T14" style:family="text">
      <style:text-properties/>
    </style:style>
    <style:style style:name="T15" style:family="text">
      <style:text-properties/>
    </style:style>
    <style:style style:name="T16" style:family="text">
      <style:text-properties/>
    </style:style>
    <style:style style:name="T17" style:family="text">
      <style:text-properties fo:font-weight="bold" style:font-weight-asian="bold"/>
    </style:style>
    <style:style style:name="T18" style:family="text">
      <style:text-properties fo:font-weight="bold" style:font-weight-asian="bold"/>
    </style:style>
    <style:style style:name="T19" style:family="text">
      <style:text-properties/>
    </style:style>
    <style:style style:name="T20" style:family="text">
      <style:text-properties fo:font-weight="bold" style:font-weight-asian="bold"/>
    </style:style>
    <style:style style:name="T21" style:family="text">
      <style:text-properties fo:font-weight="bold" style:font-weight-asian="bold"/>
    </style:style>
    <style:style style:name="T22" style:family="text">
      <style:text-properties/>
    </style:style>
    <style:style style:name="T23" style:family="text">
      <style:text-properties fo:font-weight="bold" style:font-weight-asian="bold"/>
    </style:style>
    <style:style style:name="T24" style:family="text">
      <style:text-properties fo:font-weight="bold" style:font-weight-asian="bold"/>
    </style:style>
    <style:style style:name="T25" style:family="text">
      <style:text-properties/>
    </style:style>
    <style:style style:name="T26" style:family="text">
      <style:text-properties fo:font-weight="bold" style:font-weight-asian="bold"/>
    </style:style>
    <style:style style:name="T27" style:family="text">
      <style:text-properties fo:font-weight="bold" style:font-weight-asian="bold"/>
    </style:style>
    <style:style style:name="T28" style:family="text">
      <style:text-properties/>
    </style:style>
    <style:style style:name="T29" style:family="text">
      <style:text-properties fo:font-weight="bold" style:font-weight-asian="bold"/>
    </style:style>
    <style:style style:name="T30" style:family="text">
      <style:text-properties fo:font-weight="bold" style:font-weight-asian="bold"/>
    </style:style>
    <style:style style:name="T31" style:family="text">
      <style:text-properties/>
    </style:style>
    <style:style style:name="T32" style:family="text">
      <style:text-properties/>
    </style:style>
    <style:style style:name="T33" style:family="text">
      <style:text-properties/>
    </style:style>
    <style:style style:name="T34" style:family="text">
      <style:text-properties/>
    </style:style>
    <style:style style:name="T35" style:family="text">
      <style:text-properties/>
    </style:style>
    <style:style style:name="T36" style:family="text">
      <style:text-properties/>
    </style:style>
    <style:style style:name="T37" style:family="text">
      <style:text-properties fo:font-weight="bold" style:font-weight-asian="bold"/>
    </style:style>
    <style:style style:name="T38" style:family="text">
      <style:text-properties fo:font-weight="bold" style:font-weight-asian="bold"/>
    </style:style>
    <style:style style:name="T39" style:family="text">
      <style:text-properties/>
    </style:style>
    <style:style style:name="T40" style:family="text">
      <style:text-properties/>
    </style:style>
    <style:style style:name="T41" style:family="text">
      <style:text-properties fo:font-weight="bold" style:font-weight-asian="bold"/>
    </style:style>
    <style:style style:name="T42" style:family="text">
      <style:text-properties fo:font-weight="bold" style:font-weight-asian="bold"/>
    </style:style>
    <style:style style:name="T43" style:family="text">
      <style:text-properties/>
    </style:style>
    <style:style style:name="T44" style:family="text">
      <style:text-properties/>
    </style:style>
    <style:style style:name="T45" style:family="text">
      <style:text-properties/>
    </style:style>
    <style:style style:name="T46" style:family="text">
      <style:text-properties fo:font-weight="bold" style:font-weight-asian="bold"/>
    </style:style>
    <style:style style:name="T47" style:family="text">
      <style:text-properties fo:font-weight="bold" style:font-weight-asian="bold"/>
    </style:style>
    <style:style style:name="T48" style:family="text">
      <style:text-properties/>
    </style:style>
    <style:style style:name="T49" style:family="text">
      <style:text-properties/>
    </style:style>
    <style:style style:name="T50" style:family="text">
      <style:text-properties/>
    </style:style>
    <style:style style:name="T51" style:family="text">
      <style:text-properties/>
    </style:style>
    <style:style style:name="T52" style:family="text">
      <style:text-properties/>
    </style:style>
    <style:style style:name="T53" style:family="text">
      <style:text-properties fo:font-weight="bold" style:font-weight-asian="bold"/>
    </style:style>
    <style:style style:name="T54" style:family="text">
      <style:text-properties fo:font-weight="bold" style:font-weight-asian="bold"/>
    </style:style>
    <style:style style:name="T55" style:family="text">
      <style:text-properties/>
    </style:style>
    <style:style style:name="T56" style:family="text">
      <style:text-properties fo:font-weight="bold" style:font-weight-asian="bold"/>
    </style:style>
    <style:style style:name="T57" style:family="text">
      <style:text-properties fo:font-weight="bold" style:font-weight-asian="bold"/>
    </style:style>
    <style:style style:name="T58" style:family="text">
      <style:text-properties/>
    </style:style>
    <style:style style:name="T59" style:family="text">
      <style:text-properties/>
    </style:style>
    <style:style style:name="T60" style:family="text">
      <style:text-properties/>
    </style:style>
    <style:style style:name="T61" style:family="text">
      <style:text-properties fo:font-weight="bold" style:font-weight-asian="bold"/>
    </style:style>
    <style:style style:name="T62" style:family="text">
      <style:text-properties fo:font-weight="bold" style:font-weight-asian="bold"/>
    </style:style>
    <style:style style:name="T63" style:family="text">
      <style:text-properties/>
    </style:style>
    <style:style style:name="T64" style:family="text">
      <style:text-properties/>
    </style:style>
    <style:style style:name="T65" style:family="text">
      <style:text-properties/>
    </style:style>
    <style:style style:name="T66" style:family="text">
      <style:text-properties/>
    </style:style>
    <style:style style:name="T67" style:family="text">
      <style:text-properties/>
    </style:style>
    <style:style style:name="T68" style:family="text">
      <style:text-properties/>
    </style:style>
    <style:style style:name="T69" style:family="text">
      <style:text-properties/>
    </style:style>
    <style:style style:name="T70" style:family="text">
      <style:text-properties/>
    </style:style>
    <style:style style:name="T71" style:family="text">
      <style:text-properties/>
    </style:style>
    <style:style style:name="T72" style:family="text">
      <style:text-properties/>
    </style:style>
    <style:style style:name="T73" style:family="text">
      <style:text-properties/>
    </style:style>
    <style:style style:name="T74" style:family="text">
      <style:text-properties/>
    </style:style>
    <style:style style:name="T75" style:family="text">
      <style:text-properties/>
    </style:style>
    <style:style style:name="T76" style:family="text">
      <style:text-properties/>
    </style:style>
    <style:style style:name="T77" style:family="text">
      <style:text-properties/>
    </style:style>
    <style:style style:name="T78" style:family="text">
      <style:text-properties/>
    </style:style>
    <style:style style:name="T79" style:family="text">
      <style:text-properties/>
    </style:style>
    <style:style style:name="T80" style:family="text">
      <style:text-properties/>
    </style:style>
    <style:style style:name="T81" style:family="text">
      <style:text-properties fo:font-weight="bold" style:font-weight-asian="bold"/>
    </style:style>
    <style:style style:name="T82" style:family="text">
      <style:text-properties fo:font-weight="bold" style:font-weight-asian="bold"/>
    </style:style>
    <style:style style:name="T83" style:family="text">
      <style:text-properties/>
    </style:style>
    <style:style style:name="T84" style:family="text">
      <style:text-properties/>
    </style:style>
    <style:style style:name="T85" style:family="text">
      <style:text-properties/>
    </style:style>
    <style:style style:name="T86" style:family="text">
      <style:text-properties/>
    </style:style>
    <style:style style:name="T87" style:family="text">
      <style:text-properties/>
    </style:style>
    <style:style style:name="T88" style:family="text">
      <style:text-properties/>
    </style:style>
    <style:style style:name="T89" style:family="text">
      <style:text-properties/>
    </style:style>
    <style:style style:name="T90" style:family="text">
      <style:text-properties fo:font-weight="bold" style:font-weight-asian="bold"/>
    </style:style>
    <style:style style:name="T91" style:family="text">
      <style:text-properties fo:font-weight="bold" style:font-weight-asian="bold"/>
    </style:style>
    <style:style style:name="T92" style:family="text">
      <style:text-properties/>
    </style:style>
    <style:style style:name="T93" style:family="text">
      <style:text-properties fo:font-weight="bold" style:font-weight-asian="bold"/>
    </style:style>
    <style:style style:name="T94" style:family="text">
      <style:text-properties fo:font-weight="bold" style:font-weight-asian="bold"/>
    </style:style>
    <style:style style:name="T95" style:family="text">
      <style:text-properties/>
    </style:style>
    <style:style style:name="T96" style:family="text">
      <style:text-properties fo:font-weight="bold" style:font-weight-asian="bold"/>
    </style:style>
    <style:style style:name="T97" style:family="text">
      <style:text-properties fo:font-weight="bold" style:font-weight-asian="bold"/>
    </style:style>
    <style:style style:name="T98" style:family="text">
      <style:text-properties/>
    </style:style>
    <style:style style:name="T99" style:family="text">
      <style:text-properties fo:font-weight="bold" style:font-weight-asian="bold"/>
    </style:style>
    <style:style style:name="T100" style:family="text">
      <style:text-properties fo:font-weight="bold" style:font-weight-asian="bold"/>
    </style:style>
    <style:style style:name="T101" style:family="text">
      <style:text-properties/>
    </style:style>
    <style:style style:name="T102" style:family="text">
      <style:text-properties fo:font-weight="bold" style:font-weight-asian="bold"/>
    </style:style>
    <style:style style:name="T103" style:family="text">
      <style:text-properties fo:font-weight="bold" style:font-weight-asian="bold"/>
    </style:style>
    <style:style style:name="T104" style:family="text">
      <style:text-properties/>
    </style:style>
    <style:style style:name="T105" style:family="text">
      <style:text-properties fo:font-weight="bold" style:font-weight-asian="bold"/>
    </style:style>
    <style:style style:name="T106" style:family="text">
      <style:text-properties fo:font-weight="bold" style:font-weight-asian="bold"/>
    </style:style>
    <style:style style:name="T107" style:family="text">
      <style:text-properties/>
    </style:style>
    <style:style style:name="T108" style:family="text">
      <style:text-properties fo:font-weight="bold" style:font-weight-asian="bold"/>
    </style:style>
    <style:style style:name="T109" style:family="text">
      <style:text-properties fo:font-weight="bold" style:font-weight-asian="bold"/>
    </style:style>
    <style:style style:name="T110" style:family="text">
      <style:text-properties/>
    </style:style>
    <style:style style:name="T111" style:family="text">
      <style:text-properties fo:font-weight="bold" style:font-weight-asian="bold"/>
    </style:style>
    <style:style style:name="T112" style:family="text">
      <style:text-properties fo:font-weight="bold" style:font-weight-asian="bold"/>
    </style:style>
    <style:style style:name="T113" style:family="text">
      <style:text-properties/>
    </style:style>
    <style:style style:name="T114" style:family="text">
      <style:text-properties fo:font-weight="bold" style:font-weight-asian="bold"/>
    </style:style>
    <style:style style:name="T115" style:family="text">
      <style:text-properties fo:font-weight="bold" style:font-weight-asian="bold"/>
    </style:style>
    <style:style style:name="T116" style:family="text">
      <style:text-properties/>
    </style:style>
    <style:style style:name="T117" style:family="text">
      <style:text-properties fo:font-weight="bold" style:font-weight-asian="bold"/>
    </style:style>
    <style:style style:name="T118" style:family="text">
      <style:text-properties fo:font-weight="bold" style:font-weight-asian="bold"/>
    </style:style>
    <style:style style:name="T119" style:family="text">
      <style:text-properties/>
    </style:style>
    <style:style style:name="T120" style:family="text">
      <style:text-properties/>
    </style:style>
    <style:style style:name="T121" style:family="text">
      <style:text-properties/>
    </style:style>
    <style:style style:name="T122" style:family="text">
      <style:text-properties fo:font-weight="bold" style:font-weight-asian="bold"/>
    </style:style>
    <style:style style:name="T123" style:family="text">
      <style:text-properties fo:font-weight="bold" style:font-weight-asian="bold"/>
    </style:style>
    <style:style style:name="T124" style:family="text">
      <style:text-properties/>
    </style:style>
    <style:style style:name="T125" style:family="text">
      <style:text-properties/>
    </style:style>
    <style:style style:name="T126" style:family="text">
      <style:text-properties/>
    </style:style>
    <style:style style:name="T127" style:family="text">
      <style:text-properties/>
    </style:style>
    <style:style style:name="T128" style:family="text">
      <style:text-properties fo:font-weight="bold" style:font-weight-asian="bold"/>
    </style:style>
    <style:style style:name="T129" style:family="text">
      <style:text-properties fo:font-weight="bold" style:font-weight-asian="bold"/>
    </style:style>
    <style:style style:name="T130" style:family="text">
      <style:text-properties/>
    </style:style>
    <style:style style:name="T131" style:family="text">
      <style:text-properties/>
    </style:style>
    <style:style style:name="T132" style:family="text">
      <style:text-properties/>
    </style:style>
    <style:style style:name="T133" style:family="text">
      <style:text-properties/>
    </style:style>
    <style:style style:name="T134" style:family="text">
      <style:text-properties/>
    </style:style>
    <style:style style:name="T135" style:family="text">
      <style:text-properties/>
    </style:style>
    <style:style style:name="T136" style:family="text">
      <style:text-properties/>
    </style:style>
    <style:style style:name="T137" style:family="text">
      <style:text-properties fo:font-weight="bold" style:font-weight-asian="bold"/>
    </style:style>
    <style:style style:name="T138" style:family="text">
      <style:text-properties fo:font-weight="bold" style:font-weight-asian="bold"/>
    </style:style>
    <style:style style:name="T139" style:family="text">
      <style:text-properties/>
    </style:style>
    <style:style style:name="T140" style:family="text">
      <style:text-properties/>
    </style:style>
    <style:style style:name="T141" style:family="text">
      <style:text-properties/>
    </style:style>
    <style:style style:name="T142" style:family="text">
      <style:text-properties/>
    </style:style>
    <style:style style:name="T143" style:family="text">
      <style:text-properties/>
    </style:style>
    <style:style style:name="T144" style:family="text">
      <style:text-properties fo:font-weight="bold" style:font-weight-asian="bold"/>
    </style:style>
    <style:style style:name="T145" style:family="text">
      <style:text-properties fo:font-weight="bold" style:font-weight-asian="bold"/>
    </style:style>
    <style:style style:name="T146" style:family="text">
      <style:text-properties/>
    </style:style>
    <style:style style:name="T147" style:family="text">
      <style:text-properties fo:font-weight="bold" style:font-weight-asian="bold"/>
    </style:style>
    <style:style style:name="T148" style:family="text">
      <style:text-properties fo:font-weight="bold" style:font-weight-asian="bold"/>
    </style:style>
    <style:style style:name="T149" style:family="text">
      <style:text-properties/>
    </style:style>
    <style:style style:name="T150" style:family="text">
      <style:text-properties fo:font-weight="bold" style:font-weight-asian="bold"/>
    </style:style>
    <style:style style:name="T151" style:family="text">
      <style:text-properties fo:font-weight="bold" style:font-weight-asian="bold"/>
    </style:style>
    <style:style style:name="T152" style:family="text">
      <style:text-properties/>
    </style:style>
    <style:style style:name="T153" style:family="text">
      <style:text-properties/>
    </style:style>
    <style:style style:name="T154" style:family="text">
      <style:text-properties/>
    </style:style>
    <style:style style:name="T155" style:family="text">
      <style:text-properties/>
    </style:style>
    <style:style style:name="T156" style:family="text">
      <style:text-properties fo:font-weight="bold" style:font-weight-asian="bold"/>
    </style:style>
    <style:style style:name="T157" style:family="text">
      <style:text-properties fo:font-weight="bold" style:font-weight-asian="bold"/>
    </style:style>
    <style:style style:name="T158" style:family="text">
      <style:text-properties/>
    </style:style>
    <style:style style:name="T159" style:family="text">
      <style:text-properties fo:font-weight="bold" style:font-weight-asian="bold"/>
    </style:style>
    <style:style style:name="T160" style:family="text">
      <style:text-properties fo:font-weight="bold" style:font-weight-asian="bold"/>
    </style:style>
    <style:style style:name="T161" style:family="text">
      <style:text-properties/>
    </style:style>
    <style:style style:name="T162" style:family="text">
      <style:text-properties fo:font-weight="bold" style:font-weight-asian="bold"/>
    </style:style>
    <style:style style:name="T163" style:family="text">
      <style:text-properties fo:font-weight="bold" style:font-weight-asian="bold"/>
    </style:style>
    <style:style style:name="T164" style:family="text">
      <style:text-properties/>
    </style:style>
    <style:style style:name="T165" style:family="text">
      <style:text-properties fo:font-weight="bold" style:font-weight-asian="bold"/>
    </style:style>
    <style:style style:name="T166" style:family="text">
      <style:text-properties fo:font-weight="bold" style:font-weight-asian="bold"/>
    </style:style>
    <style:style style:name="T167" style:family="text">
      <style:text-properties/>
    </style:style>
    <style:style style:name="T168" style:family="text">
      <style:text-properties/>
    </style:style>
    <style:style style:name="T169" style:family="text">
      <style:text-properties/>
    </style:style>
    <style:style style:name="T170" style:family="text">
      <style:text-properties/>
    </style:style>
    <style:style style:name="T171" style:family="text">
      <style:text-properties fo:font-weight="bold" style:font-weight-asian="bold"/>
    </style:style>
    <style:style style:name="T172" style:family="text">
      <style:text-properties fo:font-weight="bold" style:font-weight-asian="bold"/>
    </style:style>
    <style:style style:name="T173" style:family="text">
      <style:text-properties/>
    </style:style>
    <style:style style:name="T174" style:family="text">
      <style:text-properties/>
    </style:style>
    <style:style style:name="T175" style:family="text">
      <style:text-properties/>
    </style:style>
    <style:style style:name="T176" style:family="text">
      <style:text-properties/>
    </style:style>
    <style:style style:name="T177" style:family="text">
      <style:text-properties/>
    </style:style>
    <style:style style:name="T178" style:family="text">
      <style:text-properties/>
    </style:style>
    <style:style style:name="T179" style:family="text">
      <style:text-properties/>
    </style:style>
    <style:style style:name="T180" style:family="text">
      <style:text-properties/>
    </style:style>
    <style:style style:name="T181" style:family="text">
      <style:text-properties fo:font-weight="bold" style:font-weight-asian="bold"/>
    </style:style>
    <style:style style:name="T182" style:family="text">
      <style:text-properties fo:font-weight="bold" style:font-weight-asian="bold"/>
    </style:style>
    <style:style style:name="T183" style:family="text">
      <style:text-properties/>
    </style:style>
    <style:style style:name="T184" style:family="text">
      <style:text-properties fo:font-weight="bold" style:font-weight-asian="bold"/>
    </style:style>
    <style:style style:name="T185" style:family="text">
      <style:text-properties fo:font-weight="bold" style:font-weight-asian="bold"/>
    </style:style>
    <style:style style:name="T186" style:family="text">
      <style:text-properties/>
    </style:style>
    <style:style style:name="T187" style:family="text">
      <style:text-properties fo:font-weight="bold" style:font-weight-asian="bold"/>
    </style:style>
    <style:style style:name="T188" style:family="text">
      <style:text-properties fo:font-weight="bold" style:font-weight-asian="bold"/>
    </style:style>
    <style:style style:name="T189" style:family="text">
      <style:text-properties/>
    </style:style>
    <style:style style:name="T190" style:family="text">
      <style:text-properties fo:font-weight="bold" style:font-weight-asian="bold"/>
    </style:style>
    <style:style style:name="T191" style:family="text">
      <style:text-properties fo:font-weight="bold" style:font-weight-asian="bold"/>
    </style:style>
    <style:style style:name="T192" style:family="text">
      <style:text-properties/>
    </style:style>
    <style:style style:name="T193" style:family="text">
      <style:text-properties fo:font-weight="bold" style:font-weight-asian="bold"/>
    </style:style>
    <style:style style:name="T194" style:family="text">
      <style:text-properties fo:font-weight="bold" style:font-weight-asian="bold"/>
    </style:style>
    <style:style style:name="T195" style:family="text">
      <style:text-properties/>
    </style:style>
    <style:style style:name="T196" style:family="text">
      <style:text-properties/>
    </style:style>
    <style:style style:name="T197" style:family="text">
      <style:text-properties/>
    </style:style>
    <style:style style:name="T198" style:family="text">
      <style:text-properties fo:font-weight="bold" style:font-weight-asian="bold"/>
    </style:style>
    <style:style style:name="T199" style:family="text">
      <style:text-properties fo:font-weight="bold" style:font-weight-asian="bold"/>
    </style:style>
    <style:style style:name="T200" style:family="text">
      <style:text-properties/>
    </style:style>
    <style:style style:name="T201" style:family="text">
      <style:text-properties fo:font-weight="bold" style:font-weight-asian="bold"/>
    </style:style>
    <style:style style:name="T202" style:family="text">
      <style:text-properties fo:font-weight="bold" style:font-weight-asian="bold"/>
    </style:style>
    <style:style style:name="T203" style:family="text">
      <style:text-properties/>
    </style:style>
    <style:style style:name="T204" style:family="text">
      <style:text-properties fo:font-weight="bold" style:font-weight-asian="bold"/>
    </style:style>
    <style:style style:name="T205" style:family="text">
      <style:text-properties fo:font-weight="bold" style:font-weight-asian="bold"/>
    </style:style>
    <style:style style:name="T206" style:family="text">
      <style:text-properties/>
    </style:style>
    <style:style style:name="T207" style:family="text">
      <style:text-properties/>
    </style:style>
    <style:style style:name="T208" style:family="text">
      <style:text-properties/>
    </style:style>
    <style:style style:name="T209" style:family="text">
      <style:text-properties/>
    </style:style>
    <style:style style:name="T210" style:family="text">
      <style:text-properties/>
    </style:style>
    <style:style style:name="T211" style:family="text">
      <style:text-properties/>
    </style:style>
    <style:style style:name="T212" style:family="text">
      <style:text-properties fo:font-weight="bold" style:font-weight-asian="bold"/>
    </style:style>
    <style:style style:name="T213" style:family="text">
      <style:text-properties fo:font-weight="bold" style:font-weight-asian="bold"/>
    </style:style>
    <style:style style:name="T214" style:family="text">
      <style:text-properties/>
    </style:style>
    <style:style style:name="T215" style:family="text">
      <style:text-properties fo:font-weight="bold" style:font-weight-asian="bold"/>
    </style:style>
    <style:style style:name="T216" style:family="text">
      <style:text-properties fo:font-weight="bold" style:font-weight-asian="bold"/>
    </style:style>
    <style:style style:name="T217" style:family="text">
      <style:text-properties/>
    </style:style>
    <style:style style:name="T218" style:family="text">
      <style:text-properties fo:font-weight="bold" style:font-weight-asian="bold"/>
    </style:style>
    <style:style style:name="T219" style:family="text">
      <style:text-properties fo:font-weight="bold" style:font-weight-asian="bold"/>
    </style:style>
    <style:style style:name="T220" style:family="text">
      <style:text-properties/>
    </style:style>
    <style:style style:name="T221" style:family="text">
      <style:text-properties/>
    </style:style>
    <style:style style:name="T222" style:family="text">
      <style:text-properties/>
    </style:style>
    <style:style style:name="T223" style:family="text">
      <style:text-properties/>
    </style:style>
    <style:style style:name="T224" style:family="text">
      <style:text-properties/>
    </style:style>
    <style:style style:name="T225" style:family="text">
      <style:text-properties/>
    </style:style>
    <style:style style:name="T226" style:family="text">
      <style:text-properties fo:font-weight="bold" style:font-weight-asian="bold"/>
    </style:style>
    <style:style style:name="T227" style:family="text">
      <style:text-properties fo:font-weight="bold" style:font-weight-asian="bold"/>
    </style:style>
    <style:style style:name="T228" style:family="text">
      <style:text-properties/>
    </style:style>
    <style:style style:name="T229" style:family="text">
      <style:text-properties/>
    </style:style>
    <style:style style:name="T230" style:family="text">
      <style:text-properties/>
    </style:style>
    <style:style style:name="T231" style:family="text">
      <style:text-properties/>
    </style:style>
    <style:style style:name="T232" style:family="text">
      <style:text-properties fo:font-weight="bold" style:font-weight-asian="bold"/>
    </style:style>
    <style:style style:name="T233" style:family="text">
      <style:text-properties fo:font-weight="bold" style:font-weight-asian="bold"/>
    </style:style>
    <style:style style:name="T234" style:family="text">
      <style:text-properties/>
    </style:style>
    <style:style style:name="T235" style:family="text">
      <style:text-properties fo:font-weight="bold" style:font-weight-asian="bold"/>
    </style:style>
    <style:style style:name="T236" style:family="text">
      <style:text-properties fo:font-weight="bold" style:font-weight-asian="bold"/>
    </style:style>
    <style:style style:name="T237" style:family="text">
      <style:text-properties/>
    </style:style>
    <style:style style:name="T238" style:family="text">
      <style:text-properties fo:font-weight="bold" style:font-weight-asian="bold"/>
    </style:style>
    <style:style style:name="T239" style:family="text">
      <style:text-properties fo:font-weight="bold" style:font-weight-asian="bold"/>
    </style:style>
    <style:style style:name="T240" style:family="text">
      <style:text-properties/>
    </style:style>
    <style:style style:name="T241" style:family="text">
      <style:text-properties/>
    </style:style>
    <style:style style:name="T242" style:family="text">
      <style:text-properties/>
    </style:style>
    <style:style style:name="T243" style:family="text">
      <style:text-properties/>
    </style:style>
    <style:style style:name="T244" style:family="text">
      <style:text-properties/>
    </style:style>
    <style:style style:name="T245" style:family="text">
      <style:text-properties fo:font-weight="bold" style:font-weight-asian="bold"/>
    </style:style>
    <style:style style:name="T246" style:family="text">
      <style:text-properties fo:font-weight="bold" style:font-weight-asian="bold"/>
    </style:style>
    <style:style style:name="T247" style:family="text">
      <style:text-properties/>
    </style:style>
    <style:style style:name="T248" style:family="text">
      <style:text-properties/>
    </style:style>
    <style:style style:name="T249" style:family="text">
      <style:text-properties fo:font-weight="bold" style:font-weight-asian="bold"/>
    </style:style>
    <style:style style:name="T250" style:family="text">
      <style:text-properties fo:font-weight="bold" style:font-weight-asian="bold"/>
    </style:style>
    <style:style style:name="T251" style:family="text">
      <style:text-properties/>
    </style:style>
    <style:style style:name="T252" style:family="text">
      <style:text-properties/>
    </style:style>
    <style:style style:name="T253" style:family="text">
      <style:text-properties fo:font-weight="bold" style:font-weight-asian="bold"/>
    </style:style>
    <style:style style:name="T254" style:family="text">
      <style:text-properties fo:font-weight="bold" style:font-weight-asian="bold"/>
    </style:style>
    <style:style style:name="T255" style:family="text">
      <style:text-properties/>
    </style:style>
    <style:style style:name="T256" style:family="text">
      <style:text-properties/>
    </style:style>
    <style:style style:name="T257" style:family="text">
      <style:text-properties/>
    </style:style>
    <style:style style:name="T258" style:family="text">
      <style:text-properties/>
    </style:style>
    <style:style style:name="T259" style:family="text">
      <style:text-properties/>
    </style:style>
    <style:style style:name="T260" style:family="text">
      <style:text-properties/>
    </style:style>
    <style:style style:name="T261" style:family="text">
      <style:text-properties/>
    </style:style>
    <style:style style:name="T262" style:family="text">
      <style:text-properties/>
    </style:style>
    <style:style style:name="T263" style:family="text">
      <style:text-properties fo:font-weight="bold" style:font-weight-asian="bold"/>
    </style:style>
    <style:style style:name="T264" style:family="text">
      <style:text-properties fo:font-weight="bold" style:font-weight-asian="bold"/>
    </style:style>
    <style:style style:name="T265" style:family="text">
      <style:text-properties/>
    </style:style>
    <style:style style:name="T266" style:family="text">
      <style:text-properties fo:font-weight="bold" style:font-weight-asian="bold"/>
    </style:style>
    <style:style style:name="T267" style:family="text">
      <style:text-properties fo:font-weight="bold" style:font-weight-asian="bold"/>
    </style:style>
    <style:style style:name="T268" style:family="text">
      <style:text-properties/>
    </style:style>
    <style:style style:name="T269" style:family="text">
      <style:text-properties/>
    </style:style>
    <style:style style:name="T270" style:family="text">
      <style:text-properties fo:font-weight="bold" style:font-weight-asian="bold"/>
    </style:style>
    <style:style style:name="T271" style:family="text">
      <style:text-properties fo:font-weight="bold" style:font-weight-asian="bold"/>
    </style:style>
    <style:style style:name="T272" style:family="text">
      <style:text-properties/>
    </style:style>
    <style:style style:name="T273" style:family="text">
      <style:text-properties/>
    </style:style>
    <style:style style:name="T274" style:family="text">
      <style:text-properties/>
    </style:style>
    <style:style style:name="T275" style:family="text">
      <style:text-properties/>
    </style:style>
    <style:style style:name="T276" style:family="text">
      <style:text-properties/>
    </style:style>
    <style:style style:name="T277" style:family="text">
      <style:text-properties/>
    </style:style>
    <style:style style:name="T278" style:family="text">
      <style:text-properties fo:font-weight="bold" style:font-weight-asian="bold"/>
    </style:style>
    <style:style style:name="T279" style:family="text">
      <style:text-properties fo:font-weight="bold" style:font-weight-asian="bold"/>
    </style:style>
    <style:style style:name="T280" style:family="text">
      <style:text-properties/>
    </style:style>
    <style:style style:name="T281" style:family="text">
      <style:text-properties/>
    </style:style>
    <style:style style:name="T282" style:family="text">
      <style:text-properties fo:font-weight="bold" style:font-weight-asian="bold"/>
    </style:style>
    <style:style style:name="T283" style:family="text">
      <style:text-properties fo:font-weight="bold" style:font-weight-asian="bold"/>
    </style:style>
    <style:style style:name="T284" style:family="text">
      <style:text-properties/>
    </style:style>
    <style:style style:name="T285" style:family="text">
      <style:text-properties/>
    </style:style>
    <style:style style:name="T286" style:family="text">
      <style:text-properties/>
    </style:style>
    <style:style style:name="T287" style:family="text">
      <style:text-properties/>
    </style:style>
    <style:style style:name="T288" style:family="text">
      <style:text-properties/>
    </style:style>
    <style:style style:name="T289" style:family="text">
      <style:text-properties/>
    </style:style>
    <style:style style:name="T290" style:family="text">
      <style:text-properties/>
    </style:style>
    <style:style style:name="T291" style:family="text">
      <style:text-properties/>
    </style:style>
    <style:style style:name="T292" style:family="text">
      <style:text-properties/>
    </style:style>
    <style:style style:name="T293" style:family="text">
      <style:text-properties/>
    </style:style>
    <style:style style:name="T294" style:family="text">
      <style:text-properties/>
    </style:style>
    <style:style style:name="T295" style:family="text">
      <style:text-properties/>
    </style:style>
    <style:style style:name="T296" style:family="text">
      <style:text-properties/>
    </style:style>
    <style:style style:name="T297" style:family="text">
      <style:text-properties/>
    </style:style>
    <style:style style:name="T298" style:family="text">
      <style:text-properties/>
    </style:style>
    <style:style style:name="T299" style:family="text">
      <style:text-properties/>
    </style:style>
    <style:style style:name="T300" style:family="text">
      <style:text-properties/>
    </style:style>
    <style:style style:name="T301" style:family="text">
      <style:text-properties/>
    </style:style>
    <style:style style:name="T302" style:family="text">
      <style:text-properties/>
    </style:style>
    <style:style style:name="T303" style:family="text">
      <style:text-properties/>
    </style:style>
    <style:style style:name="T304" style:family="text">
      <style:text-properties/>
    </style:style>
    <style:style style:name="T305" style:family="text">
      <style:text-properties/>
    </style:style>
    <style:style style:name="T306" style:family="text">
      <style:text-properties/>
    </style:style>
    <style:style style:name="T307" style:family="text">
      <style:text-properties/>
    </style:style>
    <style:style style:name="T308" style:family="text">
      <style:text-properties/>
    </style:style>
    <style:style style:name="T309" style:family="text">
      <style:text-properties/>
    </style:style>
    <style:style style:name="T310" style:family="text">
      <style:text-properties/>
    </style:style>
    <style:style style:name="T311" style:family="text">
      <style:text-properties/>
    </style:style>
    <style:style style:name="T312" style:family="text">
      <style:text-properties/>
    </style:style>
    <style:style style:name="T313" style:family="text">
      <style:text-properties/>
    </style:style>
    <style:style style:name="T314" style:family="text">
      <style:text-properties/>
    </style:style>
    <style:style style:name="T315" style:family="text">
      <style:text-properties/>
    </style:style>
    <style:style style:name="T316" style:family="text">
      <style:text-properties/>
    </style:style>
    <style:style style:name="T317" style:family="text">
      <style:text-properties/>
    </style:style>
    <style:style style:name="T318" style:family="text">
      <style:text-properties/>
    </style:style>
    <style:style style:name="T319" style:family="text">
      <style:text-properties/>
    </style:style>
    <style:style style:name="T320" style:family="text">
      <style:text-properties/>
    </style:style>
    <style:style style:name="T321" style:family="text">
      <style:text-properties/>
    </style:style>
    <style:style style:name="T322" style:family="text">
      <style:text-properties fo:font-weight="bold" style:font-weight-asian="bold"/>
    </style:style>
    <style:style style:name="T323" style:family="text">
      <style:text-properties fo:font-weight="bold" style:font-weight-asian="bold"/>
    </style:style>
    <style:style style:name="T324" style:family="text">
      <style:text-properties/>
    </style:style>
    <style:style style:name="T325" style:family="text">
      <style:text-properties/>
    </style:style>
    <style:style style:name="T326" style:family="text">
      <style:text-properties/>
    </style:style>
    <style:style style:name="T327" style:family="text">
      <style:text-properties/>
    </style:style>
    <style:style style:name="T328" style:family="text">
      <style:text-properties/>
    </style:style>
    <style:style style:name="T329" style:family="text">
      <style:text-properties/>
    </style:style>
    <style:style style:name="T330" style:family="text">
      <style:text-properties/>
    </style:style>
    <style:style style:name="T331" style:family="text">
      <style:text-properties/>
    </style:style>
    <style:style style:name="T332" style:family="text">
      <style:text-properties/>
    </style:style>
    <style:style style:name="T333" style:family="text">
      <style:text-properties/>
    </style:style>
    <style:style style:name="T334" style:family="text">
      <style:text-properties/>
    </style:style>
    <style:style style:name="T335" style:family="text">
      <style:text-properties/>
    </style:style>
    <style:style style:name="T336" style:family="text">
      <style:text-properties/>
    </style:style>
    <style:style style:name="T337" style:family="text">
      <style:text-properties/>
    </style:style>
    <style:style style:name="T338" style:family="text">
      <style:text-properties/>
    </style:style>
    <style:style style:name="T339" style:family="text">
      <style:text-properties/>
    </style:style>
    <style:style style:name="T340" style:family="text">
      <style:text-properties/>
    </style:style>
    <style:style style:name="T341" style:family="text">
      <style:text-properties/>
    </style:style>
    <style:style style:name="T342" style:family="text">
      <style:text-properties/>
    </style:style>
    <style:style style:name="T343" style:family="text">
      <style:text-properties/>
    </style:style>
    <style:style style:name="T344" style:family="text">
      <style:text-properties/>
    </style:style>
    <style:style style:name="T345" style:family="text">
      <style:text-properties/>
    </style:style>
    <style:style style:name="T346" style:family="text">
      <style:text-properties/>
    </style:style>
    <style:style style:name="T347" style:family="text">
      <style:text-properties/>
    </style:style>
    <style:style style:name="T348" style:family="text">
      <style:text-properties/>
    </style:style>
    <style:style style:name="T349" style:family="text">
      <style:text-properties/>
    </style:style>
    <style:style style:name="T350" style:family="text">
      <style:text-properties/>
    </style:style>
    <style:style style:name="T351" style:family="text">
      <style:text-properties/>
    </style:style>
    <style:style style:name="T352" style:family="text">
      <style:text-properties/>
    </style:style>
    <style:style style:name="T353" style:family="text">
      <style:text-properties/>
    </style:style>
    <style:style style:name="T354" style:family="text">
      <style:text-properties/>
    </style:style>
    <style:style style:name="T355" style:family="text">
      <style:text-properties/>
    </style:style>
    <style:style style:name="T356" style:family="text">
      <style:text-properties/>
    </style:style>
    <style:style style:name="T357" style:family="text">
      <style:text-properties/>
    </style:style>
    <style:style style:name="T358" style:family="text">
      <style:text-properties fo:font-weight="bold" style:font-weight-asian="bold"/>
    </style:style>
    <style:style style:name="T359" style:family="text">
      <style:text-properties fo:font-weight="bold" style:font-weight-asian="bold"/>
    </style:style>
    <style:style style:name="T360" style:family="text">
      <style:text-properties/>
    </style:style>
    <style:style style:name="T361" style:family="text">
      <style:text-properties/>
    </style:style>
    <style:style style:name="T362" style:family="text">
      <style:text-properties/>
    </style:style>
    <style:style style:name="T363" style:family="text">
      <style:text-properties/>
    </style:style>
    <style:style style:name="T364" style:family="text">
      <style:text-properties fo:font-weight="bold" style:font-weight-asian="bold"/>
    </style:style>
    <style:style style:name="T365" style:family="text">
      <style:text-properties fo:font-weight="bold" style:font-weight-asian="bold"/>
    </style:style>
    <style:style style:name="T366" style:family="text">
      <style:text-properties/>
    </style:style>
    <style:style style:name="T367" style:family="text">
      <style:text-properties fo:font-weight="bold" style:font-weight-asian="bold"/>
    </style:style>
    <style:style style:name="T368" style:family="text">
      <style:text-properties fo:font-weight="bold" style:font-weight-asian="bold"/>
    </style:style>
    <style:style style:name="T369" style:family="text">
      <style:text-properties/>
    </style:style>
    <style:style style:name="T370" style:family="text">
      <style:text-properties/>
    </style:style>
    <style:style style:name="T371" style:family="text">
      <style:text-properties/>
    </style:style>
    <style:style style:name="T372" style:family="text">
      <style:text-properties/>
    </style:style>
    <style:style style:name="T373" style:family="text">
      <style:text-properties/>
    </style:style>
    <style:style style:name="T374" style:family="text">
      <style:text-properties/>
    </style:style>
    <style:style style:name="T375" style:family="text">
      <style:text-properties/>
    </style:style>
    <style:style style:name="T376" style:family="text">
      <style:text-properties/>
    </style:style>
    <style:style style:name="T377" style:family="text">
      <style:text-properties/>
    </style:style>
    <style:style style:name="T378" style:family="text">
      <style:text-properties/>
    </style:style>
    <style:style style:name="T379" style:family="text">
      <style:text-properties/>
    </style:style>
    <style:style style:name="T380" style:family="text">
      <style:text-properties/>
    </style:style>
    <style:style style:name="T381" style:family="text">
      <style:text-properties/>
    </style:style>
    <style:style style:name="T382" style:family="text">
      <style:text-properties/>
    </style:style>
    <style:style style:name="T383" style:family="text">
      <style:text-properties/>
    </style:style>
    <style:style style:name="T384" style:family="text">
      <style:text-properties/>
    </style:style>
    <style:style style:name="T385" style:family="text">
      <style:text-properties/>
    </style:style>
    <style:style style:name="T386" style:family="text">
      <style:text-properties fo:font-weight="bold" style:font-weight-asian="bold"/>
    </style:style>
    <style:style style:name="T387" style:family="text">
      <style:text-properties fo:font-weight="bold" style:font-weight-asian="bold"/>
    </style:style>
    <style:style style:name="T388" style:family="text">
      <style:text-properties/>
    </style:style>
    <style:style style:name="T389" style:family="text">
      <style:text-properties fo:font-weight="bold" style:font-weight-asian="bold"/>
    </style:style>
    <style:style style:name="T390" style:family="text">
      <style:text-properties fo:font-weight="bold" style:font-weight-asian="bold"/>
    </style:style>
    <style:style style:name="T391" style:family="text">
      <style:text-properties/>
    </style:style>
    <style:style style:name="T392" style:family="text">
      <style:text-properties/>
    </style:style>
    <style:style style:name="T393" style:family="text">
      <style:text-properties fo:font-weight="bold" style:font-weight-asian="bold"/>
    </style:style>
    <style:style style:name="T394" style:family="text">
      <style:text-properties fo:font-weight="bold" style:font-weight-asian="bold"/>
    </style:style>
    <style:style style:name="T395" style:family="text">
      <style:text-properties/>
    </style:style>
    <style:style style:name="T396" style:family="text">
      <style:text-properties/>
    </style:style>
    <style:style style:name="T397" style:family="text">
      <style:text-properties/>
    </style:style>
    <style:style style:name="T398" style:family="text">
      <style:text-properties/>
    </style:style>
    <style:style style:name="T399" style:family="text">
      <style:text-properties/>
    </style:style>
    <style:style style:name="T400" style:family="text">
      <style:text-properties/>
    </style:style>
    <style:style style:name="T401" style:family="text">
      <style:text-properties/>
    </style:style>
    <style:style style:name="T402" style:family="text">
      <style:text-properties fo:font-weight="bold" style:font-weight-asian="bold"/>
    </style:style>
    <style:style style:name="T403" style:family="text">
      <style:text-properties fo:font-weight="bold" style:font-weight-asian="bold"/>
    </style:style>
    <style:style style:name="T404" style:family="text">
      <style:text-properties/>
    </style:style>
    <style:style style:name="T405" style:family="text">
      <style:text-properties/>
    </style:style>
    <style:style style:name="T406" style:family="text">
      <style:text-properties/>
    </style:style>
    <style:style style:name="T407" style:family="text">
      <style:text-properties/>
    </style:style>
    <style:style style:name="T408" style:family="text">
      <style:text-properties/>
    </style:style>
    <style:style style:name="T409" style:family="text">
      <style:text-properties fo:font-weight="bold" style:font-weight-asian="bold"/>
    </style:style>
    <style:style style:name="T410" style:family="text">
      <style:text-properties fo:font-weight="bold" style:font-weight-asian="bold"/>
    </style:style>
    <style:style style:name="T411" style:family="text">
      <style:text-properties/>
    </style:style>
    <style:style style:name="T412" style:family="text">
      <style:text-properties/>
    </style:style>
    <style:style style:name="T413" style:family="text">
      <style:text-properties/>
    </style:style>
    <style:style style:name="T414" style:family="text">
      <style:text-properties/>
    </style:style>
    <style:style style:name="T415" style:family="text">
      <style:text-properties/>
    </style:style>
    <style:style style:name="T416" style:family="text">
      <style:text-properties/>
    </style:style>
    <style:style style:name="T417" style:family="text">
      <style:text-properties/>
    </style:style>
    <style:style style:name="T418" style:family="text">
      <style:text-properties/>
    </style:style>
    <style:style style:name="T419" style:family="text">
      <style:text-properties/>
    </style:style>
    <style:style style:name="T420" style:family="text">
      <style:text-properties/>
    </style:style>
    <style:style style:name="T421" style:family="text">
      <style:text-properties/>
    </style:style>
    <style:style style:name="T422" style:family="text">
      <style:text-properties/>
    </style:style>
    <style:style style:name="T423" style:family="text">
      <style:text-properties/>
    </style:style>
    <style:style style:name="T424" style:family="text">
      <style:text-properties/>
    </style:style>
    <style:style style:name="T425" style:family="text">
      <style:text-properties/>
    </style:style>
    <style:style style:name="T426" style:family="text">
      <style:text-properties/>
    </style:style>
    <style:style style:name="T427" style:family="text">
      <style:text-properties/>
    </style:style>
    <style:style style:name="T428" style:family="text">
      <style:text-properties/>
    </style:style>
    <style:style style:name="T429" style:family="text">
      <style:text-properties/>
    </style:style>
    <style:style style:name="T430" style:family="text">
      <style:text-properties/>
    </style:style>
    <style:style style:name="T431" style:family="text">
      <style:text-properties/>
    </style:style>
    <style:style style:name="T432" style:family="text">
      <style:text-properties/>
    </style:style>
    <style:style style:name="T433" style:family="text">
      <style:text-properties/>
    </style:style>
    <style:style style:name="T434" style:family="text">
      <style:text-properties/>
    </style:style>
    <style:style style:name="T435" style:family="text">
      <style:text-properties/>
    </style:style>
    <style:style style:name="T436" style:family="text">
      <style:text-properties/>
    </style:style>
    <style:style style:name="T437" style:family="text">
      <style:text-properties/>
    </style:style>
    <style:style style:name="T438" style:family="text">
      <style:text-properties/>
    </style:style>
    <style:style style:name="T439" style:family="text">
      <style:text-properties/>
    </style:style>
    <style:style style:name="T440" style:family="text">
      <style:text-properties/>
    </style:style>
    <style:style style:name="T441" style:family="text">
      <style:text-properties/>
    </style:style>
    <style:style style:name="T442" style:family="text">
      <style:text-properties/>
    </style:style>
    <style:style style:name="T443" style:family="text">
      <style:text-properties/>
    </style:style>
    <style:style style:name="T444" style:family="text">
      <style:text-properties/>
    </style:style>
    <style:style style:name="T445" style:family="text">
      <style:text-properties/>
    </style:style>
    <style:style style:name="T446" style:family="text">
      <style:text-properties/>
    </style:style>
    <style:style style:name="T447" style:family="text">
      <style:text-properties/>
    </style:style>
    <style:style style:name="T448" style:family="text">
      <style:text-properties/>
    </style:style>
    <style:style style:name="T449" style:family="text">
      <style:text-properties/>
    </style:style>
    <style:style style:name="T450" style:family="text">
      <style:text-properties/>
    </style:style>
    <style:style style:name="T451" style:family="text">
      <style:text-properties/>
    </style:style>
    <style:style style:name="T452" style:family="text">
      <style:text-properties/>
    </style:style>
    <style:style style:name="T453" style:family="text">
      <style:text-properties/>
    </style:style>
    <style:style style:name="T454" style:family="text">
      <style:text-properties/>
    </style:style>
    <style:style style:name="T455" style:family="text">
      <style:text-properties/>
    </style:style>
    <style:style style:name="T456" style:family="text">
      <style:text-properties/>
    </style:style>
    <style:style style:name="T457" style:family="text">
      <style:text-properties/>
    </style:style>
    <style:style style:name="T458" style:family="text">
      <style:text-properties/>
    </style:style>
    <style:style style:name="T459" style:family="text">
      <style:text-properties/>
    </style:style>
    <style:style style:name="T460" style:family="text">
      <style:text-properties/>
    </style:style>
    <style:style style:name="T461" style:family="text">
      <style:text-properties/>
    </style:style>
    <style:style style:name="T462" style:family="text">
      <style:text-properties/>
    </style:style>
    <style:style style:name="T463" style:family="text">
      <style:text-properties/>
    </style:style>
    <style:style style:name="T464" style:family="text">
      <style:text-properties/>
    </style:style>
    <style:style style:name="T465" style:family="text">
      <style:text-properties/>
    </style:style>
    <style:style style:name="T466" style:family="text">
      <style:text-properties/>
    </style:style>
    <style:style style:name="T467" style:family="text">
      <style:text-properties/>
    </style:style>
    <style:style style:name="T468" style:family="text">
      <style:text-properties/>
    </style:style>
    <style:style style:name="T469" style:family="text">
      <style:text-properties/>
    </style:style>
    <style:style style:name="T470" style:family="text">
      <style:text-properties/>
    </style:style>
    <style:style style:name="T471" style:family="text">
      <style:text-properties/>
    </style:style>
    <style:style style:name="T472" style:family="text">
      <style:text-properties/>
    </style:style>
    <style:style style:name="T473" style:family="text">
      <style:text-properties/>
    </style:style>
    <style:style style:name="T474" style:family="text">
      <style:text-properties/>
    </style:style>
    <style:style style:name="T475" style:family="text">
      <style:text-properties/>
    </style:style>
    <style:style style:name="T476" style:family="text">
      <style:text-properties/>
    </style:style>
    <style:style style:name="T477" style:family="text">
      <style:text-properties fo:font-weight="bold" style:font-weight-asian="bold"/>
    </style:style>
    <style:style style:name="T478" style:family="text">
      <style:text-properties fo:font-weight="bold" style:font-weight-asian="bold"/>
    </style:style>
    <style:style style:name="T479" style:family="text">
      <style:text-properties/>
    </style:style>
    <style:style style:name="T480" style:family="text">
      <style:text-properties/>
    </style:style>
    <style:style style:name="T481" style:family="text">
      <style:text-properties/>
    </style:style>
    <style:style style:name="T482" style:family="text">
      <style:text-properties/>
    </style:style>
    <style:style style:name="T483" style:family="text">
      <style:text-properties/>
    </style:style>
    <style:style style:name="T484" style:family="text">
      <style:text-properties/>
    </style:style>
    <style:style style:name="T485" style:family="text">
      <style:text-properties/>
    </style:style>
    <style:style style:name="T486" style:family="text">
      <style:text-properties/>
    </style:style>
    <style:style style:name="T487" style:family="text">
      <style:text-properties/>
    </style:style>
    <style:style style:name="T488" style:family="text">
      <style:text-properties/>
    </style:style>
    <style:style style:name="T489" style:family="text">
      <style:text-properties/>
    </style:style>
    <style:style style:name="T490" style:family="text">
      <style:text-properties/>
    </style:style>
    <style:style style:name="T491" style:family="text">
      <style:text-properties/>
    </style:style>
    <style:style style:name="T492" style:family="text">
      <style:text-properties/>
    </style:style>
    <style:style style:name="T493" style:family="text">
      <style:text-properties/>
    </style:style>
    <style:style style:name="T494" style:family="text">
      <style:text-properties/>
    </style:style>
    <style:style style:name="T495" style:family="text">
      <style:text-properties/>
    </style:style>
    <style:style style:name="T496" style:family="text">
      <style:text-properties/>
    </style:style>
    <style:style style:name="T497" style:family="text">
      <style:text-properties/>
    </style:style>
    <style:style style:name="T498" style:family="text">
      <style:text-properties/>
    </style:style>
    <style:style style:name="T499" style:family="text">
      <style:text-properties/>
    </style:style>
    <style:style style:name="T500" style:family="text">
      <style:text-properties/>
    </style:style>
    <style:style style:name="T501" style:family="text">
      <style:text-properties/>
    </style:style>
    <style:style style:name="T502" style:family="text">
      <style:text-properties/>
    </style:style>
    <style:style style:name="T503" style:family="text">
      <style:text-properties/>
    </style:style>
    <style:style style:name="T504" style:family="text">
      <style:text-properties/>
    </style:style>
    <style:style style:name="T505" style:family="text">
      <style:text-properties/>
    </style:style>
    <style:style style:name="T506" style:family="text">
      <style:text-properties/>
    </style:style>
    <style:style style:name="T507" style:family="text">
      <style:text-properties/>
    </style:style>
    <style:style style:name="T508" style:family="text">
      <style:text-properties/>
    </style:style>
    <style:style style:name="T509" style:family="text">
      <style:text-properties/>
    </style:style>
    <style:style style:name="T510" style:family="text">
      <style:text-properties/>
    </style:style>
    <style:style style:name="T511" style:family="text">
      <style:text-properties/>
    </style:style>
    <style:style style:name="T512" style:family="text">
      <style:text-properties/>
    </style:style>
    <style:style style:name="T513" style:family="text">
      <style:text-properties/>
    </style:style>
    <style:style style:name="T514" style:family="text">
      <style:text-properties/>
    </style:style>
    <style:style style:name="T515" style:family="text">
      <style:text-properties/>
    </style:style>
    <style:style style:name="T516" style:family="text">
      <style:text-properties/>
    </style:style>
    <style:style style:name="T517" style:family="text">
      <style:text-properties/>
    </style:style>
    <style:style style:name="T518" style:family="text">
      <style:text-properties/>
    </style:style>
    <style:style style:name="T519" style:family="text">
      <style:text-properties/>
    </style:style>
    <style:style style:name="T520" style:family="text">
      <style:text-properties/>
    </style:style>
    <style:style style:name="T521" style:family="text">
      <style:text-properties/>
    </style:style>
    <style:style style:name="T522" style:family="text">
      <style:text-properties/>
    </style:style>
    <style:style style:name="T523" style:family="text">
      <style:text-properties/>
    </style:style>
    <style:style style:name="T524" style:family="text">
      <style:text-properties/>
    </style:style>
    <style:style style:name="T525" style:family="text">
      <style:text-properties/>
    </style:style>
    <style:style style:name="T526" style:family="text">
      <style:text-properties/>
    </style:style>
    <style:style style:name="T527" style:family="text">
      <style:text-properties/>
    </style:style>
    <style:style style:name="T528" style:family="text">
      <style:text-properties/>
    </style:style>
    <style:style style:name="T529" style:family="text">
      <style:text-properties/>
    </style:style>
    <style:style style:name="T530" style:family="text">
      <style:text-properties/>
    </style:style>
    <style:style style:name="T531" style:family="text">
      <style:text-properties/>
    </style:style>
    <style:style style:name="T532" style:family="text">
      <style:text-properties/>
    </style:style>
    <style:style style:name="T533" style:family="text">
      <style:text-properties/>
    </style:style>
    <style:style style:name="T534" style:family="text">
      <style:text-properties/>
    </style:style>
    <style:style style:name="T535" style:family="text">
      <style:text-properties/>
    </style:style>
    <style:style style:name="T536" style:family="text">
      <style:text-properties/>
    </style:style>
    <style:style style:name="T537" style:family="text">
      <style:text-properties/>
    </style:style>
    <style:style style:name="T538" style:family="text">
      <style:text-properties/>
    </style:style>
    <style:style style:name="T539" style:family="text">
      <style:text-properties/>
    </style:style>
    <style:style style:name="T540" style:family="text">
      <style:text-properties/>
    </style:style>
    <style:style style:name="T541" style:family="text">
      <style:text-properties/>
    </style:style>
    <style:style style:name="T542" style:family="text">
      <style:text-properties/>
    </style:style>
    <style:style style:name="T543" style:family="text">
      <style:text-properties/>
    </style:style>
    <style:style style:name="T544" style:family="text">
      <style:text-properties/>
    </style:style>
    <style:style style:name="T545" style:family="text">
      <style:text-properties/>
    </style:style>
    <style:style style:name="T546" style:family="text">
      <style:text-properties/>
    </style:style>
    <style:style style:name="T547" style:family="text">
      <style:text-properties/>
    </style:style>
    <style:style style:name="T548" style:family="text">
      <style:text-properties/>
    </style:style>
    <style:style style:name="T549" style:family="text">
      <style:text-properties/>
    </style:style>
    <style:style style:name="T550" style:family="text">
      <style:text-properties/>
    </style:style>
    <style:style style:name="T551" style:family="text">
      <style:text-properties/>
    </style:style>
    <style:style style:name="T552" style:family="text">
      <style:text-properties/>
    </style:style>
    <style:style style:name="T553" style:family="text">
      <style:text-properties/>
    </style:style>
    <style:style style:name="T554" style:family="text">
      <style:text-properties/>
    </style:style>
    <style:style style:name="T555" style:family="text">
      <style:text-properties/>
    </style:style>
    <style:style style:name="T556" style:family="text">
      <style:text-properties/>
    </style:style>
    <style:style style:name="T557" style:family="text">
      <style:text-properties/>
    </style:style>
    <style:style style:name="T558" style:family="text">
      <style:text-properties/>
    </style:style>
    <style:style style:name="T559" style:family="text">
      <style:text-properties fo:font-weight="bold" style:font-weight-asian="bold"/>
    </style:style>
    <style:style style:name="T560" style:family="text">
      <style:text-properties fo:font-weight="bold" style:font-weight-asian="bold"/>
    </style:style>
    <style:style style:name="T561" style:family="text">
      <style:text-properties/>
    </style:style>
    <style:style style:name="T562" style:family="text">
      <style:text-properties fo:font-weight="bold" style:font-weight-asian="bold"/>
    </style:style>
    <style:style style:name="T563" style:family="text">
      <style:text-properties fo:font-weight="bold" style:font-weight-asian="bold"/>
    </style:style>
    <style:style style:name="T564" style:family="text">
      <style:text-properties/>
    </style:style>
    <style:style style:name="T565" style:family="text">
      <style:text-properties fo:font-weight="bold" style:font-weight-asian="bold"/>
    </style:style>
    <style:style style:name="T566" style:family="text">
      <style:text-properties fo:font-weight="bold" style:font-weight-asian="bold"/>
    </style:style>
    <style:style style:name="T567" style:family="text">
      <style:text-properties/>
    </style:style>
    <style:style style:name="T568" style:family="text">
      <style:text-properties fo:font-weight="bold" style:font-weight-asian="bold"/>
    </style:style>
    <style:style style:name="T569" style:family="text">
      <style:text-properties fo:font-weight="bold" style:font-weight-asian="bold"/>
    </style:style>
    <style:style style:name="T570" style:family="text">
      <style:text-properties/>
    </style:style>
    <style:style style:name="T571" style:family="text">
      <style:text-properties fo:font-weight="bold" style:font-weight-asian="bold"/>
    </style:style>
    <style:style style:name="T572" style:family="text">
      <style:text-properties fo:font-weight="bold" style:font-weight-asian="bold"/>
    </style:style>
    <style:style style:name="T573" style:family="text">
      <style:text-properties/>
    </style:style>
    <style:style style:name="T574" style:family="text">
      <style:text-properties/>
    </style:style>
    <style:style style:name="T575" style:family="text">
      <style:text-properties fo:font-weight="bold" style:font-weight-asian="bold"/>
    </style:style>
    <style:style style:name="T576" style:family="text">
      <style:text-properties fo:font-weight="bold" style:font-weight-asian="bold"/>
    </style:style>
    <style:style style:name="T577" style:family="text">
      <style:text-properties/>
    </style:style>
    <style:style style:name="T578" style:family="text">
      <style:text-properties fo:font-weight="bold" style:font-weight-asian="bold"/>
    </style:style>
    <style:style style:name="T579" style:family="text">
      <style:text-properties fo:font-weight="bold" style:font-weight-asian="bold"/>
    </style:style>
    <style:style style:name="T580" style:family="text">
      <style:text-properties/>
    </style:style>
    <style:style style:name="T581" style:family="text">
      <style:text-properties fo:font-weight="bold" style:font-weight-asian="bold"/>
    </style:style>
    <style:style style:name="T582" style:family="text">
      <style:text-properties fo:font-weight="bold" style:font-weight-asian="bold"/>
    </style:style>
    <style:style style:name="T583" style:family="text">
      <style:text-properties/>
    </style:style>
    <style:style style:name="T584" style:family="text">
      <style:text-properties/>
    </style:style>
    <style:style style:name="T585" style:family="text">
      <style:text-properties/>
    </style:style>
    <style:style style:name="T586" style:family="text">
      <style:text-properties/>
    </style:style>
    <style:style style:name="T587" style:family="text">
      <style:text-properties/>
    </style:style>
    <style:style style:name="T588" style:family="text">
      <style:text-properties/>
    </style:style>
    <style:style style:name="T589" style:family="text">
      <style:text-properties/>
    </style:style>
    <style:style style:name="T590" style:family="text">
      <style:text-properties/>
    </style:style>
    <style:style style:name="T591" style:family="text">
      <style:text-properties/>
    </style:style>
    <style:style style:name="T592" style:family="text">
      <style:text-properties/>
    </style:style>
    <style:style style:name="T593" style:family="text">
      <style:text-properties/>
    </style:style>
    <style:style style:name="T594" style:family="text">
      <style:text-properties/>
    </style:style>
    <style:style style:name="T595" style:family="text">
      <style:text-properties/>
    </style:style>
    <style:style style:name="T596" style:family="text">
      <style:text-properties/>
    </style:style>
    <style:style style:name="T597" style:family="text">
      <style:text-properties/>
    </style:style>
    <style:style style:name="T598" style:family="text">
      <style:text-properties/>
    </style:style>
    <style:style style:name="T599" style:family="text">
      <style:text-properties/>
    </style:style>
    <style:style style:name="T600" style:family="text">
      <style:text-properties/>
    </style:style>
    <style:style style:name="T601" style:family="text">
      <style:text-properties/>
    </style:style>
    <style:style style:name="T602" style:family="text">
      <style:text-properties/>
    </style:style>
    <style:style style:name="T603" style:family="text">
      <style:text-properties/>
    </style:style>
    <style:style style:name="T604" style:family="text">
      <style:text-properties/>
    </style:style>
    <style:style style:name="T605" style:family="text">
      <style:text-properties/>
    </style:style>
    <style:style style:name="T606" style:family="text">
      <style:text-properties/>
    </style:style>
    <style:style style:name="T607" style:family="text">
      <style:text-properties/>
    </style:style>
    <style:style style:name="T608" style:family="text">
      <style:text-properties/>
    </style:style>
    <style:style style:name="T609" style:family="text">
      <style:text-properties/>
    </style:style>
    <style:style style:name="T610" style:family="text">
      <style:text-properties/>
    </style:style>
    <style:style style:name="T611" style:family="text">
      <style:text-properties/>
    </style:style>
    <style:style style:name="T612" style:family="text">
      <style:text-properties/>
    </style:style>
    <style:style style:name="T613" style:family="text">
      <style:text-properties/>
    </style:style>
    <style:style style:name="T614" style:family="text">
      <style:text-properties fo:font-weight="bold" style:font-weight-asian="bold"/>
    </style:style>
    <style:style style:name="T615" style:family="text">
      <style:text-properties fo:font-weight="bold" style:font-weight-asian="bold"/>
    </style:style>
    <style:style style:name="T616" style:family="text">
      <style:text-properties/>
    </style:style>
    <style:style style:name="T617" style:family="text">
      <style:text-properties/>
    </style:style>
    <style:style style:name="T618" style:family="text">
      <style:text-properties/>
    </style:style>
    <style:style style:name="T619" style:family="text">
      <style:text-properties/>
    </style:style>
    <style:style style:name="T620" style:family="text">
      <style:text-properties/>
    </style:style>
    <style:style style:name="T621" style:family="text">
      <style:text-properties/>
    </style:style>
    <style:style style:name="T622" style:family="text">
      <style:text-properties/>
    </style:style>
    <style:style style:name="T623" style:family="text">
      <style:text-properties/>
    </style:style>
    <style:style style:name="T624" style:family="text">
      <style:text-properties fo:font-weight="bold" style:font-weight-asian="bold"/>
    </style:style>
    <style:style style:name="T625" style:family="text">
      <style:text-properties fo:font-weight="bold" style:font-weight-asian="bold"/>
    </style:style>
    <style:style style:name="T626" style:family="text">
      <style:text-properties/>
    </style:style>
    <style:style style:name="T627" style:family="text">
      <style:text-properties/>
    </style:style>
    <style:style style:name="T628" style:family="text">
      <style:text-properties/>
    </style:style>
    <style:style style:name="T629" style:family="text">
      <style:text-properties/>
    </style:style>
    <style:style style:name="T630" style:family="text">
      <style:text-properties/>
    </style:style>
    <style:style style:name="T631" style:family="text">
      <style:text-properties/>
    </style:style>
    <style:style style:name="T632" style:family="text">
      <style:text-properties/>
    </style:style>
    <style:style style:name="T633" style:family="text">
      <style:text-properties fo:font-weight="bold" style:font-weight-asian="bold"/>
    </style:style>
    <style:style style:name="T634" style:family="text">
      <style:text-properties fo:font-weight="bold" style:font-weight-asian="bold"/>
    </style:style>
    <style:style style:name="T635" style:family="text">
      <style:text-properties/>
    </style:style>
    <style:style style:name="T636" style:family="text">
      <style:text-properties/>
    </style:style>
    <style:style style:name="T637" style:family="text">
      <style:text-properties/>
    </style:style>
    <style:style style:name="T638" style:family="text">
      <style:text-properties/>
    </style:style>
    <style:style style:name="T639" style:family="text">
      <style:text-properties/>
    </style:style>
    <style:style style:name="T640" style:family="text">
      <style:text-properties/>
    </style:style>
    <style:style style:name="T641" style:family="text">
      <style:text-properties/>
    </style:style>
    <style:style style:name="T642" style:family="text">
      <style:text-properties/>
    </style:style>
    <style:style style:name="T643" style:family="text">
      <style:text-properties/>
    </style:style>
    <style:style style:name="T644" style:family="text">
      <style:text-properties/>
    </style:style>
    <style:style style:name="T645" style:family="text">
      <style:text-properties/>
    </style:style>
    <style:style style:name="T646" style:family="text">
      <style:text-properties/>
    </style:style>
    <style:style style:name="T647" style:family="text">
      <style:text-properties/>
    </style:style>
    <style:style style:name="T648" style:family="text">
      <style:text-properties/>
    </style:style>
    <style:style style:name="T649" style:family="text">
      <style:text-properties/>
    </style:style>
    <style:style style:name="T650" style:family="text">
      <style:text-properties/>
    </style:style>
    <style:style style:name="T651" style:family="text">
      <style:text-properties/>
    </style:style>
    <style:style style:name="T652" style:family="text">
      <style:text-properties/>
    </style:style>
    <style:style style:name="T653" style:family="text">
      <style:text-properties/>
    </style:style>
    <style:style style:name="T654" style:family="text">
      <style:text-properties/>
    </style:style>
    <style:style style:name="T655" style:family="text">
      <style:text-properties/>
    </style:style>
    <style:style style:name="T656" style:family="text">
      <style:text-properties/>
    </style:style>
    <style:style style:name="T657" style:family="text">
      <style:text-properties/>
    </style:style>
    <style:style style:name="T658" style:family="text">
      <style:text-properties/>
    </style:style>
    <style:style style:name="T659" style:family="text">
      <style:text-properties/>
    </style:style>
    <style:style style:name="T660" style:family="text">
      <style:text-properties/>
    </style:style>
    <style:style style:name="T661" style:family="text">
      <style:text-properties fo:font-weight="bold" style:font-weight-asian="bold"/>
    </style:style>
    <style:style style:name="T662" style:family="text">
      <style:text-properties fo:font-weight="bold" style:font-weight-asian="bold"/>
    </style:style>
    <style:style style:name="T663" style:family="text">
      <style:text-properties/>
    </style:style>
    <style:style style:name="T664" style:family="text">
      <style:text-properties/>
    </style:style>
    <style:style style:name="T665" style:family="text">
      <style:text-properties/>
    </style:style>
    <style:style style:name="T666" style:family="text">
      <style:text-properties/>
    </style:style>
    <style:style style:name="T667" style:family="text">
      <style:text-properties/>
    </style:style>
    <style:style style:name="T668" style:family="text">
      <style:text-properties/>
    </style:style>
    <style:style style:name="T669" style:family="text">
      <style:text-properties/>
    </style:style>
    <style:style style:name="T670" style:family="text">
      <style:text-properties/>
    </style:style>
    <style:style style:name="T671" style:family="text">
      <style:text-properties fo:font-weight="bold" style:font-weight-asian="bold"/>
    </style:style>
    <style:style style:name="T672" style:family="text">
      <style:text-properties fo:font-weight="bold" style:font-weight-asian="bold"/>
    </style:style>
    <style:style style:name="T673" style:family="text">
      <style:text-properties/>
    </style:style>
    <style:style style:name="T674" style:family="text">
      <style:text-properties/>
    </style:style>
    <style:style style:name="T675" style:family="text">
      <style:text-properties/>
    </style:style>
    <style:style style:name="T676" style:family="text">
      <style:text-properties/>
    </style:style>
    <style:style style:name="T677" style:family="text">
      <style:text-properties/>
    </style:style>
    <style:style style:name="T678" style:family="text">
      <style:text-properties/>
    </style:style>
    <style:style style:name="T679" style:family="text">
      <style:text-properties/>
    </style:style>
    <style:style style:name="T680" style:family="text">
      <style:text-properties/>
    </style:style>
    <style:style style:name="T681" style:family="text">
      <style:text-properties/>
    </style:style>
    <style:style style:name="T682" style:family="text">
      <style:text-properties/>
    </style:style>
    <style:style style:name="T683" style:family="text">
      <style:text-properties/>
    </style:style>
    <style:style style:name="T684" style:family="text">
      <style:text-properties/>
    </style:style>
    <style:style style:name="T685" style:family="text">
      <style:text-properties/>
    </style:style>
    <style:style style:name="T686" style:family="text">
      <style:text-properties/>
    </style:style>
    <style:style style:name="T687" style:family="text">
      <style:text-properties/>
    </style:style>
    <style:style style:name="T688" style:family="text">
      <style:text-properties/>
    </style:style>
    <style:style style:name="T689" style:family="text">
      <style:text-properties/>
    </style:style>
    <style:style style:name="T690" style:family="text">
      <style:text-properties/>
    </style:style>
    <style:style style:name="T691" style:family="text">
      <style:text-properties/>
    </style:style>
    <style:style style:name="T692" style:family="text">
      <style:text-properties/>
    </style:style>
    <style:style style:name="T693" style:family="text">
      <style:text-properties/>
    </style:style>
    <style:style style:name="T694" style:family="text">
      <style:text-properties/>
    </style:style>
    <style:style style:name="T695" style:family="text">
      <style:text-properties/>
    </style:style>
    <style:style style:name="T696" style:family="text">
      <style:text-properties/>
    </style:style>
    <style:style style:name="T697" style:family="text">
      <style:text-properties/>
    </style:style>
    <style:style style:name="T698" style:family="text">
      <style:text-properties/>
    </style:style>
    <style:style style:name="T699" style:family="text">
      <style:text-properties/>
    </style:style>
    <style:style style:name="T700" style:family="text">
      <style:text-properties/>
    </style:style>
    <style:style style:name="T701" style:family="text">
      <style:text-properties/>
    </style:style>
    <style:style style:name="T702" style:family="text">
      <style:text-properties/>
    </style:style>
    <style:style style:name="T703" style:family="text">
      <style:text-properties/>
    </style:style>
    <style:style style:name="T704" style:family="text">
      <style:text-properties/>
    </style:style>
    <style:style style:name="T705" style:family="text">
      <style:text-properties/>
    </style:style>
    <style:style style:name="T706" style:family="text">
      <style:text-properties/>
    </style:style>
    <style:style style:name="T707" style:family="text">
      <style:text-properties/>
    </style:style>
    <style:style style:name="T708" style:family="text">
      <style:text-properties/>
    </style:style>
    <style:style style:name="T709" style:family="text">
      <style:text-properties/>
    </style:style>
    <style:style style:name="T710" style:family="text">
      <style:text-properties/>
    </style:style>
    <style:style style:name="T711" style:family="text">
      <style:text-properties/>
    </style:style>
    <style:style style:name="T712" style:family="text">
      <style:text-properties/>
    </style:style>
    <style:style style:name="T713" style:family="text">
      <style:text-properties/>
    </style:style>
    <style:style style:name="T714" style:family="text">
      <style:text-properties/>
    </style:style>
    <style:style style:name="T715" style:family="text">
      <style:text-properties/>
    </style:style>
    <style:style style:name="T716" style:family="text">
      <style:text-properties/>
    </style:style>
    <style:style style:name="T717" style:family="text">
      <style:text-properties/>
    </style:style>
    <style:style style:name="T718" style:family="text">
      <style:text-properties/>
    </style:style>
    <style:style style:name="T719" style:family="text">
      <style:text-properties/>
    </style:style>
    <style:style style:name="T720" style:family="text">
      <style:text-properties/>
    </style:style>
    <style:style style:name="T721" style:family="text">
      <style:text-properties/>
    </style:style>
    <style:style style:name="T722" style:family="text">
      <style:text-properties/>
    </style:style>
    <style:style style:name="T723" style:family="text">
      <style:text-properties/>
    </style:style>
    <style:style style:name="T724" style:family="text">
      <style:text-properties/>
    </style:style>
    <style:style style:name="T725" style:family="text">
      <style:text-properties/>
    </style:style>
    <style:style style:name="T726" style:family="text">
      <style:text-properties/>
    </style:style>
    <style:style style:name="T727" style:family="text">
      <style:text-properties/>
    </style:style>
    <style:style style:name="T728" style:family="text">
      <style:text-properties/>
    </style:style>
    <style:style style:name="T729" style:family="text">
      <style:text-properties/>
    </style:style>
    <style:style style:name="T730" style:family="text">
      <style:text-properties/>
    </style:style>
    <style:style style:name="T731" style:family="text">
      <style:text-properties/>
    </style:style>
    <style:style style:name="T732" style:family="text">
      <style:text-properties/>
    </style:style>
    <style:style style:name="T733" style:family="text">
      <style:text-properties/>
    </style:style>
    <style:style style:name="T734" style:family="text">
      <style:text-properties/>
    </style:style>
    <style:style style:name="T735" style:family="text">
      <style:text-properties/>
    </style:style>
    <style:style style:name="T736" style:family="text">
      <style:text-properties/>
    </style:style>
    <style:style style:name="T737" style:family="text">
      <style:text-properties/>
    </style:style>
    <style:style style:name="T738" style:family="text">
      <style:text-properties/>
    </style:style>
    <style:style style:name="T739" style:family="text">
      <style:text-properties/>
    </style:style>
    <style:style style:name="T740" style:family="text">
      <style:text-properties/>
    </style:style>
    <style:style style:name="T741" style:family="text">
      <style:text-properties/>
    </style:style>
    <style:style style:name="T742" style:family="text">
      <style:text-properties/>
    </style:style>
    <style:style style:name="T743" style:family="text">
      <style:text-properties/>
    </style:style>
    <style:style style:name="T744" style:family="text">
      <style:text-properties/>
    </style:style>
    <style:style style:name="T745" style:family="text">
      <style:text-properties/>
    </style:style>
    <style:style style:name="T746" style:family="text">
      <style:text-properties/>
    </style:style>
    <style:style style:name="T747" style:family="text">
      <style:text-properties/>
    </style:style>
    <style:style style:name="T748" style:family="text">
      <style:text-properties/>
    </style:style>
    <style:style style:name="T749" style:family="text">
      <style:text-properties/>
    </style:style>
    <style:style style:name="T750" style:family="text">
      <style:text-properties/>
    </style:style>
    <style:style style:name="T751" style:family="text">
      <style:text-properties/>
    </style:style>
    <style:style style:name="T752" style:family="text">
      <style:text-properties/>
    </style:style>
    <style:style style:name="T753" style:family="text">
      <style:text-properties/>
    </style:style>
    <style:style style:name="T754" style:family="text">
      <style:text-properties/>
    </style:style>
    <style:style style:name="T755" style:family="text">
      <style:text-properties/>
    </style:style>
    <style:style style:name="T756" style:family="text">
      <style:text-properties/>
    </style:style>
    <style:style style:name="T757" style:family="text">
      <style:text-properties/>
    </style:style>
    <style:style style:name="T758" style:family="text">
      <style:text-properties/>
    </style:style>
    <style:style style:name="T759" style:family="text">
      <style:text-properties/>
    </style:style>
    <style:style style:name="T760" style:family="text">
      <style:text-properties/>
    </style:style>
    <style:style style:name="T761" style:family="text">
      <style:text-properties/>
    </style:style>
    <style:style style:name="T762" style:family="text">
      <style:text-properties/>
    </style:style>
    <style:style style:name="T763" style:family="text">
      <style:text-properties/>
    </style:style>
    <style:style style:name="T764" style:family="text">
      <style:text-properties/>
    </style:style>
    <style:style style:name="T765" style:family="text">
      <style:text-properties/>
    </style:style>
    <style:style style:name="T766" style:family="text">
      <style:text-properties/>
    </style:style>
    <style:style style:name="T767" style:family="text">
      <style:text-properties/>
    </style:style>
    <style:style style:name="T768" style:family="text">
      <style:text-properties/>
    </style:style>
    <style:style style:name="T769" style:family="text">
      <style:text-properties/>
    </style:style>
    <style:style style:name="T770" style:family="text">
      <style:text-properties/>
    </style:style>
    <style:style style:name="T771" style:family="text">
      <style:text-properties/>
    </style:style>
    <style:style style:name="T772" style:family="text">
      <style:text-properties/>
    </style:style>
    <style:style style:name="T773" style:family="text">
      <style:text-properties/>
    </style:style>
    <style:style style:name="T774" style:family="text">
      <style:text-properties/>
    </style:style>
    <style:style style:name="T775" style:family="text">
      <style:text-properties/>
    </style:style>
    <style:style style:name="T776" style:family="text">
      <style:text-properties/>
    </style:style>
    <style:style style:name="T777" style:family="text">
      <style:text-properties/>
    </style:style>
    <style:style style:name="T778" style:family="text">
      <style:text-properties/>
    </style:style>
    <style:style style:name="T779" style:family="text">
      <style:text-properties/>
    </style:style>
    <style:style style:name="T780" style:family="text">
      <style:text-properties/>
    </style:style>
    <style:style style:name="T781" style:family="text">
      <style:text-properties/>
    </style:style>
    <style:style style:name="T782" style:family="text">
      <style:text-properties/>
    </style:style>
    <style:style style:name="T783" style:family="text">
      <style:text-properties/>
    </style:style>
    <style:style style:name="T784" style:family="text">
      <style:text-properties/>
    </style:style>
    <style:style style:name="T785" style:family="text">
      <style:text-properties/>
    </style:style>
    <style:style style:name="T786" style:family="text">
      <style:text-properties/>
    </style:style>
    <style:style style:name="T787" style:family="text">
      <style:text-properties/>
    </style:style>
    <style:style style:name="T788" style:family="text">
      <style:text-properties/>
    </style:style>
    <style:style style:name="T789" style:family="text">
      <style:text-properties/>
    </style:style>
    <style:style style:name="T790" style:family="text">
      <style:text-properties/>
    </style:style>
    <style:style style:name="T791" style:family="text">
      <style:text-properties/>
    </style:style>
    <style:style style:name="T792" style:family="text">
      <style:text-properties/>
    </style:style>
    <style:style style:name="T793" style:family="text">
      <style:text-properties/>
    </style:style>
    <style:style style:name="T794" style:family="text">
      <style:text-properties/>
    </style:style>
    <style:style style:name="T795" style:family="text">
      <style:text-properties/>
    </style:style>
    <style:style style:name="T796" style:family="text">
      <style:text-properties/>
    </style:style>
    <style:style style:name="T797" style:family="text">
      <style:text-properties/>
    </style:style>
    <style:style style:name="T798" style:family="text">
      <style:text-properties/>
    </style:style>
    <style:style style:name="T799" style:family="text">
      <style:text-properties/>
    </style:style>
    <style:style style:name="T800" style:family="text">
      <style:text-properties/>
    </style:style>
    <style:style style:name="T801" style:family="text">
      <style:text-properties/>
    </style:style>
    <style:style style:name="T802" style:family="text">
      <style:text-properties/>
    </style:style>
    <style:style style:name="T803" style:family="text">
      <style:text-properties/>
    </style:style>
    <style:style style:name="T804" style:family="text">
      <style:text-properties/>
    </style:style>
    <style:style style:name="T805" style:family="text">
      <style:text-properties/>
    </style:style>
    <style:style style:name="T806" style:family="text">
      <style:text-properties/>
    </style:style>
    <style:style style:name="T807" style:family="text">
      <style:text-properties/>
    </style:style>
    <style:style style:name="T808" style:family="text">
      <style:text-properties/>
    </style:style>
    <style:style style:name="T809" style:family="text">
      <style:text-properties/>
    </style:style>
    <style:style style:name="T810" style:family="text">
      <style:text-properties/>
    </style:style>
    <style:style style:name="T811" style:family="text">
      <style:text-properties/>
    </style:style>
    <style:style style:name="T812" style:family="text">
      <style:text-properties/>
    </style:style>
    <style:style style:name="T813" style:family="text">
      <style:text-properties/>
    </style:style>
    <style:style style:name="T814" style:family="text">
      <style:text-properties/>
    </style:style>
    <style:style style:name="T815" style:family="text">
      <style:text-properties/>
    </style:style>
    <style:style style:name="T816" style:family="text">
      <style:text-properties/>
    </style:style>
    <style:style style:name="T817" style:family="text">
      <style:text-properties/>
    </style:style>
    <style:style style:name="T818" style:family="text">
      <style:text-properties/>
    </style:style>
    <style:style style:name="T819" style:family="text">
      <style:text-properties/>
    </style:style>
    <style:style style:name="T820" style:family="text">
      <style:text-properties/>
    </style:style>
    <style:style style:name="T821" style:family="text">
      <style:text-properties/>
    </style:style>
    <style:style style:name="T822" style:family="text">
      <style:text-properties/>
    </style:style>
    <style:style style:name="T823" style:family="text">
      <style:text-properties/>
    </style:style>
    <style:style style:name="T824" style:family="text">
      <style:text-properties/>
    </style:style>
    <style:style style:name="T825" style:family="text">
      <style:text-properties/>
    </style:style>
    <style:style style:name="T826" style:family="text">
      <style:text-properties/>
    </style:style>
    <style:style style:name="T827" style:family="text">
      <style:text-properties/>
    </style:style>
    <style:style style:name="T828" style:family="text">
      <style:text-properties/>
    </style:style>
    <style:style style:name="T829" style:family="text">
      <style:text-properties/>
    </style:style>
    <style:style style:name="T830" style:family="text">
      <style:text-properties/>
    </style:style>
    <style:style style:name="T831" style:family="text">
      <style:text-properties/>
    </style:style>
    <style:style style:name="T832" style:family="text">
      <style:text-properties/>
    </style:style>
    <style:style style:name="T833" style:family="text">
      <style:text-properties/>
    </style:style>
    <style:style style:name="T834" style:family="text">
      <style:text-properties/>
    </style:style>
    <style:style style:name="T835" style:family="text">
      <style:text-properties/>
    </style:style>
    <style:style style:name="T836" style:family="text">
      <style:text-properties/>
    </style:style>
    <style:style style:name="T837" style:family="text">
      <style:text-properties/>
    </style:style>
    <style:style style:name="T838" style:family="text">
      <style:text-properties/>
    </style:style>
    <style:style style:name="T839" style:family="text">
      <style:text-properties/>
    </style:style>
    <style:style style:name="T840" style:family="text">
      <style:text-properties/>
    </style:style>
    <style:style style:name="T841" style:family="text">
      <style:text-properties/>
    </style:style>
    <style:style style:name="T842" style:family="text">
      <style:text-properties/>
    </style:style>
    <style:style style:name="T843" style:family="text">
      <style:text-properties/>
    </style:style>
    <style:style style:name="T844" style:family="text">
      <style:text-properties/>
    </style:style>
    <style:style style:name="T845" style:family="text">
      <style:text-properties/>
    </style:style>
    <style:style style:name="T846" style:family="text">
      <style:text-properties/>
    </style:style>
    <style:style style:name="T847" style:family="text">
      <style:text-properties/>
    </style:style>
    <style:style style:name="T848" style:family="text">
      <style:text-properties/>
    </style:style>
    <style:style style:name="T849" style:family="text">
      <style:text-properties/>
    </style:style>
    <style:style style:name="T850" style:family="text">
      <style:text-properties/>
    </style:style>
    <style:style style:name="T851" style:family="text">
      <style:text-properties/>
    </style:style>
    <style:style style:name="T852" style:family="text">
      <style:text-properties/>
    </style:style>
    <style:style style:name="T853" style:family="text">
      <style:text-properties/>
    </style:style>
    <style:style style:name="T854" style:family="text">
      <style:text-properties/>
    </style:style>
    <style:style style:name="T855" style:family="text">
      <style:text-properties/>
    </style:style>
    <style:style style:name="T856" style:family="text">
      <style:text-properties/>
    </style:style>
    <style:style style:name="T857" style:family="text">
      <style:text-properties/>
    </style:style>
    <style:style style:name="T858" style:family="text">
      <style:text-properties/>
    </style:style>
    <style:style style:name="T859" style:family="text">
      <style:text-properties/>
    </style:style>
    <style:style style:name="T860" style:family="text">
      <style:text-properties/>
    </style:style>
    <style:style style:name="T861" style:family="text">
      <style:text-properties/>
    </style:style>
    <style:style style:name="T862" style:family="text">
      <style:text-properties/>
    </style:style>
    <style:style style:name="T863" style:family="text">
      <style:text-properties/>
    </style:style>
    <style:style style:name="T864" style:family="text">
      <style:text-properties/>
    </style:style>
    <style:style style:name="T865" style:family="text">
      <style:text-properties/>
    </style:style>
    <style:style style:name="T866" style:family="text">
      <style:text-properties/>
    </style:style>
    <style:style style:name="T867" style:family="text">
      <style:text-properties/>
    </style:style>
    <style:style style:name="T868" style:family="text">
      <style:text-properties/>
    </style:style>
    <style:style style:name="T869" style:family="text">
      <style:text-properties/>
    </style:style>
    <style:style style:name="T870" style:family="text">
      <style:text-properties/>
    </style:style>
    <style:style style:name="T871" style:family="text">
      <style:text-properties/>
    </style:style>
    <style:style style:name="T872" style:family="text">
      <style:text-properties/>
    </style:style>
    <style:style style:name="T873" style:family="text">
      <style:text-properties/>
    </style:style>
    <style:style style:name="T874" style:family="text">
      <style:text-properties/>
    </style:style>
    <style:style style:name="T875" style:family="text">
      <style:text-properties/>
    </style:style>
    <style:style style:name="T876" style:family="text">
      <style:text-properties/>
    </style:style>
    <style:style style:name="T877" style:family="text">
      <style:text-properties/>
    </style:style>
    <style:style style:name="T878" style:family="text">
      <style:text-properties/>
    </style:style>
    <style:style style:name="T879" style:family="text">
      <style:text-properties/>
    </style:style>
    <style:style style:name="T880" style:family="text">
      <style:text-properties/>
    </style:style>
    <style:style style:name="T881" style:family="text">
      <style:text-properties/>
    </style:style>
    <style:style style:name="T882" style:family="text">
      <style:text-properties/>
    </style:style>
    <style:style style:name="T883" style:family="text">
      <style:text-properties/>
    </style:style>
    <style:style style:name="T884" style:family="text">
      <style:text-properties/>
    </style:style>
    <style:style style:name="T885" style:family="text">
      <style:text-properties/>
    </style:style>
    <style:style style:name="T886" style:family="text">
      <style:text-properties/>
    </style:style>
    <style:style style:name="T887" style:family="text">
      <style:text-properties/>
    </style:style>
    <style:style style:name="T888" style:family="text">
      <style:text-properties/>
    </style:style>
    <style:style style:name="T889" style:family="text">
      <style:text-properties/>
    </style:style>
    <style:style style:name="T890" style:family="text">
      <style:text-properties/>
    </style:style>
    <style:style style:name="T891" style:family="text">
      <style:text-properties/>
    </style:style>
    <style:style style:name="T892" style:family="text">
      <style:text-properties/>
    </style:style>
    <style:style style:name="T893" style:family="text">
      <style:text-properties/>
    </style:style>
    <style:style style:name="T894" style:family="text">
      <style:text-properties/>
    </style:style>
    <style:style style:name="T895" style:family="text">
      <style:text-properties/>
    </style:style>
    <style:style style:name="T896" style:family="text">
      <style:text-properties/>
    </style:style>
    <style:style style:name="T897" style:family="text">
      <style:text-properties/>
    </style:style>
    <style:style style:name="T898" style:family="text">
      <style:text-properties/>
    </style:style>
    <style:style style:name="T899" style:family="text">
      <style:text-properties/>
    </style:style>
    <style:style style:name="T900" style:family="text">
      <style:text-properties fo:font-weight="bold" style:font-weight-asian="bold"/>
    </style:style>
    <style:style style:name="T901" style:family="text">
      <style:text-properties fo:font-weight="bold" style:font-weight-asian="bold"/>
    </style:style>
    <style:style style:name="T902" style:family="text">
      <style:text-properties/>
    </style:style>
    <style:style style:name="T903" style:family="text">
      <style:text-properties/>
    </style:style>
    <style:style style:name="T904" style:family="text">
      <style:text-properties/>
    </style:style>
    <style:style style:name="T905" style:family="text">
      <style:text-properties/>
    </style:style>
    <style:style style:name="T906" style:family="text">
      <style:text-properties/>
    </style:style>
    <style:style style:name="T907" style:family="text">
      <style:text-properties/>
    </style:style>
    <style:style style:name="T908" style:family="text">
      <style:text-properties/>
    </style:style>
    <style:style style:name="T909" style:family="text">
      <style:text-properties/>
    </style:style>
    <style:style style:name="T910" style:family="text">
      <style:text-properties/>
    </style:style>
    <style:style style:name="T911" style:family="text">
      <style:text-properties/>
    </style:style>
    <style:style style:name="T912" style:family="text">
      <style:text-properties/>
    </style:style>
    <style:style style:name="T913" style:family="text">
      <style:text-properties/>
    </style:style>
    <style:style style:name="T914" style:family="text">
      <style:text-properties/>
    </style:style>
    <style:style style:name="T915" style:family="text">
      <style:text-properties/>
    </style:style>
    <style:style style:name="T916" style:family="text">
      <style:text-properties/>
    </style:style>
    <style:style style:name="T917" style:family="text">
      <style:text-properties/>
    </style:style>
    <style:style style:name="T918" style:family="text">
      <style:text-properties/>
    </style:style>
    <style:style style:name="T919" style:family="text">
      <style:text-properties/>
    </style:style>
    <style:style style:name="T920" style:family="text">
      <style:text-properties/>
    </style:style>
    <style:style style:name="T921" style:family="text">
      <style:text-properties/>
    </style:style>
    <style:style style:name="T922" style:family="text">
      <style:text-properties/>
    </style:style>
    <style:style style:name="T923" style:family="text">
      <style:text-properties/>
    </style:style>
    <style:style style:name="T924" style:family="text">
      <style:text-properties/>
    </style:style>
    <style:style style:name="T925" style:family="text">
      <style:text-properties/>
    </style:style>
    <style:style style:name="T926" style:family="text">
      <style:text-properties/>
    </style:style>
    <style:style style:name="T927" style:family="text">
      <style:text-properties/>
    </style:style>
    <style:style style:name="T928" style:family="text">
      <style:text-properties/>
    </style:style>
    <style:style style:name="T929" style:family="text">
      <style:text-properties/>
    </style:style>
    <style:style style:name="T930" style:family="text">
      <style:text-properties/>
    </style:style>
    <style:style style:name="T931" style:family="text">
      <style:text-properties/>
    </style:style>
    <style:style style:name="T932" style:family="text">
      <style:text-properties/>
    </style:style>
    <style:style style:name="T933" style:family="text">
      <style:text-properties/>
    </style:style>
    <style:style style:name="T934" style:family="text">
      <style:text-properties/>
    </style:style>
    <style:style style:name="T935" style:family="text">
      <style:text-properties/>
    </style:style>
    <style:style style:name="T936" style:family="text">
      <style:text-properties/>
    </style:style>
    <style:style style:name="T937" style:family="text">
      <style:text-properties/>
    </style:style>
    <style:style style:name="T938" style:family="text">
      <style:text-properties/>
    </style:style>
    <style:style style:name="T939" style:family="text">
      <style:text-properties/>
    </style:style>
    <style:style style:name="T940" style:family="text">
      <style:text-properties/>
    </style:style>
    <style:style style:name="T941" style:family="text">
      <style:text-properties/>
    </style:style>
    <style:style style:name="T942" style:family="text">
      <style:text-properties/>
    </style:style>
    <style:style style:name="T943" style:family="text">
      <style:text-properties/>
    </style:style>
    <style:style style:name="T944" style:family="text">
      <style:text-properties/>
    </style:style>
    <style:style style:name="T945" style:family="text">
      <style:text-properties/>
    </style:style>
    <style:style style:name="T946" style:family="text">
      <style:text-properties/>
    </style:style>
    <style:style style:name="T947" style:family="text">
      <style:text-properties/>
    </style:style>
    <style:style style:name="T948" style:family="text">
      <style:text-properties/>
    </style:style>
    <style:style style:name="T949" style:family="text">
      <style:text-properties/>
    </style:style>
    <style:style style:name="T950" style:family="text">
      <style:text-properties/>
    </style:style>
    <style:style style:name="T951" style:family="text">
      <style:text-properties/>
    </style:style>
    <style:style style:name="T952" style:family="text">
      <style:text-properties/>
    </style:style>
    <style:style style:name="T953" style:family="text">
      <style:text-properties/>
    </style:style>
    <style:style style:name="T954" style:family="text">
      <style:text-properties/>
    </style:style>
    <style:style style:name="T955" style:family="text">
      <style:text-properties/>
    </style:style>
    <style:style style:name="T956" style:family="text">
      <style:text-properties/>
    </style:style>
    <style:style style:name="T957" style:family="text">
      <style:text-properties/>
    </style:style>
    <style:style style:name="T958" style:family="text">
      <style:text-properties/>
    </style:style>
    <style:style style:name="T959" style:family="text">
      <style:text-properties/>
    </style:style>
    <style:style style:name="T960" style:family="text">
      <style:text-properties/>
    </style:style>
    <style:style style:name="T961" style:family="text">
      <style:text-properties/>
    </style:style>
    <style:style style:name="T962" style:family="text">
      <style:text-properties/>
    </style:style>
    <style:style style:name="T963" style:family="text">
      <style:text-properties/>
    </style:style>
    <style:style style:name="T964" style:family="text">
      <style:text-properties/>
    </style:style>
    <style:style style:name="T965" style:family="text">
      <style:text-properties/>
    </style:style>
    <style:style style:name="T966" style:family="text">
      <style:text-properties/>
    </style:style>
    <style:style style:name="T967" style:family="text">
      <style:text-properties/>
    </style:style>
    <style:style style:name="T968" style:family="text">
      <style:text-properties/>
    </style:style>
    <style:style style:name="T969" style:family="text">
      <style:text-properties/>
    </style:style>
    <style:style style:name="T970" style:family="text">
      <style:text-properties/>
    </style:style>
    <style:style style:name="T971" style:family="text">
      <style:text-properties/>
    </style:style>
    <style:style style:name="T972" style:family="text">
      <style:text-properties/>
    </style:style>
    <style:style style:name="T973" style:family="text">
      <style:text-properties/>
    </style:style>
    <style:style style:name="T974" style:family="text">
      <style:text-properties/>
    </style:style>
    <style:style style:name="T975" style:family="text">
      <style:text-properties/>
    </style:style>
    <style:style style:name="T976" style:family="text">
      <style:text-properties/>
    </style:style>
    <style:style style:name="T977" style:family="text">
      <style:text-properties/>
    </style:style>
    <style:style style:name="T978" style:family="text">
      <style:text-properties/>
    </style:style>
    <style:style style:name="T979" style:family="text">
      <style:text-properties/>
    </style:style>
    <style:style style:name="T980" style:family="text">
      <style:text-properties/>
    </style:style>
    <style:style style:name="T981" style:family="text">
      <style:text-properties/>
    </style:style>
    <style:style style:name="T982" style:family="text">
      <style:text-properties/>
    </style:style>
    <style:style style:name="T983" style:family="text">
      <style:text-properties/>
    </style:style>
    <style:style style:name="T984" style:family="text">
      <style:text-properties/>
    </style:style>
    <style:style style:name="T985" style:family="text">
      <style:text-properties/>
    </style:style>
    <style:style style:name="T986" style:family="text">
      <style:text-properties/>
    </style:style>
    <style:style style:name="T987" style:family="text">
      <style:text-properties/>
    </style:style>
    <style:style style:name="T988" style:family="text">
      <style:text-properties/>
    </style:style>
    <style:style style:name="T989" style:family="text">
      <style:text-properties/>
    </style:style>
    <style:style style:name="T990" style:family="text">
      <style:text-properties/>
    </style:style>
    <style:style style:name="T991" style:family="text">
      <style:text-properties/>
    </style:style>
    <style:style style:name="T992" style:family="text">
      <style:text-properties/>
    </style:style>
    <style:style style:name="T993" style:family="text">
      <style:text-properties/>
    </style:style>
    <style:style style:name="T994" style:family="text">
      <style:text-properties/>
    </style:style>
    <style:style style:name="T995" style:family="text">
      <style:text-properties/>
    </style:style>
    <style:style style:name="T996" style:family="text">
      <style:text-properties/>
    </style:style>
    <style:style style:name="T997" style:family="text">
      <style:text-properties/>
    </style:style>
    <style:style style:name="T998" style:family="text">
      <style:text-properties/>
    </style:style>
    <style:style style:name="T999" style:family="text">
      <style:text-properties/>
    </style:style>
    <style:style style:name="T1000" style:family="text">
      <style:text-properties/>
    </style:style>
    <style:style style:name="T1001" style:family="text">
      <style:text-properties/>
    </style:style>
    <style:style style:name="T1002" style:family="text">
      <style:text-properties/>
    </style:style>
    <style:style style:name="T1003" style:family="text">
      <style:text-properties/>
    </style:style>
    <style:style style:name="T1004" style:family="text">
      <style:text-properties/>
    </style:style>
    <style:style style:name="T1005" style:family="text">
      <style:text-properties/>
    </style:style>
    <style:style style:name="T1006" style:family="text">
      <style:text-properties/>
    </style:style>
    <style:style style:name="T1007" style:family="text">
      <style:text-properties/>
    </style:style>
    <style:style style:name="T1008" style:family="text">
      <style:text-properties/>
    </style:style>
    <style:style style:name="T1009" style:family="text">
      <style:text-properties/>
    </style:style>
    <style:style style:name="T1010" style:family="text">
      <style:text-properties/>
    </style:style>
    <style:style style:name="T1011" style:family="text">
      <style:text-properties/>
    </style:style>
    <style:style style:name="T1012" style:family="text">
      <style:text-properties/>
    </style:style>
    <style:style style:name="T1013" style:family="text">
      <style:text-properties/>
    </style:style>
    <style:style style:name="T1014" style:family="text">
      <style:text-properties/>
    </style:style>
    <style:style style:name="T1015" style:family="text">
      <style:text-properties/>
    </style:style>
    <style:style style:name="T1016" style:family="text">
      <style:text-properties/>
    </style:style>
    <style:style style:name="T1017" style:family="text">
      <style:text-properties/>
    </style:style>
    <style:style style:name="T1018" style:family="text">
      <style:text-properties/>
    </style:style>
    <style:style style:name="T1019" style:family="text">
      <style:text-properties/>
    </style:style>
    <style:style style:name="T1020" style:family="text">
      <style:text-properties/>
    </style:style>
    <style:style style:name="T1021" style:family="text">
      <style:text-properties/>
    </style:style>
    <style:style style:name="T1022" style:family="text">
      <style:text-properties/>
    </style:style>
    <style:style style:name="T1023" style:family="text">
      <style:text-properties/>
    </style:style>
    <style:style style:name="T1024" style:family="text">
      <style:text-properties/>
    </style:style>
    <style:style style:name="T1025" style:family="text">
      <style:text-properties/>
    </style:style>
    <style:style style:name="T1026" style:family="text">
      <style:text-properties/>
    </style:style>
    <style:style style:name="T1027" style:family="text">
      <style:text-properties/>
    </style:style>
    <style:style style:name="T1028" style:family="text">
      <style:text-properties/>
    </style:style>
    <style:style style:name="T1029" style:family="text">
      <style:text-properties/>
    </style:style>
    <style:style style:name="T1030" style:family="text">
      <style:text-properties/>
    </style:style>
    <style:style style:name="T1031" style:family="text">
      <style:text-properties/>
    </style:style>
    <style:style style:name="T1032" style:family="text">
      <style:text-properties/>
    </style:style>
    <style:style style:name="T1033" style:family="text">
      <style:text-properties/>
    </style:style>
    <style:style style:name="T1034" style:family="text">
      <style:text-properties/>
    </style:style>
    <style:style style:name="T1035" style:family="text">
      <style:text-properties/>
    </style:style>
    <style:style style:name="T1036" style:family="text">
      <style:text-properties/>
    </style:style>
    <style:style style:name="T1037" style:family="text">
      <style:text-properties/>
    </style:style>
    <style:style style:name="T1038" style:family="text">
      <style:text-properties/>
    </style:style>
    <style:style style:name="T1039" style:family="text">
      <style:text-properties/>
    </style:style>
    <style:style style:name="T1040" style:family="text">
      <style:text-properties/>
    </style:style>
    <style:style style:name="T1041" style:family="text">
      <style:text-properties/>
    </style:style>
    <style:style style:name="T1042" style:family="text">
      <style:text-properties/>
    </style:style>
    <style:style style:name="T1043" style:family="text">
      <style:text-properties/>
    </style:style>
    <style:style style:name="T1044" style:family="text">
      <style:text-properties/>
    </style:style>
    <style:style style:name="T1045" style:family="text">
      <style:text-properties/>
    </style:style>
    <style:style style:name="T1046" style:family="text">
      <style:text-properties/>
    </style:style>
    <style:style style:name="T1047" style:family="text">
      <style:text-properties/>
    </style:style>
    <style:style style:name="T1048" style:family="text">
      <style:text-properties/>
    </style:style>
    <style:style style:name="T1049" style:family="text">
      <style:text-properties/>
    </style:style>
    <style:style style:name="T1050" style:family="text">
      <style:text-properties/>
    </style:style>
    <style:style style:name="T1051" style:family="text">
      <style:text-properties/>
    </style:style>
    <style:style style:name="T1052" style:family="text">
      <style:text-properties/>
    </style:style>
    <style:style style:name="T1053" style:family="text">
      <style:text-properties/>
    </style:style>
    <style:style style:name="T1054" style:family="text">
      <style:text-properties/>
    </style:style>
    <style:style style:name="T1055" style:family="text">
      <style:text-properties/>
    </style:style>
    <style:style style:name="T1056" style:family="text">
      <style:text-properties/>
    </style:style>
    <style:style style:name="T1057" style:family="text">
      <style:text-properties/>
    </style:style>
    <style:style style:name="T1058" style:family="text">
      <style:text-properties/>
    </style:style>
    <style:style style:name="T1059" style:family="text">
      <style:text-properties/>
    </style:style>
    <style:style style:name="T1060" style:family="text">
      <style:text-properties/>
    </style:style>
    <style:style style:name="T1061" style:family="text">
      <style:text-properties/>
    </style:style>
    <style:style style:name="T1062" style:family="text">
      <style:text-properties fo:font-weight="bold" style:font-weight-asian="bold"/>
    </style:style>
    <style:style style:name="T1063" style:family="text">
      <style:text-properties fo:font-weight="bold" style:font-weight-asian="bold"/>
    </style:style>
    <style:style style:name="T1064" style:family="text">
      <style:text-properties/>
    </style:style>
    <style:style style:name="T1065" style:family="text">
      <style:text-properties fo:font-weight="bold" style:font-weight-asian="bold"/>
    </style:style>
    <style:style style:name="T1066" style:family="text">
      <style:text-properties fo:font-weight="bold" style:font-weight-asian="bold"/>
    </style:style>
    <style:style style:name="T1067" style:family="text">
      <style:text-properties/>
    </style:style>
    <style:style style:name="T1068" style:family="text">
      <style:text-properties/>
    </style:style>
    <style:style style:name="T1069" style:family="text">
      <style:text-properties fo:font-weight="bold" style:font-weight-asian="bold"/>
    </style:style>
    <style:style style:name="T1070" style:family="text">
      <style:text-properties fo:font-weight="bold" style:font-weight-asian="bold"/>
    </style:style>
    <style:style style:name="T1071" style:family="text">
      <style:text-properties/>
    </style:style>
    <style:style style:name="T1072" style:family="text">
      <style:text-properties/>
    </style:style>
    <style:style style:name="T1073" style:family="text">
      <style:text-properties/>
    </style:style>
    <style:style style:name="T1074" style:family="text">
      <style:text-properties/>
    </style:style>
    <style:style style:name="T1075" style:family="text">
      <style:text-properties/>
    </style:style>
    <style:style style:name="T1076" style:family="text">
      <style:text-properties/>
    </style:style>
    <style:style style:name="T1077" style:family="text">
      <style:text-properties/>
    </style:style>
    <style:style style:name="T1078" style:family="text">
      <style:text-properties/>
    </style:style>
    <style:style style:name="T1079" style:family="text">
      <style:text-properties/>
    </style:style>
    <style:style style:name="T1080" style:family="text">
      <style:text-properties fo:font-weight="bold" style:font-weight-asian="bold"/>
    </style:style>
    <style:style style:name="T1081" style:family="text">
      <style:text-properties fo:font-weight="bold" style:font-weight-asian="bold"/>
    </style:style>
    <style:style style:name="T1082" style:family="text">
      <style:text-properties/>
    </style:style>
    <style:style style:name="T1083" style:family="text">
      <style:text-properties fo:font-weight="bold" style:font-weight-asian="bold"/>
    </style:style>
    <style:style style:name="T1084" style:family="text">
      <style:text-properties fo:font-weight="bold" style:font-weight-asian="bold"/>
    </style:style>
    <style:style style:name="T1085" style:family="text">
      <style:text-properties/>
    </style:style>
    <style:style style:name="T1086" style:family="text">
      <style:text-properties fo:font-weight="bold" style:font-weight-asian="bold"/>
    </style:style>
    <style:style style:name="T1087" style:family="text">
      <style:text-properties fo:font-weight="bold" style:font-weight-asian="bold"/>
    </style:style>
    <style:style style:name="T1088" style:family="text">
      <style:text-properties/>
    </style:style>
    <style:style style:name="T1089" style:family="text">
      <style:text-properties fo:font-weight="bold" style:font-weight-asian="bold"/>
    </style:style>
    <style:style style:name="T1090" style:family="text">
      <style:text-properties fo:font-weight="bold" style:font-weight-asian="bold"/>
    </style:style>
    <style:style style:name="T1091" style:family="text">
      <style:text-properties/>
    </style:style>
    <style:style style:name="T1092" style:family="text">
      <style:text-properties/>
    </style:style>
    <style:style style:name="T1093" style:family="text">
      <style:text-properties/>
    </style:style>
    <style:style style:name="T1094" style:family="text">
      <style:text-properties/>
    </style:style>
    <style:style style:name="T1095" style:family="text">
      <style:text-properties fo:font-weight="bold" style:font-weight-asian="bold"/>
    </style:style>
    <style:style style:name="T1096" style:family="text">
      <style:text-properties fo:font-weight="bold" style:font-weight-asian="bold"/>
    </style:style>
    <style:style style:name="T1097" style:family="text">
      <style:text-properties/>
    </style:style>
    <style:style style:name="T1098" style:family="text">
      <style:text-properties fo:font-weight="bold" style:font-weight-asian="bold"/>
    </style:style>
    <style:style style:name="T1099" style:family="text">
      <style:text-properties fo:font-weight="bold" style:font-weight-asian="bold"/>
    </style:style>
    <style:style style:name="T1100" style:family="text">
      <style:text-properties/>
    </style:style>
    <style:style style:name="T1101" style:family="text">
      <style:text-properties/>
    </style:style>
    <style:style style:name="T1102" style:family="text">
      <style:text-properties/>
    </style:style>
    <style:style style:name="T1103" style:family="text">
      <style:text-properties/>
    </style:style>
    <style:style style:name="T1104" style:family="text">
      <style:text-properties/>
    </style:style>
    <style:style style:name="T1105" style:family="text">
      <style:text-properties/>
    </style:style>
    <style:style style:name="T1106" style:family="text">
      <style:text-properties fo:font-weight="bold" style:font-weight-asian="bold"/>
    </style:style>
    <style:style style:name="T1107" style:family="text">
      <style:text-properties fo:font-weight="bold" style:font-weight-asian="bold"/>
    </style:style>
    <style:style style:name="T1108" style:family="text">
      <style:text-properties/>
    </style:style>
    <style:style style:name="T1109" style:family="text">
      <style:text-properties/>
    </style:style>
    <style:style style:name="T1110" style:family="text">
      <style:text-properties/>
    </style:style>
    <style:style style:name="T1111" style:family="text">
      <style:text-properties/>
    </style:style>
    <style:style style:name="T1112" style:family="text">
      <style:text-properties/>
    </style:style>
    <style:style style:name="T1113" style:family="text">
      <style:text-properties/>
    </style:style>
    <style:style style:name="T1114" style:family="text">
      <style:text-properties/>
    </style:style>
    <style:style style:name="T1115" style:family="text">
      <style:text-properties/>
    </style:style>
    <style:style style:name="T1116" style:family="text">
      <style:text-properties/>
    </style:style>
    <style:style style:name="T1117" style:family="text">
      <style:text-properties/>
    </style:style>
    <style:style style:name="T1118" style:family="text">
      <style:text-properties/>
    </style:style>
    <style:style style:name="T1119" style:family="text">
      <style:text-properties fo:font-weight="bold" style:font-weight-asian="bold"/>
    </style:style>
    <style:style style:name="T1120" style:family="text">
      <style:text-properties fo:font-weight="bold" style:font-weight-asian="bold"/>
    </style:style>
    <style:style style:name="T1121" style:family="text">
      <style:text-properties/>
    </style:style>
    <style:style style:name="T1122" style:family="text">
      <style:text-properties fo:font-weight="bold" style:font-weight-asian="bold"/>
    </style:style>
    <style:style style:name="T1123" style:family="text">
      <style:text-properties fo:font-weight="bold" style:font-weight-asian="bold"/>
    </style:style>
    <style:style style:name="T1124" style:family="text">
      <style:text-properties/>
    </style:style>
    <style:style style:name="T1125" style:family="text">
      <style:text-properties fo:font-weight="bold" style:font-weight-asian="bold"/>
    </style:style>
    <style:style style:name="T1126" style:family="text">
      <style:text-properties fo:font-weight="bold" style:font-weight-asian="bold"/>
    </style:style>
    <style:style style:name="T1127" style:family="text">
      <style:text-properties/>
    </style:style>
    <style:style style:name="T1128" style:family="text">
      <style:text-properties/>
    </style:style>
    <style:style style:name="T1129" style:family="text">
      <style:text-properties/>
    </style:style>
    <style:style style:name="T1130" style:family="text">
      <style:text-properties fo:font-weight="bold" style:font-weight-asian="bold"/>
    </style:style>
    <style:style style:name="T1131" style:family="text">
      <style:text-properties fo:font-weight="bold" style:font-weight-asian="bold"/>
    </style:style>
    <style:style style:name="T1132" style:family="text">
      <style:text-properties/>
    </style:style>
    <style:style style:name="T1133" style:family="text">
      <style:text-properties fo:font-weight="bold" style:font-weight-asian="bold"/>
    </style:style>
    <style:style style:name="T1134" style:family="text">
      <style:text-properties fo:font-weight="bold" style:font-weight-asian="bold"/>
    </style:style>
    <style:style style:name="T1135" style:family="text">
      <style:text-properties/>
    </style:style>
    <style:style style:name="T1136" style:family="text">
      <style:text-properties/>
    </style:style>
    <style:style style:name="T1137" style:family="text">
      <style:text-properties fo:font-weight="bold" style:font-weight-asian="bold"/>
    </style:style>
    <style:style style:name="T1138" style:family="text">
      <style:text-properties fo:font-weight="bold" style:font-weight-asian="bold"/>
    </style:style>
    <style:style style:name="T1139" style:family="text">
      <style:text-properties/>
    </style:style>
    <style:style style:name="T1140" style:family="text">
      <style:text-properties/>
    </style:style>
    <style:style style:name="T1141" style:family="text">
      <style:text-properties/>
    </style:style>
    <style:style style:name="T1142" style:family="text">
      <style:text-properties/>
    </style:style>
    <style:style style:name="T1143" style:family="text">
      <style:text-properties fo:font-weight="bold" style:font-weight-asian="bold"/>
    </style:style>
    <style:style style:name="T1144" style:family="text">
      <style:text-properties fo:font-weight="bold" style:font-weight-asian="bold"/>
    </style:style>
    <style:style style:name="T1145" style:family="text">
      <style:text-properties/>
    </style:style>
    <style:style style:name="T1146" style:family="text">
      <style:text-properties fo:font-weight="bold" style:font-weight-asian="bold"/>
    </style:style>
    <style:style style:name="T1147" style:family="text">
      <style:text-properties fo:font-weight="bold" style:font-weight-asian="bold"/>
    </style:style>
    <style:style style:name="T1148" style:family="text">
      <style:text-properties/>
    </style:style>
    <style:style style:name="T1149" style:family="text">
      <style:text-properties/>
    </style:style>
    <style:style style:name="T1150" style:family="text">
      <style:text-properties/>
    </style:style>
    <style:style style:name="T1151" style:family="text">
      <style:text-properties/>
    </style:style>
    <style:style style:name="T1152" style:family="text">
      <style:text-properties/>
    </style:style>
    <style:style style:name="T1153" style:family="text">
      <style:text-properties/>
    </style:style>
    <style:style style:name="T1154" style:family="text">
      <style:text-properties/>
    </style:style>
    <style:style style:name="T1155" style:family="text">
      <style:text-properties/>
    </style:style>
    <style:style style:name="T1156" style:family="text">
      <style:text-properties/>
    </style:style>
    <style:style style:name="T1157" style:family="text">
      <style:text-properties/>
    </style:style>
    <style:style style:name="T1158" style:family="text">
      <style:text-properties/>
    </style:style>
    <style:style style:name="T1159" style:family="text">
      <style:text-properties/>
    </style:style>
    <style:style style:name="T1160" style:family="text">
      <style:text-properties fo:font-weight="bold" style:font-weight-asian="bold"/>
    </style:style>
    <style:style style:name="T1161" style:family="text">
      <style:text-properties fo:font-weight="bold" style:font-weight-asian="bold"/>
    </style:style>
    <style:style style:name="T1162" style:family="text">
      <style:text-properties/>
    </style:style>
    <style:style style:name="T1163" style:family="text">
      <style:text-properties/>
    </style:style>
    <style:style style:name="T1164" style:family="text">
      <style:text-properties fo:font-weight="bold" style:font-weight-asian="bold"/>
    </style:style>
    <style:style style:name="T1165" style:family="text">
      <style:text-properties fo:font-weight="bold" style:font-weight-asian="bold"/>
    </style:style>
    <style:style style:name="T1166" style:family="text">
      <style:text-properties/>
    </style:style>
    <style:style style:name="T1167" style:family="text">
      <style:text-properties fo:font-weight="bold" style:font-weight-asian="bold"/>
    </style:style>
    <style:style style:name="T1168" style:family="text">
      <style:text-properties fo:font-weight="bold" style:font-weight-asian="bold"/>
    </style:style>
    <style:style style:name="T1169" style:family="text">
      <style:text-properties/>
    </style:style>
    <style:style style:name="T1170" style:family="text">
      <style:text-properties/>
    </style:style>
    <style:style style:name="T1171" style:family="text">
      <style:text-properties/>
    </style:style>
    <style:style style:name="T1172" style:family="text">
      <style:text-properties/>
    </style:style>
    <style:style style:name="T1173" style:family="text">
      <style:text-properties/>
    </style:style>
    <style:style style:name="T1174" style:family="text">
      <style:text-properties/>
    </style:style>
    <style:style style:name="T1175" style:family="text">
      <style:text-properties/>
    </style:style>
    <style:style style:name="T1176" style:family="text">
      <style:text-properties fo:font-weight="bold" style:font-weight-asian="bold"/>
    </style:style>
    <style:style style:name="T1177" style:family="text">
      <style:text-properties fo:font-weight="bold" style:font-weight-asian="bold"/>
    </style:style>
    <style:style style:name="T1178" style:family="text">
      <style:text-properties/>
    </style:style>
    <style:style style:name="T1179" style:family="text">
      <style:text-properties/>
    </style:style>
    <style:style style:name="T1180" style:family="text">
      <style:text-properties/>
    </style:style>
    <style:style style:name="T1181" style:family="text">
      <style:text-properties/>
    </style:style>
    <style:style style:name="T1182" style:family="text">
      <style:text-properties/>
    </style:style>
    <style:style style:name="T1183" style:family="text">
      <style:text-properties/>
    </style:style>
    <style:style style:name="T1184" style:family="text">
      <style:text-properties/>
    </style:style>
    <style:style style:name="T1185" style:family="text">
      <style:text-properties/>
    </style:style>
    <style:style style:name="T1186" style:family="text">
      <style:text-properties/>
    </style:style>
    <style:style style:name="T1187" style:family="text">
      <style:text-properties/>
    </style:style>
    <style:style style:name="T1188" style:family="text">
      <style:text-properties/>
    </style:style>
    <style:style style:name="T1189" style:family="text">
      <style:text-properties/>
    </style:style>
    <style:style style:name="T1190" style:family="text">
      <style:text-properties/>
    </style:style>
    <style:style style:name="T1191" style:family="text">
      <style:text-properties/>
    </style:style>
    <style:style style:name="T1192" style:family="text">
      <style:text-properties/>
    </style:style>
    <style:style style:name="T1193" style:family="text">
      <style:text-properties/>
    </style:style>
    <style:style style:name="T1194" style:family="text">
      <style:text-properties/>
    </style:style>
    <style:style style:name="T1195" style:family="text">
      <style:text-properties/>
    </style:style>
    <style:style style:name="T1196" style:family="text">
      <style:text-properties/>
    </style:style>
    <style:style style:name="T1197" style:family="text">
      <style:text-properties/>
    </style:style>
    <style:style style:name="T1198" style:family="text">
      <style:text-properties/>
    </style:style>
    <style:style style:name="T1199" style:family="text">
      <style:text-properties/>
    </style:style>
    <style:style style:name="T1200" style:family="text">
      <style:text-properties/>
    </style:style>
    <style:style style:name="T1201" style:family="text">
      <style:text-properties/>
    </style:style>
    <style:style style:name="T1202" style:family="text">
      <style:text-properties/>
    </style:style>
    <style:style style:name="T1203" style:family="text">
      <style:text-properties/>
    </style:style>
    <style:style style:name="T1204" style:family="text">
      <style:text-properties/>
    </style:style>
    <style:style style:name="T1205" style:family="text">
      <style:text-properties/>
    </style:style>
    <style:style style:name="T1206" style:family="text">
      <style:text-properties/>
    </style:style>
    <style:style style:name="T1207" style:family="text">
      <style:text-properties/>
    </style:style>
    <style:style style:name="T1208" style:family="text">
      <style:text-properties/>
    </style:style>
    <style:style style:name="T1209" style:family="text">
      <style:text-properties/>
    </style:style>
    <style:style style:name="T1210" style:family="text">
      <style:text-properties/>
    </style:style>
    <style:style style:name="T1211" style:family="text">
      <style:text-properties/>
    </style:style>
    <style:style style:name="T1212" style:family="text">
      <style:text-properties/>
    </style:style>
    <style:style style:name="T1213" style:family="text">
      <style:text-properties/>
    </style:style>
    <style:style style:name="T1214" style:family="text">
      <style:text-properties/>
    </style:style>
    <style:style style:name="T1215" style:family="text">
      <style:text-properties/>
    </style:style>
    <style:style style:name="T1216" style:family="text">
      <style:text-properties/>
    </style:style>
    <style:style style:name="T1217" style:family="text">
      <style:text-properties/>
    </style:style>
    <style:style style:name="T1218" style:family="text">
      <style:text-properties/>
    </style:style>
    <style:style style:name="T1219" style:family="text">
      <style:text-properties/>
    </style:style>
    <style:style style:name="T1220" style:family="text">
      <style:text-properties/>
    </style:style>
    <style:style style:name="T1221" style:family="text">
      <style:text-properties/>
    </style:style>
    <style:style style:name="T1222" style:family="text">
      <style:text-properties/>
    </style:style>
    <style:style style:name="T1223" style:family="text">
      <style:text-properties/>
    </style:style>
    <style:style style:name="T1224" style:family="text">
      <style:text-properties/>
    </style:style>
    <style:style style:name="T1225" style:family="text">
      <style:text-properties/>
    </style:style>
    <style:style style:name="T1226" style:family="text">
      <style:text-properties/>
    </style:style>
    <style:style style:name="T1227" style:family="text">
      <style:text-properties fo:font-weight="bold" style:font-weight-asian="bold"/>
    </style:style>
    <style:style style:name="T1228" style:family="text">
      <style:text-properties fo:font-weight="bold" style:font-weight-asian="bold"/>
    </style:style>
    <style:style style:name="T1229" style:family="text">
      <style:text-properties/>
    </style:style>
    <style:style style:name="T1230" style:family="text">
      <style:text-properties/>
    </style:style>
    <style:style style:name="T1231" style:family="text">
      <style:text-properties/>
    </style:style>
    <style:style style:name="T1232" style:family="text">
      <style:text-properties/>
    </style:style>
    <style:style style:name="T1233" style:family="text">
      <style:text-properties/>
    </style:style>
    <style:style style:name="T1234" style:family="text">
      <style:text-properties/>
    </style:style>
    <style:style style:name="T1235" style:family="text">
      <style:text-properties/>
    </style:style>
    <style:style style:name="T1236" style:family="text">
      <style:text-properties/>
    </style:style>
    <style:style style:name="T1237" style:family="text">
      <style:text-properties/>
    </style:style>
    <style:style style:name="T1238" style:family="text">
      <style:text-properties/>
    </style:style>
    <style:style style:name="T1239" style:family="text">
      <style:text-properties/>
    </style:style>
    <style:style style:name="T1240" style:family="text">
      <style:text-properties/>
    </style:style>
    <style:style style:name="T1241" style:family="text">
      <style:text-properties/>
    </style:style>
    <style:style style:name="T1242" style:family="text">
      <style:text-properties/>
    </style:style>
    <style:style style:name="T1243" style:family="text">
      <style:text-properties/>
    </style:style>
    <style:style style:name="T1244" style:family="text">
      <style:text-properties/>
    </style:style>
    <style:style style:name="T1245" style:family="text">
      <style:text-properties/>
    </style:style>
    <style:style style:name="T1246" style:family="text">
      <style:text-properties/>
    </style:style>
    <style:style style:name="T1247" style:family="text">
      <style:text-properties/>
    </style:style>
    <style:style style:name="T1248" style:family="text">
      <style:text-properties/>
    </style:style>
    <style:style style:name="T1249" style:family="text">
      <style:text-properties/>
    </style:style>
    <style:style style:name="T1250" style:family="text">
      <style:text-properties/>
    </style:style>
    <style:style style:name="T1251" style:family="text">
      <style:text-properties/>
    </style:style>
    <style:style style:name="T1252" style:family="text">
      <style:text-properties/>
    </style:style>
    <style:style style:name="T1253" style:family="text">
      <style:text-properties/>
    </style:style>
    <style:style style:name="T1254" style:family="text">
      <style:text-properties/>
    </style:style>
    <style:style style:name="T1255" style:family="text">
      <style:text-properties/>
    </style:style>
    <style:style style:name="T1256" style:family="text">
      <style:text-properties/>
    </style:style>
    <style:style style:name="T1257" style:family="text">
      <style:text-properties/>
    </style:style>
    <style:style style:name="T1258" style:family="text">
      <style:text-properties/>
    </style:style>
    <style:style style:name="T1259" style:family="text">
      <style:text-properties/>
    </style:style>
    <style:style style:name="T1260" style:family="text">
      <style:text-properties/>
    </style:style>
    <style:style style:name="T1261" style:family="text">
      <style:text-properties/>
    </style:style>
    <style:style style:name="T1262" style:family="text">
      <style:text-properties/>
    </style:style>
    <style:style style:name="T1263" style:family="text">
      <style:text-properties/>
    </style:style>
    <style:style style:name="T1264" style:family="text">
      <style:text-properties/>
    </style:style>
    <style:style style:name="T1265" style:family="text">
      <style:text-properties/>
    </style:style>
    <style:style style:name="T1266" style:family="text">
      <style:text-properties/>
    </style:style>
    <style:style style:name="T1267" style:family="text">
      <style:text-properties/>
    </style:style>
    <style:style style:name="T1268" style:family="text">
      <style:text-properties/>
    </style:style>
    <style:style style:name="T1269" style:family="text">
      <style:text-properties/>
    </style:style>
    <style:style style:name="T1270" style:family="text">
      <style:text-properties/>
    </style:style>
    <style:style style:name="T1271" style:family="text">
      <style:text-properties/>
    </style:style>
    <style:style style:name="T1272" style:family="text">
      <style:text-properties fo:font-weight="bold" style:font-weight-asian="bold"/>
    </style:style>
    <style:style style:name="T1273" style:family="text">
      <style:text-properties fo:font-weight="bold" style:font-weight-asian="bold"/>
    </style:style>
    <style:style style:name="T1274" style:family="text">
      <style:text-properties/>
    </style:style>
    <style:style style:name="P1" style:family="paragraph" style:parent-style-name="Standard" style:master-page-name="Standard">
      <style:paragraph-properties style:page-number="auto"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><text:span text:style-name="T1">DESPACHO DO SERVIÇO DE PERÍCIAS MÉDICAS E SEGURANÇA DO TRABALHO EM: 08/03/2018 15:57</text:span></text:p>
        <text:p><text:span text:style-name="T2"/></text:p>
        <text:p><text:span text:style-name="T3">AGENCIA CPRH</text:span></text:p>
        <text:p><text:span text:style-name="T4">DEFIRO os pedidos de Licença Maternidade</text:span></text:p>
        <text:p><text:span text:style-name="T5">19536 - DANIELLA SILVA BEZERRA, mat.0002796929 concedo 180 dias a partir de 07/01/2018</text:span></text:p>
        <text:p><text:span text:style-name="T6">20176 - KATIUCCIA ANGELL MEDEIROS DA SILVA, mat.0002796619 concedo 180 dias a partir de 22/01/2018</text:span></text:p>
        <text:p><text:span text:style-name="T7">AGENCIA CPRH</text:span></text:p>
        <text:p><text:span text:style-name="T8">DEFIRO os pedidos de Recurso Administrativo (Licença Médica para Tratamento de Saúde) - Inicial</text:span></text:p>
        <text:p><text:span text:style-name="T9">19685 - HILTON FABIANO VIEIRA DA MOTA SILVEIRA, mat.0002785617 concedo 15 dias a partir de </text:span></text:p>
        <text:p><text:span text:style-name="T10">AGENCIA CPRH</text:span></text:p>
        <text:p><text:span text:style-name="T11">DEFIRO os pedidos de Licença Médica para Tratamento de Saúde - Inicial</text:span></text:p>
        <text:p><text:span text:style-name="T12">19642 - DEISE PEREIRA RODRIGUES, mat.0002797739 concedo 5 dias a partir de 08/01/2018</text:span></text:p>
        <text:p><text:span text:style-name="T13">19402 - HENRIQUE ANTONIO MALAQUIAS DOS SANTOS, mat.0002776081 concedo 90 dias a partir de 27/11/2017</text:span></text:p>
        <text:p><text:span text:style-name="T14">19685 - HILTON FABIANO VIEIRA DA MOTA SILVEIRA, mat.0002785617 concedo 15 dias a partir de 15/01/2018</text:span></text:p>
        <text:p><text:span text:style-name="T15">20197 - LEONARDO IGOR AGRIPINO DA COSTA, mat.0002795485 concedo 7 dias a partir de 21/01/2018</text:span></text:p>
        <text:p><text:span text:style-name="T16">19099 - PATRICIA MIRON DE SIQUEIRA FERRAZ, mat.0002797275 concedo 30 dias a partir de 26/12/2017</text:span></text:p>
        <text:p><text:span text:style-name="T17">AGENCIA CPRH</text:span></text:p>
        <text:p><text:span text:style-name="T18">DEFIRO os pedidos de Licença Médica para Tratamento de Saúde - Prorrogação</text:span></text:p>
        <text:p><text:span text:style-name="T19">19970 - MONICA SIMONE DE LIMA MAIA, mat.0002796783 concedo 30 dias a partir de 12/01/2018</text:span></text:p>
        <text:p><text:span text:style-name="T20">APAC - AGêNCIA PERNAMBUCANA DE ÁGUAS E CLIMA</text:span></text:p>
        <text:p><text:span text:style-name="T21">DEFIRO os pedidos de Licença Médica para Tratamento de Saúde - Prorrogação</text:span></text:p>
        <text:p><text:span text:style-name="T22">19742 - ELHANIE LIMA DE SOUZA, mat.0000101729 concedo 60 dias a partir de 02/01/2018</text:span></text:p>
        <text:p><text:span text:style-name="T23">CONSERVATORIO PERNAMBUCANO</text:span></text:p>
        <text:p><text:span text:style-name="T24">DEFIRO os pedidos de Licença Médica para Tratamento de Saúde - Prorrogação</text:span></text:p>
        <text:p><text:span text:style-name="T25">20172 - NILZE LIRA DOS SANTOS, mat.0002765071 concedo 60 dias a partir de 15/01/2018</text:span></text:p>
        <text:p><text:span text:style-name="T26">DEFENSORIA PUBLICA</text:span></text:p>
        <text:p><text:span text:style-name="T27">DEFIRO os pedidos de Licença Maternidade</text:span></text:p>
        <text:p><text:span text:style-name="T28">19369 - MONA LISA DE ARAUJO BRITO, mat.0002972743 concedo 180 dias a partir de 30/11/2017</text:span></text:p>
        <text:p><text:span text:style-name="T29">DEFENSORIA PUBLICA</text:span></text:p>
        <text:p><text:span text:style-name="T30">DEFIRO os pedidos de Licença Médica para Tratamento de Saúde - Inicial</text:span></text:p>
        <text:p><text:span text:style-name="T31">19911 - ANGELA CELI LEITE VALDIVINO ALVES, mat.0002972654 concedo 30 dias a partir de 08/01/2018</text:span></text:p>
        <text:p><text:span text:style-name="T32">19177 - CARLOS ALBERTO DOS SANTOS VIEGAS, mat.0001296817 concedo 10 dias a partir de 12/06/2017</text:span></text:p>
        <text:p><text:span text:style-name="T33">19258 - CARLOS ALBERTO DOS SANTOS VIEGAS, mat.0001296817 concedo 10 dias a partir de 29/08/2017</text:span></text:p>
        <text:p><text:span text:style-name="T34">19252 - CARLOS FREDERICO SANTOS DE AZEVEDO, mat.0001451979 concedo 30 dias a partir de 08/12/2017</text:span></text:p>
        <text:p><text:span text:style-name="T35">19227 - JOSE WILKER RODRIGUES NEVES, mat.0002977435 concedo 10 dias a partir de 01/01/2018</text:span></text:p>
        <text:p><text:span text:style-name="T36">20095 - RICARDO JOSE DA TRINDADE MEIRA HENRIQUES, mat.0000488950 concedo 30 dias a partir de 15/01/2018</text:span></text:p>
        <text:p><text:span text:style-name="T37">DEFENSORIA PUBLICA</text:span></text:p>
        <text:p><text:span text:style-name="T38">DEFIRO os pedidos de Licença Médica para Tratamento de Saúde - Prorrogação</text:span></text:p>
        <text:p><text:span text:style-name="T39">19586 - CARLOS FREDERICO SANTOS DE AZEVEDO, mat.0001451979 concedo 10 dias a partir de 08/01/2018</text:span></text:p>
        <text:p><text:span text:style-name="T40">19085 - MARIA DE FATIMA TIMES PIMENTEL E SILVA, mat.0001174126 concedo 60 dias a partir de 02/01/2018</text:span></text:p>
        <text:p><text:span text:style-name="T41">DER-PE</text:span></text:p>
        <text:p><text:span text:style-name="T42">DEFIRO os pedidos de Licença Médica para Tratamento de Saúde - Inicial</text:span></text:p>
        <text:p><text:span text:style-name="T43">19003 - AURINO XIMENES DE OLIVEIRA, mat.0000128317 concedo 13 dias a partir de 26/12/2017</text:span></text:p>
        <text:p><text:span text:style-name="T44">19196 - JERONIMO ANTONIO DA SILVA, mat.0000098841 concedo 30 dias a partir de 31/12/2017</text:span></text:p>
        <text:p><text:span text:style-name="T45">19465 - MARCOS JOSE CARNEIRO, mat.0000099910 concedo 36 dias a partir de 20/12/2017</text:span></text:p>
        <text:p><text:span text:style-name="T46">DER-PE</text:span></text:p>
        <text:p><text:span text:style-name="T47">DEFIRO os pedidos de Licença Médica para Tratamento de Saúde - Prorrogação</text:span></text:p>
        <text:p><text:span text:style-name="T48">19322 - AURINO XIMENES DE OLIVEIRA, mat.0000128317 concedo 1 dias a partir de 06/01/2018</text:span></text:p>
        <text:p><text:span text:style-name="T49">19649 - AURINO XIMENES DE OLIVEIRA, mat.0000128317 concedo 5 dias a partir de 09/01/2018</text:span></text:p>
        <text:p><text:span text:style-name="T50">20113 - IRAM SOARES LYRA, mat.0000128813 concedo 30 dias a partir de 07/01/2018</text:span></text:p>
        <text:p><text:span text:style-name="T51">20360 - JERONIMO ANTONIO DA SILVA, mat.0000098841 concedo 60 dias a partir de 30/01/2018</text:span></text:p>
        <text:p><text:span text:style-name="T52">19787 - KATIA MARIA DE AGUIAR, mat.0000151661 concedo 60 dias a partir de 03/01/2018</text:span></text:p>
        <text:p><text:span text:style-name="T53">DETRAN</text:span></text:p>
        <text:p><text:span text:style-name="T54">DEFIRO os pedidos de Recurso Administrativo (Licença Médica para Tratamento de Saúde) - Prorrogação</text:span></text:p>
        <text:p><text:span text:style-name="T55">19524 - ANA DARCIA FIGUEIREDO DE QUEIROZ MONTEIRO, mat.0000020630 concedo 30 dias a partir de </text:span></text:p>
        <text:p><text:span text:style-name="T56">DETRAN</text:span></text:p>
        <text:p><text:span text:style-name="T57">DEFIRO os pedidos de Licença de Acompanhamento Familiar - Inicial</text:span></text:p>
        <text:p><text:span text:style-name="T58">20156 - CARLOS EDUARDO DE MEDEIROS CABRAL DE MELO, mat.0000033308 concedo 22 dias a partir de 05/01/2018</text:span></text:p>
        <text:p><text:span text:style-name="T59">19025 - PRISCILA TEIXEIRA BRAGANCA, mat.0000037699 concedo 15 dias a partir de 27/12/2017</text:span></text:p>
        <text:p><text:span text:style-name="T60">19604 - PRISCILA TEIXEIRA BRAGANCA, mat.0000037699 concedo 30 dias a partir de 11/01/2018</text:span></text:p>
        <text:p><text:span text:style-name="T61">DETRAN</text:span></text:p>
        <text:p><text:span text:style-name="T62">DEFIRO os pedidos de Licença Médica para Tratamento de Saúde - Inicial</text:span></text:p>
        <text:p><text:span text:style-name="T63">19990 - ADEMAR LOPES DA SILVA FILHO, mat.0000046639 concedo 30 dias a partir de 15/01/2018</text:span></text:p>
        <text:p><text:span text:style-name="T64">19539 - ANA DARCIA FIGUEIREDO DE QUEIROZ MONTEIRO, mat.0000020630 concedo 14 dias a partir de 26/12/2017</text:span></text:p>
        <text:p><text:span text:style-name="T65">19524 - ANA DARCIA FIGUEIREDO DE QUEIROZ MONTEIRO, mat.0000020630 concedo 30 dias a partir de 26/12/2017</text:span></text:p>
        <text:p><text:span text:style-name="T66">19263 - ANTONIO RABELO DE PAULA, mat.0000018449 concedo 50 dias a partir de 20/12/2017</text:span></text:p>
        <text:p><text:span text:style-name="T67">19324 - EDUARDO GUEDES DE BARROS, mat.0000039063 concedo 5 dias a partir de 03/01/2018</text:span></text:p>
        <text:p><text:span text:style-name="T68">19537 - FLAVIO ANDRE SANTOS DA SILVA, mat.0000041262 concedo 7 dias a partir de 10/01/2018</text:span></text:p>
        <text:p><text:span text:style-name="T69">20361 - GERSON FERNANDES ANGELO, mat.0000038105 concedo 3 dias a partir de 21/01/2018</text:span></text:p>
        <text:p><text:span text:style-name="T70">19075 - GILDO PEDRO DA SILVA, mat.0000039217 concedo 13 dias a partir de 20/12/2017</text:span></text:p>
        <text:p><text:span text:style-name="T71">19577 - ISMAEL TAVARES DOS REIS, mat.0000044946 concedo 5 dias a partir de 10/12/2017</text:span></text:p>
        <text:p><text:span text:style-name="T72">20138 - MARCELO BEZERRA DOS SANTOS, mat.0000018805 concedo 60 dias a partir de 16/01/2018</text:span></text:p>
        <text:p><text:span text:style-name="T73">20328 - MARIA ELISA BASTOS PIRES LAYME, mat.0000046949 concedo 10 dias a partir de 22/01/2018</text:span></text:p>
        <text:p><text:span text:style-name="T74">19618 - MARILANDI RODRIGUES DA SILVA, mat.0000046396 concedo 30 dias a partir de 01/01/2018</text:span></text:p>
        <text:p><text:span text:style-name="T75">19009 - MARIO JORGE MACIEL VIEIRA, mat.0000034126 concedo 15 dias a partir de 20/12/2017</text:span></text:p>
        <text:p><text:span text:style-name="T76">19255 - MARIO LUCIANO BARROS DA SILVA, mat.0000039632 concedo 8 dias a partir de 02/01/2018</text:span></text:p>
        <text:p><text:span text:style-name="T77">20185 - RITA DE CASSIA MENELAU DE CARVALHO, mat.0000022420 concedo 45 dias a partir de 23/01/2018</text:span></text:p>
        <text:p><text:span text:style-name="T78">20072 - RODRIGO COSTA MACEDO, mat.0000045691 concedo 9 dias a partir de 15/01/2018</text:span></text:p>
        <text:p><text:span text:style-name="T79">19899 - VANESSA CAMILA DA SILVA, mat.0000045799 concedo 17 dias a partir de 11/01/2018</text:span></text:p>
        <text:p><text:span text:style-name="T80">20086 - VLADIMIR TABOSA, mat.0000040827 concedo 14 dias a partir de 18/01/2018</text:span></text:p>
        <text:p><text:span text:style-name="T81">DETRAN</text:span></text:p>
        <text:p><text:span text:style-name="T82">DEFIRO os pedidos de Licença Médica para Tratamento de Saúde - Prorrogação</text:span></text:p>
        <text:p><text:span text:style-name="T83">19211 - ANTONIO CARLOS DA SILVA, mat.0000042854 concedo 15 dias a partir de 27/12/2017</text:span></text:p>
        <text:p><text:span text:style-name="T84">20229 - ANTONIO CARLOS DA SILVA, mat.0000042854 concedo 30 dias a partir de 11/01/2018</text:span></text:p>
        <text:p><text:span text:style-name="T85">20333 - CARLOS ALBERTO CHAVES PESSOA, mat.0000017060 concedo 10 dias a partir de 29/01/2018</text:span></text:p>
        <text:p><text:span text:style-name="T86">19094 - DAVID VICTOR CORREIA DOS SANTOS, mat.0000036862 concedo 30 dias a partir de 28/12/2017</text:span></text:p>
        <text:p><text:span text:style-name="T87">19904 - JOSE VALTER SOARES DA SILVA, mat.0000014222 concedo 8 dias a partir de 16/01/2018</text:span></text:p>
        <text:p><text:span text:style-name="T88">20054 - MARCELA CAROLINE SILVA FERREIRA DE AZEVEDO, mat.0000045357 concedo 30 dias a partir de 11/01/2018</text:span></text:p>
        <text:p><text:span text:style-name="T89">19573 - MARIO LUCIANO BARROS DA SILVA, mat.0000039632 concedo 9 dias a partir de 10/01/2018</text:span></text:p>
        <text:p><text:span text:style-name="T90">FACEPE</text:span></text:p>
        <text:p><text:span text:style-name="T91">DEFIRO os pedidos de Licença Médica para Tratamento de Saúde - Inicial</text:span></text:p>
        <text:p><text:span text:style-name="T92">20335 - MARIA RITA DO NASCIMENTO SILVA, mat.0000001678 concedo 60 dias a partir de 26/01/2018</text:span></text:p>
        <text:p><text:span text:style-name="T93">FUNAFIN (IRH-PE)</text:span></text:p>
        <text:p><text:span text:style-name="T94">DEFIRO os pedidos de Licença Médica para Tratamento de Saúde - Inicial</text:span></text:p>
        <text:p><text:span text:style-name="T95">19921 - MARIA DAS GRACAS CAMELO DE VALOIS CORREIA, mat.0000211893 concedo 7 dias a partir de 08/01/2018</text:span></text:p>
        <text:p><text:span text:style-name="T96">FUNAFIN (IRH-PE)</text:span></text:p>
        <text:p><text:span text:style-name="T97">DEFIRO os pedidos de Licença Médica para Tratamento de Saúde - Prorrogação</text:span></text:p>
        <text:p><text:span text:style-name="T98">19308 - MARIA LUSIANA ARAGAO DE SOUZA, mat.0000208116 concedo 60 dias a partir de 05/01/2018</text:span></text:p>
        <text:p><text:span text:style-name="T99">FUNAFIN - PENSOES ESTADUAIS</text:span></text:p>
        <text:p><text:span text:style-name="T100">DEFIRO os pedidos de Licença de Acompanhamento Familiar - Prorrogação</text:span></text:p>
        <text:p><text:span text:style-name="T101">19286 - VALDENICE SONIA DE MELO, mat.1590727101 concedo 30 dias a partir de 27/12/2017</text:span></text:p>
        <text:p><text:span text:style-name="T102">FUNAFIN - PENSOES ESTADUAIS</text:span></text:p>
        <text:p><text:span text:style-name="T103">DEFIRO os pedidos de Licença Médica para Tratamento de Saúde - Inicial</text:span></text:p>
        <text:p><text:span text:style-name="T104">20155 - CECILIA LEMOS UCHOA, mat.1594617101 concedo 15 dias a partir de 22/01/2018</text:span></text:p>
        <text:p><text:span text:style-name="T105">FUNAFIN - SEC DE EDUCACAO</text:span></text:p>
        <text:p><text:span text:style-name="T106">DEFIRO os pedidos de Licença Médica para Tratamento de Saúde - Inicial</text:span></text:p>
        <text:p><text:span text:style-name="T107">20242 - MARIA NIEDJA ASSIS DE OLIVEIRA, mat.0001393863 concedo 30 dias a partir de 24/01/2018</text:span></text:p>
        <text:p><text:span text:style-name="T108">FUNAFIN - SEC DE EDUCACAO</text:span></text:p>
        <text:p><text:span text:style-name="T109">DEFIRO os pedidos de Licença Médica para Tratamento de Saúde - Prorrogação</text:span></text:p>
        <text:p><text:span text:style-name="T110">20052 - MANOEL NASCIMENTO DE ALBUQUERQUE, mat.0001131044 concedo 90 dias a partir de 23/01/2018</text:span></text:p>
        <text:p><text:span text:style-name="T111">FUNAFIN - SEC DE SAUDE</text:span></text:p>
        <text:p><text:span text:style-name="T112">DEFIRO os pedidos de Licença Médica para Tratamento de Saúde - Prorrogação</text:span></text:p>
        <text:p><text:span text:style-name="T113">19957 - BEILTON FREIRE DA ROCHA, mat.0002328097 concedo 120 dias a partir de 15/01/2018</text:span></text:p>
        <text:p><text:span text:style-name="T114">FUNAPE</text:span></text:p>
        <text:p><text:span text:style-name="T115">DEFIRO os pedidos de Recurso Administrativo (Licença Médica para Tratamento de Saúde) - Inicial</text:span></text:p>
        <text:p><text:span text:style-name="T116">19405 - JOAO ANTONIO BEZERRA FILHO, mat.0000100382 concedo 7 dias a partir de </text:span></text:p>
        <text:p><text:span text:style-name="T117">FUNAPE</text:span></text:p>
        <text:p><text:span text:style-name="T118">DEFIRO os pedidos de Licença Médica para Tratamento de Saúde - Inicial</text:span></text:p>
        <text:p><text:span text:style-name="T119">19083 - EVALDO FERREIRA DE LIMA, mat.0000101230 concedo 4 dias a partir de 26/12/2017</text:span></text:p>
        <text:p><text:span text:style-name="T120">19405 - JOAO ANTONIO BEZERRA FILHO, mat.0000100382 concedo 7 dias a partir de 06/01/2017</text:span></text:p>
        <text:p><text:span text:style-name="T121">19333 - JOAO RIBEIRO ANDRADE FILHO, mat.0000101079 concedo 15 dias a partir de 05/01/2018</text:span></text:p>
        <text:p><text:span text:style-name="T122">FUNAPE</text:span></text:p>
        <text:p><text:span text:style-name="T123">DEFIRO os pedidos de Licença Médica para Tratamento de Saúde - Prorrogação</text:span></text:p>
        <text:p><text:span text:style-name="T124">19806 - EDJA MARIA BARACHO DE ALBUQUERQUE, mat.0000101974 concedo 2 dias a partir de 09/01/2018</text:span></text:p>
        <text:p><text:span text:style-name="T125">19860 - IVANI DIONISIO DAS NEVES, mat.0000104396 concedo 120 dias a partir de 13/11/2017</text:span></text:p>
        <text:p><text:span text:style-name="T126">20168 - JOAO RIBEIRO ANDRADE FILHO, mat.0000101079 concedo 10 dias a partir de 24/01/2018</text:span></text:p>
        <text:p><text:span text:style-name="T127">19644 - NARA SAMPAIO CANEJO SILVA, mat.0000104850 concedo 4 dias a partir de 09/01/2018</text:span></text:p>
        <text:p><text:span text:style-name="T128">FUNASE</text:span></text:p>
        <text:p><text:span text:style-name="T129">DEFIRO os pedidos de Licença Médica para Tratamento de Saúde - Inicial</text:span></text:p>
        <text:p><text:span text:style-name="T130">19246 - CIBELLE CRISTINA SILVA DE OLIVEIRA, mat.0000030201 concedo 5 dias a partir de 04/01/2018</text:span></text:p>
        <text:p><text:span text:style-name="T131">19338 - GLEICE CLAUDINO DA SILVA, mat.0000031070 concedo 23 dias a partir de 29/12/2017</text:span></text:p>
        <text:p><text:span text:style-name="T132">19010 - JOSE SEVERINO DAS NEVES, mat.0000012378 concedo 45 dias a partir de 12/12/2017</text:span></text:p>
        <text:p><text:span text:style-name="T133">19790 - LILIAN MARIA DE OLIVEIRA FONSECA, mat.0000030554 concedo 45 dias a partir de 08/01/2018</text:span></text:p>
        <text:p><text:span text:style-name="T134">19765 - MARIA AUXILIADORA MODESTO SEDYCIAS, mat.0000021490 concedo 30 dias a partir de 09/01/2018</text:span></text:p>
        <text:p><text:span text:style-name="T135">19679 - NILVANA SILVA DE FARIAS, mat.0000023728 concedo 90 dias a partir de 08/01/2018</text:span></text:p>
        <text:p><text:span text:style-name="T136">19857 - SILVERIO INOCENCIO TAVARES, mat.0000028940 concedo 17 dias a partir de 12/01/2018</text:span></text:p>
        <text:p><text:span text:style-name="T137">FUNASE</text:span></text:p>
        <text:p><text:span text:style-name="T138">DEFIRO os pedidos de Licença Médica para Tratamento de Saúde - Prorrogação</text:span></text:p>
        <text:p><text:span text:style-name="T139">20091 - ALINE MARIA FREIRE DA ROCHA ALMEIDA, mat.0000031135 concedo 22 dias a partir de 22/01/2018</text:span></text:p>
        <text:p><text:span text:style-name="T140">20093 - CIBELLE CRISTINA SILVA DE OLIVEIRA, mat.0000030201 concedo 30 dias a partir de 08/01/2018</text:span></text:p>
        <text:p><text:span text:style-name="T141">19623 - CLEBIA SUZANY FERNANDES DA SILVA, mat.0000024988 concedo 60 dias a partir de 12/01/2018</text:span></text:p>
        <text:p><text:span text:style-name="T142">19903 - MARIA DINALVA MARQUES SILVA, mat.0000023272 concedo 15 dias a partir de 06/01/2018</text:span></text:p>
        <text:p><text:span text:style-name="T143">20240 - MAYRA DE SOUZA LEITE SILVA, mat.0000030090 concedo 60 dias a partir de 03/01/2018</text:span></text:p>
        <text:p><text:span text:style-name="T144">FUNASE</text:span></text:p>
        <text:p><text:span text:style-name="T145">INDEFIRO os pedidos de Licença Médica para Tratamento de Saúde</text:span></text:p>
        <text:p><text:span text:style-name="T146">20015 - MIRELA CORREIA CORDEIRO, mat.0000031003, Indeferido</text:span></text:p>
        <text:p><text:span text:style-name="T147">GRANDE RECIFE TRANSPORTE</text:span></text:p>
        <text:p><text:span text:style-name="T148">DEFIRO os pedidos de Licença Médica para Tratamento de Saúde - Prorrogação</text:span></text:p>
        <text:p><text:span text:style-name="T149">19425 - MARIA DAS GRACAS FITTIPALDI FALCAO LEAL, mat.0000010960 concedo 10 dias a partir de 08/01/2018</text:span></text:p>
        <text:p><text:span text:style-name="T150">HEMOPE</text:span></text:p>
        <text:p><text:span text:style-name="T151">DEFIRO os pedidos de Licença Médica para Tratamento de Saúde - Inicial</text:span></text:p>
        <text:p><text:span text:style-name="T152">19716 - FILEMON MARTINHO DA FONSECA NETO, mat.0000008249 concedo 30 dias a partir de 04/01/2018</text:span></text:p>
        <text:p><text:span text:style-name="T153">19054 - NAIRA MARIA CALDAS DO VALE, mat.0000003212 concedo 15 dias a partir de 22/12/2017</text:span></text:p>
        <text:p><text:span text:style-name="T154">19799 - ROMUALDO RODRIGUES DE ALMEIDA FILHO, mat.0000007757 concedo 15 dias a partir de 12/01/2018</text:span></text:p>
        <text:p><text:span text:style-name="T155">19370 - WAGNER LEITE MIRANDA, mat.0000064076 concedo 10 dias a partir de 20/12/2017</text:span></text:p>
        <text:p><text:span text:style-name="T156">HEMOPE</text:span></text:p>
        <text:p><text:span text:style-name="T157">DEFIRO os pedidos de Licença Médica para Tratamento de Saúde - Prorrogação</text:span></text:p>
        <text:p><text:span text:style-name="T158">20219 - LUCIMAR DOS SANTOS FONSECA, mat.0000006530 concedo 90 dias a partir de 01/02/2018</text:span></text:p>
        <text:p><text:span text:style-name="T159">INSTITUTO DE RECURSOS HUMANOS</text:span></text:p>
        <text:p><text:span text:style-name="T160">DEFIRO os pedidos de Recurso Administrativo (Licença Médica para Tratamento de Saúde) - Prorrogação</text:span></text:p>
        <text:p><text:span text:style-name="T161">19409 - EDILENE MARIA DA SILVA TABOSA, mat.0000118192 concedo 60 dias a partir de </text:span></text:p>
        <text:p><text:span text:style-name="T162">INSTITUTO DE RECURSOS HUMANOS</text:span></text:p>
        <text:p><text:span text:style-name="T163">DEFIRO os pedidos de Licença de Acompanhamento Familiar - Inicial</text:span></text:p>
        <text:p><text:span text:style-name="T164">20100 - MARIA CELI DE ARAUJO BARBOSA, mat.0000248924 concedo 7 dias a partir de 17/01/2018</text:span></text:p>
        <text:p><text:span text:style-name="T165">INSTITUTO DE RECURSOS HUMANOS</text:span></text:p>
        <text:p><text:span text:style-name="T166">DEFIRO os pedidos de Licença Médica para Tratamento de Saúde - Inicial</text:span></text:p>
        <text:p><text:span text:style-name="T167">19883 - ELIZETE BEZERRA GOMES, mat.0000202541 concedo 30 dias a partir de 18/01/2018</text:span></text:p>
        <text:p><text:span text:style-name="T168">20287 - MARIA DE FATIMA DA SILVA, mat.0000222267 concedo 15 dias a partir de 18/01/2018</text:span></text:p>
        <text:p><text:span text:style-name="T169">19165 - MARIA LUCIA COSTA RODRIGUES DE SOUZA, mat.0000129631 concedo 15 dias a partir de 21/12/2017</text:span></text:p>
        <text:p><text:span text:style-name="T170">19126 - SANDRA PAULA LEITE FIGUEROA, mat.0000222690 concedo 45 dias a partir de 27/12/2017</text:span></text:p>
        <text:p><text:span text:style-name="T171">INSTITUTO DE RECURSOS HUMANOS</text:span></text:p>
        <text:p><text:span text:style-name="T172">DEFIRO os pedidos de Licença Médica para Tratamento de Saúde - Prorrogação</text:span></text:p>
        <text:p><text:span text:style-name="T173">19517 - ADRIANA REGIA SANTOS VIANA, mat.0000128821 concedo 16 dias a partir de 29/12/2017</text:span></text:p>
        <text:p><text:span text:style-name="T174">19409 - EDILENE MARIA DA SILVA TABOSA, mat.0000118192 concedo 60 dias a partir de 08/01/2018</text:span></text:p>
        <text:p><text:span text:style-name="T175">19486 - ELISANGELA DE ARAUJO SESTER, mat.0000125628 concedo 45 dias a partir de 08/01/2018</text:span></text:p>
        <text:p><text:span text:style-name="T176">19378 - FERNANDO MOREIRA DA SILVA FILHO, mat.0000118753 concedo 60 dias a partir de 08/01/2018</text:span></text:p>
        <text:p><text:span text:style-name="T177">19123 - JOAO GONCALVES VILARINHO NETO, mat.0000218200 concedo 30 dias a partir de 02/01/2018</text:span></text:p>
        <text:p><text:span text:style-name="T178">19133 - MARLENE FERNANDES DE FRANCA, mat.0000122718 concedo 90 dias a partir de 30/12/2017</text:span></text:p>
        <text:p><text:span text:style-name="T179">19178 - MONICA MARCHIORI ANDREATINI ALENCAR, mat.0000119725 concedo 60 dias a partir de 07/01/2018</text:span></text:p>
        <text:p><text:span text:style-name="T180">20067 - SEBASTIAO URSULINO DA SILVA, mat.0002344300 concedo 45 dias a partir de 28/12/2017</text:span></text:p>
        <text:p><text:span text:style-name="T181">JUCEPE</text:span></text:p>
        <text:p><text:span text:style-name="T182">DEFIRO os pedidos de Licença Médica para Tratamento de Saúde - Inicial</text:span></text:p>
        <text:p><text:span text:style-name="T183">19984 - RODOLFO DE AZEVEDO FERREIRA, mat.0000021725 concedo 5 dias a partir de 09/01/2018</text:span></text:p>
        <text:p><text:span text:style-name="T184">JUCEPE</text:span></text:p>
        <text:p><text:span text:style-name="T185">DEFIRO os pedidos de Licença Médica para Tratamento de Saúde - Prorrogação</text:span></text:p>
        <text:p><text:span text:style-name="T186">19220 - INALDO VICTOR DOS SANTOS FILHO, mat.0000010960 concedo 90 dias a partir de 05/01/2018</text:span></text:p>
        <text:p><text:span text:style-name="T187">MINISTERIO PUBLICO - PJES</text:span></text:p>
        <text:p><text:span text:style-name="T188">DEFIRO os pedidos de Licença Maternidade</text:span></text:p>
        <text:p><text:span text:style-name="T189">20131 - ALEXANDRA DO NASCIMENTO FERREIRA DE SOUZA, mat.1889290 concedo 180 dias a partir de 22/12/2017</text:span></text:p>
        <text:p><text:span text:style-name="T190">MINISTERIO PUBLICO - PJES</text:span></text:p>
        <text:p><text:span text:style-name="T191">DEFIRO os pedidos de Licença Médica para Tratamento de Saúde - Inicial</text:span></text:p>
        <text:p><text:span text:style-name="T192">19711 - CELESTE CRISTINA GOMES BEZERRA, mat.1896717 concedo 45 dias a partir de 13/01/2018</text:span></text:p>
        <text:p><text:span text:style-name="T193">MINISTERIO PUBLICO - PJES</text:span></text:p>
        <text:p><text:span text:style-name="T194">DEFIRO os pedidos de Licença Médica para Tratamento de Saúde - Prorrogação</text:span></text:p>
        <text:p><text:span text:style-name="T195">19254 - GEORGE LUIZ SOARES DIAS, mat.1889362 concedo 90 dias a partir de 02/01/2018</text:span></text:p>
        <text:p><text:span text:style-name="T196">19422 - Isabel de Lizandra Penha Alves, mat.1883666 concedo 30 dias a partir de 10/01/2018</text:span></text:p>
        <text:p><text:span text:style-name="T197">19478 - Márcia Cordeiro Guimarães Lima, mat.1879634 concedo 180 dias a partir de 31/12/2017</text:span></text:p>
        <text:p><text:span text:style-name="T198">MINISTERIO PUBLICO - PJES</text:span></text:p>
        <text:p><text:span text:style-name="T199">INDEFIRO os pedidos de Licença Médica para Tratamento de Saúde</text:span></text:p>
        <text:p><text:span text:style-name="T200">19045 - Isabel de Lizandra Penha Alves, mat.1883666, Indeferido</text:span></text:p>
        <text:p><text:span text:style-name="T201">POLICIA MILITAR DE PERNAMBUCO</text:span></text:p>
        <text:p><text:span text:style-name="T202">DEFIRO os pedidos de Licença Médica para Tratamento de Saúde - Inicial</text:span></text:p>
        <text:p><text:span text:style-name="T203">19876 - ISMENIA MAURICIA DA SILVA, mat.0000006971 concedo 15 dias a partir de 12/01/2018</text:span></text:p>
        <text:p><text:span text:style-name="T204">PROCURADORIA GERAL DO ESTADO</text:span></text:p>
        <text:p><text:span text:style-name="T205">DEFIRO os pedidos de Licença Médica para Tratamento de Saúde - Inicial</text:span></text:p>
        <text:p><text:span text:style-name="T206">19497 - ANDRE GUSTAVO AFONSO FERREIRA BARROS LEITE, mat.0003177050 concedo 30 dias a partir de 02/01/2018</text:span></text:p>
        <text:p><text:span text:style-name="T207">19655 - FLAVIA CRISTINA DE ARAUJO VASCONCELOS, mat.0001169963 concedo 10 dias a partir de 09/01/2018</text:span></text:p>
        <text:p><text:span text:style-name="T208">19877 - JODILZA DE LIMA DAMASCENO, mat.0001351443 concedo 15 dias a partir de 08/01/2018</text:span></text:p>
        <text:p><text:span text:style-name="T209">19915 - LEONARDO GUIMARAES FREIRE, mat.0003581675 concedo 15 dias a partir de 10/01/2018</text:span></text:p>
        <text:p><text:span text:style-name="T210">20356 - MARIA DE FATIMA ANDRADE ROCHA, mat.0003597148 concedo 15 dias a partir de 22/01/2018</text:span></text:p>
        <text:p><text:span text:style-name="T211">19815 - MARIA GORETTI ALENCAR BARROS E SILVA, mat.0001111396 concedo 30 dias a partir de 18/01/2018</text:span></text:p>
        <text:p><text:span text:style-name="T212">SEC DA CASA CIVIL</text:span></text:p>
        <text:p><text:span text:style-name="T213">DEFIRO os pedidos de Licença Médica para Tratamento de Saúde - Prorrogação</text:span></text:p>
        <text:p><text:span text:style-name="T214">19766 - ANTONIO CANDIDO DA SILVA, mat.0001109235 concedo 30 dias a partir de 10/01/2018</text:span></text:p>
        <text:p><text:span text:style-name="T215">SEC DA CONTROLAD GER DO ESTADO</text:span></text:p>
        <text:p><text:span text:style-name="T216">DEFIRO os pedidos de Licença Médica para Tratamento de Saúde - Prorrogação</text:span></text:p>
        <text:p><text:span text:style-name="T217">20021 - ELISANGELA MARIA PEREIRA DOS SANTOS LOBO, mat.0003284069 concedo 15 dias a partir de 11/01/2018</text:span></text:p>
        <text:p><text:span text:style-name="T218">SEC DA FAZENDA</text:span></text:p>
        <text:p><text:span text:style-name="T219">DEFIRO os pedidos de Licença Médica para Tratamento de Saúde - Inicial</text:span></text:p>
        <text:p><text:span text:style-name="T220">19991 - ALEXANDRE JOSE WANDERLEY DE MORAES, mat.0001877372 concedo 30 dias a partir de 17/01/2018</text:span></text:p>
        <text:p><text:span text:style-name="T221">20166 - ANA LUCIA SANTIAGO DOS SANTOS OLIVEIRA, mat.0001358715 concedo 30 dias a partir de 22/01/2018</text:span></text:p>
        <text:p><text:span text:style-name="T222">18996 - EDIVALDO SILVESTRE GALINDO JUNIOR, mat.0001710630 concedo 30 dias a partir de 27/12/2017</text:span></text:p>
        <text:p><text:span text:style-name="T223">19475 - ERIVALDO FERREIRA DA SILVA, mat.0001513435 concedo 60 dias a partir de 25/12/2017</text:span></text:p>
        <text:p><text:span text:style-name="T224">20109 - MARIA DA CONCEICAO ARAUJO BATISTA, mat.0003632385 concedo 7 dias a partir de 21/01/2018</text:span></text:p>
        <text:p><text:span text:style-name="T225">20120 - ROBSON RODRIGUES LEMOS, mat.0001720090 concedo 15 dias a partir de 23/01/2018</text:span></text:p>
        <text:p><text:span text:style-name="T226">SEC DA FAZENDA</text:span></text:p>
        <text:p><text:span text:style-name="T227">DEFIRO os pedidos de Licença Médica para Tratamento de Saúde - Prorrogação</text:span></text:p>
        <text:p><text:span text:style-name="T228">19648 - JACINTA CARLOS JACINTO, mat.0001370308 concedo 30 dias a partir de 08/01/2018</text:span></text:p>
        <text:p><text:span text:style-name="T229">20312 - KARINA DOS ANJOS GALINDO, mat.0001878565 concedo 60 dias a partir de 28/01/2018</text:span></text:p>
        <text:p><text:span text:style-name="T230">19005 - ROSEMARY DE SENA PORDEUS, mat.0001879308 concedo 30 dias a partir de 06/01/2018</text:span></text:p>
        <text:p><text:span text:style-name="T231">19050 - ZILMA COSTA SANTOS BEZERRA, mat.0001576283 concedo 40 dias a partir de 28/12/2017</text:span></text:p>
        <text:p><text:span text:style-name="T232">SEC DA FAZENDA</text:span></text:p>
        <text:p><text:span text:style-name="T233">INDEFIRO os pedidos de Licença Médica para Tratamento de Saúde</text:span></text:p>
        <text:p><text:span text:style-name="T234">19460 - ALEXANDRE JOSE WANDERLEY DE MORAES, mat.0001877372, Indeferido</text:span></text:p>
        <text:p><text:span text:style-name="T235">SEC DE ADMINISTRACAO</text:span></text:p>
        <text:p><text:span text:style-name="T236">DEFIRO os pedidos de Licença de Acompanhamento Familiar - Inicial</text:span></text:p>
        <text:p><text:span text:style-name="T237">19808 - FERNANDA ALMEIDA BATISTA FARIAS, mat.0003246230 concedo 9 dias a partir de 15/11/2017</text:span></text:p>
        <text:p><text:span text:style-name="T238">SEC DE ADMINISTRACAO</text:span></text:p>
        <text:p><text:span text:style-name="T239">DEFIRO os pedidos de Licença Médica para Tratamento de Saúde - Inicial</text:span></text:p>
        <text:p><text:span text:style-name="T240">19879 - ANAILZA GOMES DE ALMEIDA, mat.0001251260 concedo 14 dias a partir de 17/01/2018</text:span></text:p>
        <text:p><text:span text:style-name="T241">19789 - BRUNO GALVAO MENEZES, mat.0003246507 concedo 15 dias a partir de 15/01/2018</text:span></text:p>
        <text:p><text:span text:style-name="T242">19543 - CHRYSTIANE KELLI DE ARAUJO BARBOSA, mat.0003246019 concedo 15 dias a partir de 27/12/2017</text:span></text:p>
        <text:p><text:span text:style-name="T243">19788 - LUCIA HELENA DE CARLI DOS SANTOS MOURY FERNANDES, mat.0003248518 concedo 10 dias a partir de 15/01/2018</text:span></text:p>
        <text:p><text:span text:style-name="T244">19835 - RENATA CARTAXO JACOME, mat.0002997428 concedo 4 dias a partir de 18/01/2018</text:span></text:p>
        <text:p><text:span text:style-name="T245">SEC DE AGRICULT E REF AGRARIA</text:span></text:p>
        <text:p><text:span text:style-name="T246">DEFIRO os pedidos de Licença Médica para Tratamento de Saúde - Inicial</text:span></text:p>
        <text:p><text:span text:style-name="T247">19686 - EDI TACITO ALMEIDA RODRIGUES DE SOUZA, mat.0003355713 concedo 90 dias a partir de 08/01/2018</text:span></text:p>
        <text:p><text:span text:style-name="T248">19358 - RINALDO GONCALVES DE SOUZA, mat.0001155601 concedo 30 dias a partir de 08/01/2018</text:span></text:p>
        <text:p><text:span text:style-name="T249">SEC DE AGRICULT E REF AGRARIA</text:span></text:p>
        <text:p><text:span text:style-name="T250">DEFIRO os pedidos de Licença Médica para Tratamento de Saúde - Prorrogação</text:span></text:p>
        <text:p><text:span text:style-name="T251">19223 - DENISE SILVA ESCOBAR, mat.0003355993 concedo 120 dias a partir de 29/12/2017</text:span></text:p>
        <text:p><text:span text:style-name="T252">20244 - NUBIA CRISTINA SANTOS DE CARVALHO, mat.0003355683 concedo 180 dias a partir de 21/01/2018</text:span></text:p>
        <text:p><text:span text:style-name="T253">SEC DE DEFESA SOCIAL</text:span></text:p>
        <text:p><text:span text:style-name="T254">DEFIRO os pedidos de Licença Maternidade</text:span></text:p>
        <text:p><text:span text:style-name="T255">19730 - ALESSANDRA LUCIA DE ARAUJO CAVALCANTI BORBA, mat.0003508056 concedo 180 dias a partir de 11/01/2018</text:span></text:p>
        <text:p><text:span text:style-name="T256">19760 - DAIANA PEREIRA FERRAZ DE ANDRADE, mat.0002811588 concedo 180 dias a partir de 10/01/2018</text:span></text:p>
        <text:p><text:span text:style-name="T257">19264 - DANIELE BARBOSA DA SILVA SANTOS, mat.0002728060 concedo 180 dias a partir de 25/12/2017</text:span></text:p>
        <text:p><text:span text:style-name="T258">19807 - EDNA MARIA DE OLIVEIRA MORAIS TUBIAS, mat.0002733919 concedo 180 dias a partir de 09/01/2018</text:span></text:p>
        <text:p><text:span text:style-name="T259">19826 - GEORGIA MARIA DE SOUZA FERRAZ CAVALCANTE, mat.0002731312 concedo 180 dias a partir de 15/01/2018</text:span></text:p>
        <text:p><text:span text:style-name="T260">19965 - JULIANA AUREA DA SILVA SANTOS, mat.0002734737 concedo 180 dias a partir de 26/07/2017</text:span></text:p>
        <text:p><text:span text:style-name="T261">19314 - MARIA EULÁLIA LEITE MACIEL, mat.385970-3 concedo 180 dias a partir de 08/11/2017</text:span></text:p>
        <text:p><text:span text:style-name="T262">19635 - MICHELLE JACOBINA DE VASCONCELOS, mat.0002737400 concedo 180 dias a partir de 08/01/2018</text:span></text:p>
        <text:p><text:span text:style-name="T263">SEC DE DEFESA SOCIAL</text:span></text:p>
        <text:p><text:span text:style-name="T264">DEFIRO os pedidos de Recurso Administrativo (Licença Médica para Tratamento de Saúde) - Inicial</text:span></text:p>
        <text:p><text:span text:style-name="T265">19690 - INACIO AFONSO DE SOUZA PARAIZO NETO, mat.0001619780 concedo 14 dias a partir de </text:span></text:p>
        <text:p><text:span text:style-name="T266">SEC DE DEFESA SOCIAL</text:span></text:p>
        <text:p><text:span text:style-name="T267">DEFIRO os pedidos de Recurso Administrativo (Licença Médica para Tratamento de Saúde) - Prorrogação</text:span></text:p>
        <text:p><text:span text:style-name="T268">19421 - LAIS HELENA SALGADO DE MOURA MUNIZ, mat.0002732874 concedo 30 dias a partir de </text:span></text:p>
        <text:p><text:span text:style-name="T269">19121 - RIVADAVIA GONCALVES PEREIRA, mat.0001182277 concedo 90 dias a partir de </text:span></text:p>
        <text:p><text:span text:style-name="T270">SEC DE DEFESA SOCIAL</text:span></text:p>
        <text:p><text:span text:style-name="T271">DEFIRO os pedidos de Licença de Acompanhamento Familiar - Inicial</text:span></text:p>
        <text:p><text:span text:style-name="T272">20083 - AECIO DE BARROS XAVIER, mat.0002214296 concedo 16 dias a partir de 21/01/2018</text:span></text:p>
        <text:p><text:span text:style-name="T273">20202 - ANA ELIZABETH SOUTO DE CARVALHO, mat.0002967812 concedo 1 dias a partir de 23/01/2018</text:span></text:p>
        <text:p><text:span text:style-name="T274">19477 - ANDRE ALENCAR BARBOSA PALITOT, mat.0003478777 concedo 30 dias a partir de 05/01/2018</text:span></text:p>
        <text:p><text:span text:style-name="T275">19426 - SIMONE BATISTA LEITE, mat.0002970490 concedo 4 dias a partir de 26/12/2017</text:span></text:p>
        <text:p><text:span text:style-name="T276">20070 - VERA LUCIA PEREIRA NEVES, mat.0002729954 concedo 25 dias a partir de 02/02/2018</text:span></text:p>
        <text:p><text:span text:style-name="T277">19872 - WILCKSON ANTONIO CANTARELLI DE CARVALHO, mat.0002211793 concedo 20 dias a partir de 08/01/2018</text:span></text:p>
        <text:p><text:span text:style-name="T278">SEC DE DEFESA SOCIAL</text:span></text:p>
        <text:p><text:span text:style-name="T279">DEFIRO os pedidos de Licença de Acompanhamento Familiar - Prorrogação</text:span></text:p>
        <text:p><text:span text:style-name="T280">19343 - ROSIANE DE SOUZA SILVA, mat.0003507343 concedo 60 dias a partir de 02/01/2018</text:span></text:p>
        <text:p><text:span text:style-name="T281">20159 - SIMONE BATISTA LEITE, mat.0002970490 concedo 15 dias a partir de 23/01/2018</text:span></text:p>
        <text:p><text:span text:style-name="T282">SEC DE DEFESA SOCIAL</text:span></text:p>
        <text:p><text:span text:style-name="T283">DEFIRO os pedidos de Licença Médica para Tratamento de Saúde - Inicial</text:span></text:p>
        <text:p><text:span text:style-name="T284">19638 - ANA CAROLINA BEZERRA DA COSTA, mat.0002209209 concedo 15 dias a partir de 10/01/2018</text:span></text:p>
        <text:p><text:span text:style-name="T285">19203 - ANA PAULA DA SILVA LOPES, mat.0002737914 concedo 8 dias a partir de 27/12/2017</text:span></text:p>
        <text:p><text:span text:style-name="T286">19813 - CASSIANA MARIA DE OLIVEIRA SILVA, mat.0002735270 concedo 15 dias a partir de 08/01/2018</text:span></text:p>
        <text:p><text:span text:style-name="T287">19334 - CHARLES JAMES MOCOCK, mat.0002210843 concedo 8 dias a partir de 07/12/2017</text:span></text:p>
        <text:p><text:span text:style-name="T288">19119 - DANIELA MARIA SILVESTRE DE OLIVEIRA, mat.0003509109 concedo 4 dias a partir de 01/01/2018</text:span></text:p>
        <text:p><text:span text:style-name="T289">19640 - DAVID MEDEIROS FERREIRA DE FARIAS, mat.0001933990 concedo 7 dias a partir de 09/01/2018</text:span></text:p>
        <text:p><text:span text:style-name="T290">20226 - EDNA GALDENCIO DA SILVA, mat.0001452088 concedo 20 dias a partir de 18/01/2018</text:span></text:p>
        <text:p><text:span text:style-name="T291">19086 - EDNEYDE COSTA DE ANDRADA, mat.0001258788 concedo 10 dias a partir de 02/01/2018</text:span></text:p>
        <text:p><text:span text:style-name="T292">20126 - EDUARDO ALBERTO VILHENA SARAIVA, mat.0002725673 concedo 7 dias a partir de 18/01/2018</text:span></text:p>
        <text:p><text:span text:style-name="T293">19365 - FELIPE ELISIO DE MATTOS GOMES, mat.0002737604 concedo 30 dias a partir de 08/01/2018</text:span></text:p>
        <text:p><text:span text:style-name="T294">19116 - FERNANDO BRAZ DA SILVA, mat.0001575872 concedo 30 dias a partir de 02/01/2018</text:span></text:p>
        <text:p><text:span text:style-name="T295">19095 - GEORGIA MARIA DE SOUZA FERRAZ CAVALCANTE, mat.0002731312 concedo 15 dias a partir de 29/12/2017</text:span></text:p>
        <text:p><text:span text:style-name="T296">19012 - GILDERLEY ALVES GONDIM, mat.0002724642 concedo 3 dias a partir de 13/12/2017</text:span></text:p>
        <text:p><text:span text:style-name="T297">20085 - GIRLENE CRISTINA DE PAULA FREIRE, mat.0001403087 concedo 30 dias a partir de 12/01/2018</text:span></text:p>
        <text:p><text:span text:style-name="T298">19690 - INACIO AFONSO DE SOUZA PARAIZO NETO, mat.0001619780 concedo 19 dias a partir de 15/01/2018</text:span></text:p>
        <text:p><text:span text:style-name="T299">19997 - ISAAC MARTINS RODRIGUES FILHO, mat.0002733013 concedo 15 dias a partir de 14/01/2018</text:span></text:p>
        <text:p><text:span text:style-name="T300">19532 - IVAMACIO DA SILVA MAGALHAES, mat.0003136353 concedo 3 dias a partir de 27/12/2017</text:span></text:p>
        <text:p><text:span text:style-name="T301">18992 - IVONEIDE MARIA GONCALVES DE SOUZA, mat.0002633540 concedo 40 dias a partir de 21/12/2017</text:span></text:p>
        <text:p><text:span text:style-name="T302">19228 - JANAINA MELO DE OLIVEIRA ALVES, mat.0002365987 concedo 30 dias a partir de 26/12/2017</text:span></text:p>
        <text:p><text:span text:style-name="T303">19687 - JOAB JOSE DA SILVA, mat.0003507734 concedo 60 dias a partir de 11/01/2018</text:span></text:p>
        <text:p><text:span text:style-name="T304">19283 - JOEL RICARDO DE MEDEIROS PEREIRA, mat.0003196321 concedo 60 dias a partir de 27/12/2017</text:span></text:p>
        <text:p><text:span text:style-name="T305">19181 - JOSE FRANCISCO RODRIGUES DA SILVA, mat.0003201309 concedo 9 dias a partir de 30/12/2017</text:span></text:p>
        <text:p><text:span text:style-name="T306">19014 - JULIO PIRES BARBOSA DE CARVALHO NETO, mat.0002729407 concedo 15 dias a partir de 27/12/2017</text:span></text:p>
        <text:p><text:span text:style-name="T307">19359 - MARCONI GAMA DE OLIVEIRA, mat.0002208415 concedo 30 dias a partir de 15/12/2017</text:span></text:p>
        <text:p><text:span text:style-name="T308">20008 - MARIA ALICE GALVAO DARCE ROQUE, mat.0002960591 concedo 30 dias a partir de 17/01/2018</text:span></text:p>
        <text:p><text:span text:style-name="T309">19764 - MARIA ANTONIETA DOS SANTOS CALADO, mat.0002725266 concedo 15 dias a partir de 10/01/2018</text:span></text:p>
        <text:p><text:span text:style-name="T310">19354 - MIGUEL ARCANJO DE LIRA NETO, mat.0001581910 concedo 30 dias a partir de 02/01/2018</text:span></text:p>
        <text:p><text:span text:style-name="T311">19947 - MILENA MACIEL MONTEIRO, mat.0002210509 concedo 30 dias a partir de 22/01/2018</text:span></text:p>
        <text:p><text:span text:style-name="T312">19253 - MILTON ANTONINO DA SILVA JUNIOR, mat.0002094061 concedo 30 dias a partir de 27/12/2017</text:span></text:p>
        <text:p><text:span text:style-name="T313">20019 - NIEDJA QUEIROZ CURSINO, mat.0003510638 concedo 15 dias a partir de 22/01/2018</text:span></text:p>
        <text:p><text:span text:style-name="T314">19154 - NILMA DA SILVEIRA AZEVEDO, mat.0001261800 concedo 45 dias a partir de 24/12/2017</text:span></text:p>
        <text:p><text:span text:style-name="T315">19709 - PATRICIA DE CARVALHO MARTINS, mat.0001924982 concedo 60 dias a partir de 18/10/2017</text:span></text:p>
        <text:p><text:span text:style-name="T316">20212 - PATRICIA GOMES DA SILVA, mat.0002732564 concedo 10 dias a partir de 25/01/2018</text:span></text:p>
        <text:p><text:span text:style-name="T317">19652 - PAULO ANDRE SILVA LINS, mat.0003510727 concedo 60 dias a partir de 12/01/2018</text:span></text:p>
        <text:p><text:span text:style-name="T318">19076 - ROBERTO LUIZ SOUZA BARBOSA DA SILVA, mat.0003510182 concedo 60 dias a partir de 26/12/2017</text:span></text:p>
        <text:p><text:span text:style-name="T319">20358 - RUI JOSE DO MONTE LEITE, mat.0002511789 concedo 30 dias a partir de 26/01/2018</text:span></text:p>
        <text:p><text:span text:style-name="T320">19625 - SANDRIEL ROSENO DA SILVA, mat.0002760363 concedo 30 dias a partir de 09/01/2018</text:span></text:p>
        <text:p><text:span text:style-name="T321">19318 - WENDELL VITOR ALVES, mat.0003197352 concedo 2 dias a partir de 17/10/2017</text:span></text:p>
        <text:p><text:span text:style-name="T322">SEC DE DEFESA SOCIAL</text:span></text:p>
        <text:p><text:span text:style-name="T323">DEFIRO os pedidos de Licença Médica para Tratamento de Saúde - Prorrogação</text:span></text:p>
        <text:p><text:span text:style-name="T324">19761 - AILTON JOSE DE OLIVEIRA, mat.0001797670 concedo 15 dias a partir de 17/01/2018</text:span></text:p>
        <text:p><text:span text:style-name="T325">19827 - ANGELO INOCENCIO FERREIRA, mat.0002728281 concedo 30 dias a partir de 28/12/2017</text:span></text:p>
        <text:p><text:span text:style-name="T326">20005 - ANTONIO CARLOS AVELINO DE PONTES, mat.0003509435 concedo 10 dias a partir de 23/01/2018</text:span></text:p>
        <text:p><text:span text:style-name="T327">19355 - ANTONIO SARAIVA DA SILVA NETO, mat.0003505782 concedo 45 dias a partir de 30/12/2017</text:span></text:p>
        <text:p><text:span text:style-name="T328">19660 - BENILSON NUNES PEREIRA, mat.0003506827 concedo 15 dias a partir de 09/01/2018</text:span></text:p>
        <text:p><text:span text:style-name="T329">20099 - BENILSON NUNES PEREIRA, mat.0003506827 concedo 15 dias a partir de 23/01/2018</text:span></text:p>
        <text:p><text:span text:style-name="T330">19550 - CANDIDA MARIA BRITTO ALZAGA, mat.3854299 concedo 30 dias a partir de 08/01/2018</text:span></text:p>
        <text:p><text:span text:style-name="T331">19304 - CARLOS DANIEL ALBUQUERQUE COELHO, mat.0003196771 concedo 15 dias a partir de 05/01/2018</text:span></text:p>
        <text:p><text:span text:style-name="T332">20115 - CASSIANA MARIA DE OLIVEIRA SILVA, mat.0002735270 concedo 7 dias a partir de 22/01/2018</text:span></text:p>
        <text:p><text:span text:style-name="T333">19944 - DANIEL LINS DE MENDONCA UCHOA, mat.0002095700 concedo 7 dias a partir de 02/01/2018</text:span></text:p>
        <text:p><text:span text:style-name="T334">20262 - EDIVILMA LEITE DOS SANTOS SILVA, mat.0002728850 concedo 30 dias a partir de 29/01/2018</text:span></text:p>
        <text:p><text:span text:style-name="T335">19396 - EDNEYDE COSTA DE ANDRADA, mat.0001258788 concedo 20 dias a partir de 27/12/2017</text:span></text:p>
        <text:p><text:span text:style-name="T336">19672 - EDSON FELIX DOS SANTOS, mat.0002085224 concedo 60 dias a partir de 12/01/2018</text:span></text:p>
        <text:p><text:span text:style-name="T337">19430 - EDVALDO ALVES DOS SANTOS JUNIOR, mat.0003202577 concedo 180 dias a partir de 08/11/2017</text:span></text:p>
        <text:p><text:span text:style-name="T338">19707 - FERNANDA MACHADO PORTO DE FARIAS, mat.0003205983 concedo 60 dias a partir de 14/01/2018</text:span></text:p>
        <text:p><text:span text:style-name="T339">19113 - GENEZIL AGUIAR COELHO DE MOURA, mat.0001966669 concedo 8 dias a partir de 02/01/2018</text:span></text:p>
        <text:p><text:span text:style-name="T340">19657 - GENEZIL AGUIAR COELHO DE MOURA, mat.0001966669 concedo 30 dias a partir de 11/01/2018</text:span></text:p>
        <text:p><text:span text:style-name="T341">19666 - ISABEL CRISTINA ROCHA LINS, mat.0003504735 concedo 30 dias a partir de 09/01/2018</text:span></text:p>
        <text:p><text:span text:style-name="T342">20026 - IVONISE FERREIRA DOS ANJOS, mat.0002082519 concedo 20 dias a partir de 03/01/2018</text:span></text:p>
        <text:p><text:span text:style-name="T343">19043 - JOAO BOSCO DE OLIVEIRA CASTRO, mat.0003199215 concedo 45 dias a partir de 18/12/2017</text:span></text:p>
        <text:p><text:span text:style-name="T344">19249 - JOSE CLECIO BATISTA DA SILVA, mat.0002733536 concedo 45 dias a partir de 05/01/2018</text:span></text:p>
        <text:p><text:span text:style-name="T345">19297 - JOSE LUIS DA SILVA, mat.0002734370 concedo 30 dias a partir de 02/01/2018</text:span></text:p>
        <text:p><text:span text:style-name="T346">20277 - LINDENBERG AECIO FERREIRA MENDES, mat.0002969726 concedo 30 dias a partir de 29/01/2018</text:span></text:p>
        <text:p><text:span text:style-name="T347">20264 - MARCOS LUIZ DE MELO JUNIOR, mat.0002084430 concedo 90 dias a partir de 22/01/2018</text:span></text:p>
        <text:p><text:span text:style-name="T348">20201 - MARIA DO CARMO DA SILVA TORRES, mat.0002633485 concedo 13 dias a partir de 23/01/2018</text:span></text:p>
        <text:p><text:span text:style-name="T349">19837 - MARILIA DA CONCEICAO CARVALHO CAVALCANTI, mat.0002811693 concedo 180 dias a partir de 29/12/2017</text:span></text:p>
        <text:p><text:span text:style-name="T350">20249 - MAURO GARBUGLIO FILHO, mat.0001525000 concedo 7 dias a partir de 25/01/2018</text:span></text:p>
        <text:p><text:span text:style-name="T351">20119 - NILMA DA SILVEIRA AZEVEDO, mat.0001261800 concedo 60 dias a partir de 29/01/2018</text:span></text:p>
        <text:p><text:span text:style-name="T352">18980 - PAULO TARSO CANDEIA DE SOUSA, mat.0003202569 concedo 90 dias a partir de 26/12/2017</text:span></text:p>
        <text:p><text:span text:style-name="T353">20363 - RENATA BECHARA COUTINHO, mat.0002735687 concedo 90 dias a partir de 05/02/2018</text:span></text:p>
        <text:p><text:span text:style-name="T354">19121 - RIVADAVIA GONCALVES PEREIRA, mat.0001182277 concedo 90 dias a partir de 03/01/2018</text:span></text:p>
        <text:p><text:span text:style-name="T355">19092 - SERGIO JOSE DA SILVA, mat.0001478095 concedo 7 dias a partir de 20/12/2017</text:span></text:p>
        <text:p><text:span text:style-name="T356">19583 - VIVIANE LINS MOURY CORREIA DE MELO, mat.0002210738 concedo 30 dias a partir de 12/01/2018</text:span></text:p>
        <text:p><text:span text:style-name="T357">20170 - VIVIANE MATOS DE SANTANA, mat.0002734443 concedo 1 dias a partir de 06/11/2017</text:span></text:p>
        <text:p><text:span text:style-name="T358">SEC DE DEFESA SOCIAL</text:span></text:p>
        <text:p><text:span text:style-name="T359">INDEFIRO os pedidos de Licença Médica para Tratamento de Saúde</text:span></text:p>
        <text:p><text:span text:style-name="T360">18985 - FREDERICO MARQUES DE LUCENA, mat.0001797891, Indeferido</text:span></text:p>
        <text:p><text:span text:style-name="T361">19491 - JOSE CLECIO BATISTA DA SILVA, mat.0002733536, Indeferido</text:span></text:p>
        <text:p><text:span text:style-name="T362">19673 - JOSIANE LOURENCO DA HORA, mat.0002969289, Indeferido</text:span></text:p>
        <text:p><text:span text:style-name="T363">20063 - VERA LUCIA PEREIRA NEVES, mat.0002729954, Indeferido</text:span></text:p>
        <text:p><text:span text:style-name="T364">SEC DE DESENVOLVIMENTO ECONOM</text:span></text:p>
        <text:p><text:span text:style-name="T365">DEFIRO os pedidos de Licença Médica para Tratamento de Saúde - Inicial</text:span></text:p>
        <text:p><text:span text:style-name="T366">19498 - RICARDO GALVAO LINS, mat.0001163086 concedo 90 dias a partir de 26/12/2017</text:span></text:p>
        <text:p><text:span text:style-name="T367">SEC DE EDUCACAO</text:span></text:p>
        <text:p><text:span text:style-name="T368">DEFIRO os pedidos de Licença Maternidade</text:span></text:p>
        <text:p><text:span text:style-name="T369">20370 - ANDREA FERREIRA DA SILVA MATOSO, mat.0003839990 concedo 180 dias a partir de 01/02/2018</text:span></text:p>
        <text:p><text:span text:style-name="T370">20237 - CATARINE CRISTINE CARVALHO GONCALO, mat.0003778452 concedo 180 dias a partir de 11/01/2018</text:span></text:p>
        <text:p><text:span text:style-name="T371">19607 - CHRISTIANE DE CASSIA SOUZA MELO, mat.0003017770 concedo 180 dias a partir de 04/01/2018</text:span></text:p>
        <text:p><text:span text:style-name="T372">20245 - CLEIA MEYRELLE LEITE DA SILVA, mat.0003030857 concedo 180 dias a partir de 30/01/2018</text:span></text:p>
        <text:p><text:span text:style-name="T373">19416 - HAILANNA DARLLA BENTO MINERVINO, mat.0003032310 concedo 180 dias a partir de 27/12/2017</text:span></text:p>
        <text:p><text:span text:style-name="T374">20338 - IZABEL CRISTINA GONCALVES RODRIGUES, mat.0003025160 concedo 180 dias a partir de 05/01/2018</text:span></text:p>
        <text:p><text:span text:style-name="T375">18983 - JOELMA MACEDO DE SANTANA, mat.0002535351 concedo 180 dias a partir de 18/12/2017</text:span></text:p>
        <text:p><text:span text:style-name="T376">20016 - KELLYANE DE ALMEIDA OLIVEIRA, mat.0003792560 concedo 180 dias a partir de 09/01/2018</text:span></text:p>
        <text:p><text:span text:style-name="T377">19918 - MARCELLA BARBOSA DOS SANTOS SILVA, mat.0003781186 concedo 180 dias a partir de 17/01/2018</text:span></text:p>
        <text:p><text:span text:style-name="T378">19312 - MARIA ADRIANA FREIRE DA CRUZ, mat.0003019110 concedo 180 dias a partir de 13/12/2017</text:span></text:p>
        <text:p><text:span text:style-name="T379">19335 - MARIA DA CONCEICAO DE SOUZA SILVA ARAUJO, mat.0003776611 concedo 180 dias a partir de 26/12/2017</text:span></text:p>
        <text:p><text:span text:style-name="T380">20210 - MARIA DA GLORIA CALLADO MARTINS, mat.0002396254 concedo 180 dias a partir de 18/01/2018</text:span></text:p>
        <text:p><text:span text:style-name="T381">19266 - MIRELLA CRISTINA VALENCA, mat.0002710056 concedo 180 dias a partir de 20/12/2017</text:span></text:p>
        <text:p><text:span text:style-name="T382">19373 - NAYARA VITALINO DE ALMEIDA ARAUJO, mat.0003793338 concedo 180 dias a partir de 06/01/2018</text:span></text:p>
        <text:p><text:span text:style-name="T383">19715 - ROSANGELA LIRA BULHOES, mat.0002409461 concedo 180 dias a partir de 20/12/2017</text:span></text:p>
        <text:p><text:span text:style-name="T384">19036 - RUBERVANIA APARECIDA FREIRE GOMES, mat.0003019489 concedo 180 dias a partir de 19/12/2017</text:span></text:p>
        <text:p><text:span text:style-name="T385">19055 - SIMONY BENEVIDES ALVES BEZERRA, mat.0002519658 concedo 180 dias a partir de 26/12/2017</text:span></text:p>
        <text:p><text:span text:style-name="T386">SEC DE EDUCACAO</text:span></text:p>
        <text:p><text:span text:style-name="T387">DEFIRO os pedidos de Licença Maternidade Aborto</text:span></text:p>
        <text:p><text:span text:style-name="T388">20246 - JULILI BRASIL OLIVEIRA DO AMARAL, mat.0003051730 concedo 30 dias a partir de 26/12/2017</text:span></text:p>
        <text:p><text:span text:style-name="T389">SEC DE EDUCACAO</text:span></text:p>
        <text:p><text:span text:style-name="T390">DEFIRO os pedidos de Recurso Administrativo (Licença Médica para Tratamento de Saúde) - Prorrogação</text:span></text:p>
        <text:p><text:span text:style-name="T391">19001 - EDJAIR PEREIRA DA SILVA, mat.0002570130 concedo 45 dias a partir de </text:span></text:p>
        <text:p><text:span text:style-name="T392">20041 - MARIA DE FATIMA GOMES CABRAL, mat.0001099477 concedo 7 dias a partir de </text:span></text:p>
        <text:p><text:span text:style-name="T393">SEC DE EDUCACAO</text:span></text:p>
        <text:p><text:span text:style-name="T394">DEFIRO os pedidos de Licença de Acompanhamento Familiar - Inicial</text:span></text:p>
        <text:p><text:span text:style-name="T395">18998 - CELIA MARIA FERREIRA DA SILVA, mat.0001219596 concedo 30 dias a partir de 01/12/2017</text:span></text:p>
        <text:p><text:span text:style-name="T396">19239 - FRANCIS MEIRE DE MENDONCA BRITO, mat.0003051617 concedo 5 dias a partir de 18/12/2017</text:span></text:p>
        <text:p><text:span text:style-name="T397">19570 - GLAUCIA NOVAIS SANTOS DE ALMEIDA, mat.0003020320 concedo 20 dias a partir de 08/01/2018</text:span></text:p>
        <text:p><text:span text:style-name="T398">20299 - IVISON DOS PASSOS MARTINS, mat.3794725 concedo 30 dias a partir de 26/01/2018</text:span></text:p>
        <text:p><text:span text:style-name="T399">19485 - LUIS FILIPE AIRES FERREIRA, mat.0003007464 concedo 30 dias a partir de 04/01/2018</text:span></text:p>
        <text:p><text:span text:style-name="T400">19214 - MARIA VERONICA DA SILVA RAMOS, mat.0001750356 concedo 15 dias a partir de 18/12/2017</text:span></text:p>
        <text:p><text:span text:style-name="T401">19805 - SONIA MARIA DE SOUZA FERRAZ, mat.0001236113 concedo 60 dias a partir de 18/12/2017</text:span></text:p>
        <text:p><text:span text:style-name="T402">SEC DE EDUCACAO</text:span></text:p>
        <text:p><text:span text:style-name="T403">DEFIRO os pedidos de Licença de Acompanhamento Familiar - Prorrogação</text:span></text:p>
        <text:p><text:span text:style-name="T404">19725 - ADELIA VALENTINA DE VASCONCELOS SARMENTO, mat.0001734377 concedo 20 dias a partir de 12/12/2017</text:span></text:p>
        <text:p><text:span text:style-name="T405">19523 - ANA RITA DE SOUZA BRAGA, mat.0001076361 concedo 30 dias a partir de 10/01/2018</text:span></text:p>
        <text:p><text:span text:style-name="T406">19868 - JANAINA MARIA DE ANDRADE SILVA, mat.0002552329 concedo 60 dias a partir de 15/01/2018</text:span></text:p>
        <text:p><text:span text:style-name="T407">19560 - JUANINI AURELIANO DE MEDEIROS, mat.0002756676 concedo 11 dias a partir de 19/12/2017</text:span></text:p>
        <text:p><text:span text:style-name="T408">20216 - WALMA NOGUEIRA RAMOS GUIMARAES, mat.0002546680 concedo 30 dias a partir de 17/01/2018</text:span></text:p>
        <text:p><text:span text:style-name="T409">SEC DE EDUCACAO</text:span></text:p>
        <text:p><text:span text:style-name="T410">DEFIRO os pedidos de Licença Médica para Tratamento de Saúde - Inicial</text:span></text:p>
        <text:p><text:span text:style-name="T411">19967 - ADILSON FERREIRA DOS SANTOS, mat.0002378183 concedo 60 dias a partir de 07/01/2018</text:span></text:p>
        <text:p><text:span text:style-name="T412">19890 - ADRIANA GALLINDO CAVALCANTI BEZERRA DA SILVA, mat.0002545586 concedo 365 dias a partir de 16/01/2018</text:span></text:p>
        <text:p><text:span text:style-name="T413">19441 - ALESSANDRA DE SOUZA FRANCA, mat.0002515210 concedo 15 dias a partir de 02/01/2018</text:span></text:p>
        <text:p><text:span text:style-name="T414">19235 - AMANDA KARLLA GUILHERME E SILVA, mat.0003021521 concedo 45 dias a partir de 21/12/2017</text:span></text:p>
        <text:p><text:span text:style-name="T415">19382 - ANA CLAUDIA DE CARVALHO ROSA OLIVEIRA, mat.0003007065 concedo 30 dias a partir de 08/01/2018</text:span></text:p>
        <text:p><text:span text:style-name="T416">20332 - ANERI VALQUIRIA DE ARAUJO OLIVEIRA, mat.0001382896 concedo 60 dias a partir de 25/01/2018</text:span></text:p>
        <text:p><text:span text:style-name="T417">20189 - ANGELA MARIA FERREIRA, mat.0002644266 concedo 1 dias a partir de 20/01/2018</text:span></text:p>
        <text:p><text:span text:style-name="T418">20217 - ARLEIDE DE ALBUQUERQUE GUERRA, mat.0001725548 concedo 30 dias a partir de 25/01/2018</text:span></text:p>
        <text:p><text:span text:style-name="T419">19385 - AURINETE BARBOSA MULATO PEREIRA, mat.0003019276 concedo 10 dias a partir de 22/11/2017</text:span></text:p>
        <text:p><text:span text:style-name="T420">19861 - BENEDITO LUIZ DE FRANCA, mat.0001454579 concedo 45 dias a partir de 16/01/2018</text:span></text:p>
        <text:p><text:span text:style-name="T421">19344 - BRUNA NAYANE XAVIER MALTA DE ARAUJO, mat.0003032388 concedo 15 dias a partir de 27/12/2017</text:span></text:p>
        <text:p><text:span text:style-name="T422">19526 - EDIJANE TEIXEIRA BRASIL, mat.0003022102 concedo 15 dias a partir de 04/01/2018</text:span></text:p>
        <text:p><text:span text:style-name="T423">19840 - EDINALDO LEITE DE FARIAS, mat.0001257617 concedo 15 dias a partir de 11/01/2018</text:span></text:p>
        <text:p><text:span text:style-name="T424">19934 - EDVANIA BERNARDO DE OLIVEIRA, mat.0001740792 concedo 60 dias a partir de 10/01/2018</text:span></text:p>
        <text:p><text:span text:style-name="T425">20234 - ELADIO AUGUSTO MARIZ MELO LECA, mat.0001761595 concedo 60 dias a partir de 26/01/2018</text:span></text:p>
        <text:p><text:span text:style-name="T426">19987 - ELAINE CRISTINA NUNES, mat.0002563428 concedo 8 dias a partir de 10/01/2018</text:span></text:p>
        <text:p><text:span text:style-name="T427">19932 - ELIANEIDE LIRA DE ALMEIDA, mat.0003034844 concedo 6 dias a partir de 14/01/2018</text:span></text:p>
        <text:p><text:span text:style-name="T428">19399 - ERENILDES SANTANA MENEZES, mat.0003011470 concedo 180 dias a partir de 29/11/2017</text:span></text:p>
        <text:p><text:span text:style-name="T429">20121 - FABIANA TAVARES DOS SANTOS SILVA, mat.0002702444 concedo 30 dias a partir de 17/01/2018</text:span></text:p>
        <text:p><text:span text:style-name="T430">20341 - FABIELENA VALGUEIRO GOMES DINIZ, mat.0002551063 concedo 30 dias a partir de 22/01/2018</text:span></text:p>
        <text:p><text:span text:style-name="T431">20282 - FLAVIO LUIS MOREIRA CAVALCANTI, mat.0002556570 concedo 120 dias a partir de 22/01/2018</text:span></text:p>
        <text:p><text:span text:style-name="T432">19164 - GENIVA RAFAEL DO CARMO, mat.0001732560 concedo 45 dias a partir de 28/11/2017</text:span></text:p>
        <text:p><text:span text:style-name="T433">19569 - GRACIANO NOGUEIRA FILHO, mat.0002512149 concedo 30 dias a partir de 07/01/2018</text:span></text:p>
        <text:p><text:span text:style-name="T434">20149 - HANDREZA HAYRAN MACIEL MARTINS, mat.0003024547 concedo 90 dias a partir de 10/01/2018</text:span></text:p>
        <text:p><text:span text:style-name="T435">19831 - INES MARIA DA SILVA, mat.0001476190 concedo 15 dias a partir de 16/01/2018</text:span></text:p>
        <text:p><text:span text:style-name="T436">19892 - IRANI ELIAS DA SILVA, mat.0003033112 concedo 30 dias a partir de 11/01/2018</text:span></text:p>
        <text:p><text:span text:style-name="T437">19002 - ISRAEL TEIXEIRA BARBOSA, mat.0002441519 concedo 15 dias a partir de 17/01/2018</text:span></text:p>
        <text:p><text:span text:style-name="T438">19792 - IVANILDO DA SILVA, mat.0001314297 concedo 30 dias a partir de 03/01/2018</text:span></text:p>
        <text:p><text:span text:style-name="T439">19878 - KATIA REJANE DORALICE HONORATO, mat.0001445839 concedo 15 dias a partir de 15/01/2018</text:span></text:p>
        <text:p><text:span text:style-name="T440">19042 - LILIANE DA SILVA ALMEIDA BATISTA, mat.0003010937 concedo 21 dias a partir de 29/12/2017</text:span></text:p>
        <text:p><text:span text:style-name="T441">19912 - LUCI MARIA DA SILVA, mat.0001771736 concedo 45 dias a partir de 04/01/2018</text:span></text:p>
        <text:p><text:span text:style-name="T442">19770 - LUCIANO TRAJANO DA SILVA, mat.0002555778 concedo 15 dias a partir de 04/12/2017</text:span></text:p>
        <text:p><text:span text:style-name="T443">20055 - LUCICLEIDE SOBRINHO COSTA DE ARAUJO, mat.0002554976 concedo 60 dias a partir de 22/01/2018</text:span></text:p>
        <text:p><text:span text:style-name="T444">19504 - MARCOS AURELIO AGUIAR DE SA RABELO, mat.0002550598 concedo 18 dias a partir de 12/12/2017</text:span></text:p>
        <text:p><text:span text:style-name="T445">19071 - MARCOS PIRES CRISPIM, mat.0001278444 concedo 20 dias a partir de 05/12/2017</text:span></text:p>
        <text:p><text:span text:style-name="T446">19414 - MARIA ALDIANA DA SILVA, mat.0003050629 concedo 60 dias a partir de 02/01/2018</text:span></text:p>
        <text:p><text:span text:style-name="T447">20314 - MARIA AUXILIADORA DA FONSECA AMORIM, mat.0002626446 concedo 30 dias a partir de 16/01/2018</text:span></text:p>
        <text:p><text:span text:style-name="T448">20343 - MARIA BETANIA RODRIGUES PALMEIRA, mat.0001609700 concedo 30 dias a partir de 26/01/2018</text:span></text:p>
        <text:p><text:span text:style-name="T449">20331 - MARIA CLAUDIA DE QUEIROZ DANTAS, mat.0002574713 concedo 30 dias a partir de 16/10/2017</text:span></text:p>
        <text:p><text:span text:style-name="T450">20049 - MARIA CRISTINA LIRA DE FARIAS, mat.0002399350 concedo 30 dias a partir de 11/01/2018</text:span></text:p>
        <text:p><text:span text:style-name="T451">20329 - MARIA DAS GRACAS DA SILVA, mat.0001331485 concedo 120 dias a partir de 31/01/2018</text:span></text:p>
        <text:p><text:span text:style-name="T452">19639 - MARIA DE FATIMA GOMES CABRAL, mat.0001099477 concedo 7 dias a partir de 10/01/2018</text:span></text:p>
        <text:p><text:span text:style-name="T453">20041 - MARIA DE FATIMA GOMES CABRAL, mat.0001099477 concedo 7 dias a partir de 18/01/2018</text:span></text:p>
        <text:p><text:span text:style-name="T454">19995 - MARIA DO CARMO GOMES PEREIRA CAVALCANTI, mat.0003004104 concedo 8 dias a partir de 18/01/2018</text:span></text:p>
        <text:p><text:span text:style-name="T455">19829 - MARIA GALGANE NUNES SOARES COSTA, mat.0002620669 concedo 30 dias a partir de 02/01/2018</text:span></text:p>
        <text:p><text:span text:style-name="T456">20337 - MARIA GORETH NUNES DE OLIVEIRA, mat.0003036430 concedo 45 dias a partir de 23/01/2018</text:span></text:p>
        <text:p><text:span text:style-name="T457">19740 - MARIA LUCIENE ALVES DE MELO, mat.0001751689 concedo 120 dias a partir de 24/11/2017</text:span></text:p>
        <text:p><text:span text:style-name="T458">20050 - MARIA LUZIA POSSIDIO LINS NUNES, mat.0001553321 concedo 60 dias a partir de 23/10/2017</text:span></text:p>
        <text:p><text:span text:style-name="T459">20284 - MARIA MADALENA DA SILVA DE LIMA, mat.0001122193 concedo 120 dias a partir de 01/02/2018</text:span></text:p>
        <text:p><text:span text:style-name="T460">19152 - MARIA MAGNOLIA ALVES DA ROCHA GOMES, mat.0001750917 concedo 15 dias a partir de 20/12/2017</text:span></text:p>
        <text:p><text:span text:style-name="T461">19061 - MARIA SALETE DA SILVA, mat.0001802950 concedo 20 dias a partir de 27/12/2017</text:span></text:p>
        <text:p><text:span text:style-name="T462">19704 - MARILIA TEIXEIRA MIRANDA SILVA, mat.0003038645 concedo 17 dias a partir de 04/01/2018</text:span></text:p>
        <text:p><text:span text:style-name="T463">20268 - MERCIA ELIZABETE DOS SANTOS SILVA, mat.0001912267 concedo 30 dias a partir de 19/01/2018</text:span></text:p>
        <text:p><text:span text:style-name="T464">19117 - MERCIA MARIA DA SILVA PEQUENO, mat.0001471554 concedo 30 dias a partir de 27/12/2017</text:span></text:p>
        <text:p><text:span text:style-name="T465">19469 - MIRIAN ROCHA DA LUZ CARVALHO, mat.0001938797 concedo 15 dias a partir de 05/01/2018</text:span></text:p>
        <text:p><text:span text:style-name="T466">20140 - ROBERTA DA SILVA DE OLIVEIRA, mat.0003026175 concedo 4 dias a partir de 09/01/2018</text:span></text:p>
        <text:p><text:span text:style-name="T467">19593 - ROSELY PONTES ASSIS, mat.0002399890 concedo 60 dias a partir de 28/12/2017</text:span></text:p>
        <text:p><text:span text:style-name="T468">20239 - ROSEMBERG CESAR LIRA DE ALBUQUERQUE, mat.0001477986 concedo 15 dias a partir de 26/01/2018</text:span></text:p>
        <text:p><text:span text:style-name="T469">20003 - SELMA MARIA LIRA PEIXOTO, mat.0001136178 concedo 5 dias a partir de 17/01/2018</text:span></text:p>
        <text:p><text:span text:style-name="T470">20334 - SEVERINA ALVES DOS SANTOS, mat.0001250647 concedo 30 dias a partir de 24/01/2018</text:span></text:p>
        <text:p><text:span text:style-name="T471">19084 - SHIRLEY SANTOS PEREIRA PONTES, mat.0003038009 concedo 30 dias a partir de 01/01/2018</text:span></text:p>
        <text:p><text:span text:style-name="T472">19243 - SIMONE MARIA MENDONCA DE OLIVEIRA, mat.0001090194 concedo 30 dias a partir de 26/12/2017</text:span></text:p>
        <text:p><text:span text:style-name="T473">20232 - SINEIDE CORDEIRO DE ANDRADE, mat.0001278738 concedo 16 dias a partir de 11/01/2018</text:span></text:p>
        <text:p><text:span text:style-name="T474">20196 - TELIA VIRGINIA BORGES DE BARROS MOURA, mat.0001839233 concedo 30 dias a partir de 23/01/2018</text:span></text:p>
        <text:p><text:span text:style-name="T475">19864 - VERONICA CAVALCANTI DE ARAUJO CAMPOS, mat.0001898388 concedo 15 dias a partir de 11/01/2018</text:span></text:p>
        <text:p><text:span text:style-name="T476">19397 - WANDESSON FERNANDO CAMARA DE LIMA, mat.0002999153 concedo 11 dias a partir de 02/01/2018</text:span></text:p>
        <text:p><text:span text:style-name="T477">SEC DE EDUCACAO</text:span></text:p>
        <text:p><text:span text:style-name="T478">DEFIRO os pedidos de Licença Médica para Tratamento de Saúde - Prorrogação</text:span></text:p>
        <text:p><text:span text:style-name="T479">19675 - ADRIANA DO ESPIRITO SANTO SILVA, mat.0002540070 concedo 60 dias a partir de 26/12/2017</text:span></text:p>
        <text:p><text:span text:style-name="T480">19148 - ADRIANA MARIA BARBOSA BATISTA DE ARAUJO, mat.0003037398 concedo 60 dias a partir de 13/12/2017</text:span></text:p>
        <text:p><text:span text:style-name="T481">20114 - ADRIANI SOBRAL DE OLIVEIRA, mat.0002515601 concedo 30 dias a partir de 23/01/2018</text:span></text:p>
        <text:p><text:span text:style-name="T482">19568 - ALVACY FRANCISCO DOS SANTOS, mat.0001442848 concedo 60 dias a partir de 09/01/2018</text:span></text:p>
        <text:p><text:span text:style-name="T483">19501 - ANA CRISTINA DA SILVA, mat.0000973866 concedo 30 dias a partir de 05/01/2018</text:span></text:p>
        <text:p><text:span text:style-name="T484">20283 - ANA PAULA RODRIGUES MIRANDA, mat.0003791491 concedo 90 dias a partir de 27/01/2018</text:span></text:p>
        <text:p><text:span text:style-name="T485">18990 - ANGELA MARIA DA CONCEICAO SANTOS, mat.1434845 concedo 30 dias a partir de 26/12/2017</text:span></text:p>
        <text:p><text:span text:style-name="T486">20276 - ANGELA MARIA DA CONCEICAO SANTOS, mat.1434845 concedo 30 dias a partir de 24/01/2018</text:span></text:p>
        <text:p><text:span text:style-name="T487">19936 - ANTONIO ROBERTO E FIGUEIREDO, mat.0001442449 concedo 180 dias a partir de 22/01/2018</text:span></text:p>
        <text:p><text:span text:style-name="T488">19684 - ARISTEA GOMES DE JESUS, mat.0001222880 concedo 60 dias a partir de 15/01/2018</text:span></text:p>
        <text:p><text:span text:style-name="T489">19973 - AVANEIDE MARIA DA SILVA, mat.0003767426 concedo 20 dias a partir de 12/01/2018</text:span></text:p>
        <text:p><text:span text:style-name="T490">19976 - CELIA MARIA FERREIRA DA SILVA, mat.0001219596 concedo 30 dias a partir de 08/01/2018</text:span></text:p>
        <text:p><text:span text:style-name="T491">20111 - CINTIA DE CASSIA DA SILVA BEZERRA, mat.0002648172 concedo 40 dias a partir de 03/01/2018</text:span></text:p>
        <text:p><text:span text:style-name="T492">19800 - CRISTIANE ANA BISPO, mat.0003008673 concedo 90 dias a partir de 17/01/2018</text:span></text:p>
        <text:p><text:span text:style-name="T493">19619 - CRISTIANE MARIA CARDOSO SOARES, mat.0001313088 concedo 30 dias a partir de 07/12/2017</text:span></text:p>
        <text:p><text:span text:style-name="T494">20141 - DERINALVA ALVES DA SILVA SANTANA, mat.0002613700 concedo 90 dias a partir de 27/09/2017</text:span></text:p>
        <text:p><text:span text:style-name="T495">19929 - DOUGLAS PATRICIO FERREIRA, mat.0003788440 concedo 90 dias a partir de 22/01/2018</text:span></text:p>
        <text:p><text:span text:style-name="T496">19001 - EDJAIR PEREIRA DA SILVA, mat.0002570130 concedo 45 dias a partir de 27/11/2017</text:span></text:p>
        <text:p><text:span text:style-name="T497">19098 - EDJANE CARVALHO DA SILVA, mat.0002776863 concedo 30 dias a partir de 04/12/2017</text:span></text:p>
        <text:p><text:span text:style-name="T498">20241 - EDNEIDE BARBOSA DA SILVA, mat.0001812173 concedo 90 dias a partir de 29/01/2018</text:span></text:p>
        <text:p><text:span text:style-name="T499">20194 - EDUARDO VARELA VIEIRA, mat.0002648920 concedo 41 dias a partir de 12/12/2017</text:span></text:p>
        <text:p><text:span text:style-name="T500">20014 - ELIANE MARIA OLIVEIRA, mat.0002519267 concedo 90 dias a partir de 20/09/2017</text:span></text:p>
        <text:p><text:span text:style-name="T501">19609 - ELINE MARIA FEITOSA, mat.0001544896 concedo 180 dias a partir de 16/01/2018</text:span></text:p>
        <text:p><text:span text:style-name="T502">19090 - ELISABETE MARIA GONÇALVES DE OLIVEIRA, mat.0003029646 concedo 5 dias a partir de 28/11/2017</text:span></text:p>
        <text:p><text:span text:style-name="T503">19093 - ELISABETE MARIA GONÇALVES DE OLIVEIRA, mat.0003029646 concedo 30 dias a partir de 05/12/2017</text:span></text:p>
        <text:p><text:span text:style-name="T504">20347 - FRANCISCA APARECIDA LEITE FREIRE BARBOSA, mat.0001210084 concedo 90 dias a partir de 14/11/2017</text:span></text:p>
        <text:p><text:span text:style-name="T505">19887 - GILVANHA MARIA BEZERRA DOS SANTOS, mat.0001579037 concedo 60 dias a partir de 27/10/2017</text:span></text:p>
        <text:p><text:span text:style-name="T506">20163 - GILVANICE ALBUQUERQUE DA SILVA, mat.0001376136 concedo 60 dias a partir de 11/12/2017</text:span></text:p>
        <text:p><text:span text:style-name="T507">20326 - GILVANY PATRICIA DE SIQUEIRA BARRETO REIS, mat.0003011127 concedo 60 dias a partir de 01/02/2018</text:span></text:p>
        <text:p><text:span text:style-name="T508">19556 - GISELLE ARAUJO DA CUNHA, mat.0002546698 concedo 30 dias a partir de 12/12/2017</text:span></text:p>
        <text:p><text:span text:style-name="T509">20164 - HELENA MARIA TAVARES DOS ANJOS, mat.0001294822 concedo 45 dias a partir de 18/12/2017</text:span></text:p>
        <text:p><text:span text:style-name="T510">20152 - HENRIQUE FERREIRA ESTIMA, mat.0002647370 concedo 30 dias a partir de 16/01/2018</text:span></text:p>
        <text:p><text:span text:style-name="T511">20381 - INES MARIA DA SILVA, mat.0001476190 concedo 15 dias a partir de 31/01/2018</text:span></text:p>
        <text:p><text:span text:style-name="T512">19367 - IRIS DO NASCIMENTO RAGO, mat.0002576686 concedo 15 dias a partir de 04/01/2018</text:span></text:p>
        <text:p><text:span text:style-name="T513">19910 - IVONAL MARIA DE BARROS, mat.0000458333 concedo 30 dias a partir de 17/01/2018</text:span></text:p>
        <text:p><text:span text:style-name="T514">18979 - JACIA QUIDUTE GONCALVES, mat.0001374567 concedo 45 dias a partir de 27/12/2017</text:span></text:p>
        <text:p><text:span text:style-name="T515">19168 - JANINE FREITAS DE CRASTO, mat.0000999342 concedo 45 dias a partir de 26/12/2017</text:span></text:p>
        <text:p><text:span text:style-name="T516">19435 - JAQUELINE DORNELAS DA SILVA, mat.0001646435 concedo 12 dias a partir de 15/12/2017</text:span></text:p>
        <text:p><text:span text:style-name="T517">19151 - JEAN FRANCOIS JAR, mat.0003832376 concedo 180 dias a partir de 23/12/2017</text:span></text:p>
        <text:p><text:span text:style-name="T518">20211 - JOSE DO MONTE BATISTA, mat.0001489348 concedo 90 dias a partir de 23/01/2018</text:span></text:p>
        <text:p><text:span text:style-name="T519">19440 - JOSEFA ROBERTA LEAL MACHADO, mat.0001458493 concedo 180 dias a partir de 27/12/2017</text:span></text:p>
        <text:p><text:span text:style-name="T520">19552 - JOSINETE VICENTE BARBOSA, mat.0001364316 concedo 90 dias a partir de 03/01/2018</text:span></text:p>
        <text:p><text:span text:style-name="T521">20251 - JULILI BRASIL OLIVEIRA DO AMARAL, mat.0003051730 concedo 15 dias a partir de 25/01/2018</text:span></text:p>
        <text:p><text:span text:style-name="T522">19487 - KARINA RISOLETA CANSANCAO MACIEL, mat.0002629780 concedo 10 dias a partir de 26/12/2017</text:span></text:p>
        <text:p><text:span text:style-name="T523">19380 - LADJANE OLIVEIRA DE ARAUJO SILVA, mat.0001445910 concedo 30 dias a partir de 06/12/2017</text:span></text:p>
        <text:p><text:span text:style-name="T524">20279 - LIGIA VASCONCELOS DOS SANTOS, mat.0001733028 concedo 60 dias a partir de 26/01/2018</text:span></text:p>
        <text:p><text:span text:style-name="T525">19242 - LUCIANA VIEIRA DE BARROS SILVA, mat.0003017796 concedo 90 dias a partir de 08/01/2018</text:span></text:p>
        <text:p><text:span text:style-name="T526">20295 - LUCIO JORGE GOMES, mat.0001269453 concedo 180 dias a partir de 11/01/2018</text:span></text:p>
        <text:p><text:span text:style-name="T527">20148 - LUIZ ANTONIO PEREIRA DOS SANTOS, mat.0001285491 concedo 60 dias a partir de 18/01/2018</text:span></text:p>
        <text:p><text:span text:style-name="T528">20260 - MARCOS ANTONIO VICENTE, mat.0002999552 concedo 60 dias a partir de 29/01/2018</text:span></text:p>
        <text:p><text:span text:style-name="T529">19726 - MARCOS COELHO MUNIZ SILVA, mat.0001442201 concedo 90 dias a partir de 10/11/2017</text:span></text:p>
        <text:p><text:span text:style-name="T530">19727 - MARIA APARECIDA BARBOSA, mat.0002535998 concedo 15 dias a partir de 12/01/2018</text:span></text:p>
        <text:p><text:span text:style-name="T531">20294 - MARIA AUGUSTA DE SOUZA MACIEL, mat.0001643487 concedo 60 dias a partir de 23/01/2018</text:span></text:p>
        <text:p><text:span text:style-name="T532">19634 - MARIA CICERA DA SILVA SALES, mat.0001146432 concedo 90 dias a partir de 04/01/2018</text:span></text:p>
        <text:p><text:span text:style-name="T533">19031 - MARIA DA CONCEICAO MARTINS DE SOUZA, mat.0001492071 concedo 30 dias a partir de 22/12/2017</text:span></text:p>
        <text:p><text:span text:style-name="T534">19953 - MARIA DA CONCEICAO MARTINS DE SOUZA, mat.0001492071 concedo 30 dias a partir de 21/01/2018</text:span></text:p>
        <text:p><text:span text:style-name="T535">20036 - MARIA DA PAZ BATISTA, mat.0001377159 concedo 40 dias a partir de 05/01/2018</text:span></text:p>
        <text:p><text:span text:style-name="T536">20350 - MARIA DAS GRACAS BEZERRA DA SILVA, mat.0001131710 concedo 90 dias a partir de 01/02/2018</text:span></text:p>
        <text:p><text:span text:style-name="T537">20037 - MARIA DAS GRACAS DE OLIVEIRA NUNES, mat.0001121480 concedo 60 dias a partir de 22/01/2018</text:span></text:p>
        <text:p><text:span text:style-name="T538">20236 - MARIA DAS GRACAS DE SOUZA VIRGINIO, mat.0003206262 concedo 30 dias a partir de 18/01/2018</text:span></text:p>
        <text:p><text:span text:style-name="T539">20025 - MARIA SALETE DA SILVA, mat.0001802950 concedo 30 dias a partir de 17/01/2018</text:span></text:p>
        <text:p><text:span text:style-name="T540">19219 - MARIA SELIA DINIZ FERRAZ LEITE, mat.0001425757 concedo 30 dias a partir de 02/01/2018</text:span></text:p>
        <text:p><text:span text:style-name="T541">20144 - MARILIA TEIXEIRA MIRANDA SILVA, mat.0003038645 concedo 30 dias a partir de 04/01/2018</text:span></text:p>
        <text:p><text:span text:style-name="T542">19794 - MARINALVA LINDAURA DOS SANTOS, mat.0001941704 concedo 30 dias a partir de 10/01/2018</text:span></text:p>
        <text:p><text:span text:style-name="T543">20376 - MARLENE HERMINA DA CONCEICAO, mat.0001274554 concedo 60 dias a partir de 30/01/2018</text:span></text:p>
        <text:p><text:span text:style-name="T544">19051 - MIRIAM QUIRINO ALVES, mat.0002653761 concedo 30 dias a partir de 20/12/2017</text:span></text:p>
        <text:p><text:span text:style-name="T545">19115 - MONICA MARIA BARROS TORRES DE OLIVEIRA, mat.0003017060 concedo 60 dias a partir de 05/01/2018</text:span></text:p>
        <text:p><text:span text:style-name="T546">20305 - NADJA BENVENUTO GONCALVES GOMES, mat.0002705052 concedo 60 dias a partir de 25/01/2018</text:span></text:p>
        <text:p><text:span text:style-name="T547">19273 - PATRICIA CARLA CASSEMIRO DA SILVA, mat.0002619342 concedo 40 dias a partir de 18/12/2017</text:span></text:p>
        <text:p><text:span text:style-name="T548">20325 - RENATA AUGUSTA ALBUQUERQUE DE BARROS, mat.0003019810 concedo 15 dias a partir de 31/01/2018</text:span></text:p>
        <text:p><text:span text:style-name="T549">20112 - ROBERTO PEIXOTO QUINTELA, mat.0002520702 concedo 90 dias a partir de 20/01/2018</text:span></text:p>
        <text:p><text:span text:style-name="T550">20009 - ROSANGELA MARIA TORRES DA SILVA, mat.0003008320 concedo 30 dias a partir de 05/01/2018</text:span></text:p>
        <text:p><text:span text:style-name="T551">19736 - SELMA REGINA DE FRANCA, mat.0002403854 concedo 90 dias a partir de 10/01/2018</text:span></text:p>
        <text:p><text:span text:style-name="T552">19863 - SEVERINO LOURENCO DA SILVA, mat.0001898191 concedo 180 dias a partir de 19/01/2018</text:span></text:p>
        <text:p><text:span text:style-name="T553">19182 - SIMONE LIRA PEREIRA, mat.0001844407 concedo 30 dias a partir de 30/12/2017</text:span></text:p>
        <text:p><text:span text:style-name="T554">19992 - SIMONE MARIA MENDONCA DE OLIVEIRA, mat.0001090194 concedo 23 dias a partir de 25/01/2018</text:span></text:p>
        <text:p><text:span text:style-name="T555">18995 - SOLANGE MARIA DA PENHA, mat.0000992860 concedo 120 dias a partir de 23/12/2017</text:span></text:p>
        <text:p><text:span text:style-name="T556">19515 - WANDESSON FERNANDO CAMARA DE LIMA, mat.0002999153 concedo 5 dias a partir de 11/01/2018</text:span></text:p>
        <text:p><text:span text:style-name="T557">19866 - WEIDMAN JOSE LIMA DA SILVA, mat.0002396637 concedo 90 dias a partir de 19/01/2018</text:span></text:p>
        <text:p><text:span text:style-name="T558">20368 - WENDRIL SILVA SANTOS, mat.0003795942 concedo 10 dias a partir de 20/01/2018</text:span></text:p>
        <text:p><text:span text:style-name="T559">SEC DE EDUCACAO</text:span></text:p>
        <text:p><text:span text:style-name="T560">INDEFIRO os pedidos de Licença de Acompanhamento Familiar</text:span></text:p>
        <text:p><text:span text:style-name="T561">19821 - EDILMA CARVALHO DE SOUZA, mat.0001905473, Indeferido</text:span></text:p>
        <text:p><text:span text:style-name="T562">SEC DE EDUCACAO</text:span></text:p>
        <text:p><text:span text:style-name="T563">INDEFIRO os pedidos de Licença Médica para Tratamento de Saúde</text:span></text:p>
        <text:p><text:span text:style-name="T564">19505 - UBIRACY OLIVEIRA PEREIRA, mat.0001441191, Indeferido</text:span></text:p>
        <text:p><text:span text:style-name="T565">SEC DE PLANEJAMENTO E GESTAO</text:span></text:p>
        <text:p><text:span text:style-name="T566">DEFIRO os pedidos de Licença Maternidade</text:span></text:p>
        <text:p><text:span text:style-name="T567">19120 - NATHALIA CARNEIRO CAMPELLO VIEIRA, mat.0003238210 concedo 180 dias a partir de 24/12/2017</text:span></text:p>
        <text:p><text:span text:style-name="T568">SEC DE PLANEJAMENTO E GESTAO</text:span></text:p>
        <text:p><text:span text:style-name="T569">DEFIRO os pedidos de Licença Maternidade Aborto</text:span></text:p>
        <text:p><text:span text:style-name="T570">19360 - LUISA SILVANA DE OLIVEIRA SOUZA, mat.0003634140 concedo 30 dias a partir de 08/01/2018</text:span></text:p>
        <text:p><text:span text:style-name="T571">SEC DE PLANEJAMENTO E GESTAO</text:span></text:p>
        <text:p><text:span text:style-name="T572">DEFIRO os pedidos de Licença Médica para Tratamento de Saúde - Inicial</text:span></text:p>
        <text:p><text:span text:style-name="T573">20261 - ANGELICA CRISTINA DE FIGUEIREDO SALVADOR AGUIAR, mat.0003242676 concedo 5 dias a partir de 22/01/2018</text:span></text:p>
        <text:p><text:span text:style-name="T574">19183 - NATHALIA SANTIAGO DE ANDRADE AMORIM, mat.0003634353 concedo 4 dias a partir de 02/01/2018</text:span></text:p>
        <text:p><text:span text:style-name="T575">SEC DE PLANEJAMENTO E GESTAO</text:span></text:p>
        <text:p><text:span text:style-name="T576">DEFIRO os pedidos de Licença Médica para Tratamento de Saúde - Prorrogação</text:span></text:p>
        <text:p><text:span text:style-name="T577">19996 - DARLENE QUEIROZ DA SILVA, mat.0001217739 concedo 60 dias a partir de 18/01/2018</text:span></text:p>
        <text:p><text:span text:style-name="T578">SEC DE PLANEJAMENTO E GESTAO</text:span></text:p>
        <text:p><text:span text:style-name="T579">INDEFIRO os pedidos de Licença Médica para Tratamento de Saúde</text:span></text:p>
        <text:p><text:span text:style-name="T580">19350 - LUISA SILVANA DE OLIVEIRA SOUZA, mat.0003634140, Indeferido</text:span></text:p>
        <text:p><text:span text:style-name="T581">SEC DE SAUDE</text:span></text:p>
        <text:p><text:span text:style-name="T582">DEFIRO os pedidos de Licença Maternidade</text:span></text:p>
        <text:p><text:span text:style-name="T583">19759 - ANA CARLA VITORINO DA CAMARA, mat.0003726320 concedo 180 dias a partir de 06/01/2018</text:span></text:p>
        <text:p><text:span text:style-name="T584">20280 - ANA CLEA RODRIGUES MELO, mat.0003706435 concedo 180 dias a partir de 17/01/2018</text:span></text:p>
        <text:p><text:span text:style-name="T585">19529 - ANDREA GEANE DE FRANCA, mat.0003829898 concedo 180 dias a partir de 06/01/2018</text:span></text:p>
        <text:p><text:span text:style-name="T586">20064 - ANDREA MARIA SILVEIRA DE SOUSA, mat.0003807584 concedo 180 dias a partir de 19/01/2018</text:span></text:p>
        <text:p><text:span text:style-name="T587">19588 - ANDREA MONTEIRO AUGUSTO VASCONCELOS, mat.3860140 concedo 180 dias a partir de 03/09/2017</text:span></text:p>
        <text:p><text:span text:style-name="T588">19528 - ANNA SAVIA AGUIAR SORIANO, mat.0003573346 concedo 180 dias a partir de 03/01/2018</text:span></text:p>
        <text:p><text:span text:style-name="T589">19943 - BARBARELA DE LIMA, mat.0002574187 concedo 180 dias a partir de 10/01/2018</text:span></text:p>
        <text:p><text:span text:style-name="T590">19138 - CINDY GOMES RIBEIRO PINHEIRO, mat.3840999 concedo 180 dias a partir de 25/12/2017</text:span></text:p>
        <text:p><text:span text:style-name="T591">20045 - EDJA MAGALHAES AGRELLI, mat.0003841073 concedo 180 dias a partir de 12/01/2018</text:span></text:p>
        <text:p><text:span text:style-name="T592">19171 - EDLAINE DUTRA DA SILVA, mat.0003803511 concedo 180 dias a partir de 23/12/2017</text:span></text:p>
        <text:p><text:span text:style-name="T593">20342 - ERIKA MORENO DE ALBUQUERQUE SILVA, mat.0002574152 concedo 180 dias a partir de 06/01/2018</text:span></text:p>
        <text:p><text:span text:style-name="T594">19535 - ERIKA RIBEIRO LEÃO BEZERRA, mat.3849570 concedo 180 dias a partir de 09/01/2018</text:span></text:p>
        <text:p><text:span text:style-name="T595">20122 - EVELINE VIEIRA CAVALCANTI, mat.0003699714 concedo 180 dias a partir de 16/01/2018</text:span></text:p>
        <text:p><text:span text:style-name="T596">19637 - EVELYN MARIA DE SENA SILVA, mat.0003765253 concedo 180 dias a partir de 05/01/2018</text:span></text:p>
        <text:p><text:span text:style-name="T597">19161 - FABIOLA MARIA FRAGOSO BOTELHO, mat.0003723348 concedo 180 dias a partir de 27/12/2017</text:span></text:p>
        <text:p><text:span text:style-name="T598">19320 - Flavia Porto da Silva, mat.3860590 concedo 180 dias a partir de 26/09/2017</text:span></text:p>
        <text:p><text:span text:style-name="T599">19413 - GERUSA SILVA RAMALHO, mat.0003689891 concedo 180 dias a partir de 27/12/2017</text:span></text:p>
        <text:p><text:span text:style-name="T600">19977 - HALLANA CRISTINA DE ARAUJO RODRIGUES, mat.0003687015 concedo 180 dias a partir de 23/01/2018</text:span></text:p>
        <text:p><text:span text:style-name="T601">19401 - KARLA REBECA SILVA SALES DE MEDEIROS, mat.0003692523 concedo 180 dias a partir de 18/12/2017</text:span></text:p>
        <text:p><text:span text:style-name="T602">19256 - MARIA DE FATIMA SILVA DE LIMA, mat.0002442965 concedo 180 dias a partir de 23/12/2017</text:span></text:p>
        <text:p><text:span text:style-name="T603">19445 - MONAH FABRETI MENDES, mat.0003539113 concedo 180 dias a partir de 11/12/2017</text:span></text:p>
        <text:p><text:span text:style-name="T604">19608 - Milene Xavier Mariano Serrano, mat.3861570 concedo 180 dias a partir de 07/12/2017</text:span></text:p>
        <text:p><text:span text:style-name="T605">19708 - RACHEL DE ANDRADE LIMA SANTOS CASTRO, mat.0003625559 concedo 180 dias a partir de 12/01/2018</text:span></text:p>
        <text:p><text:span text:style-name="T606">19834 - RAFAELA FIGUEIROA RODRIGUES DOS SANTOS, mat.0003555399 concedo 180 dias a partir de 16/01/2018</text:span></text:p>
        <text:p><text:span text:style-name="T607">19451 - RENATA ARAUJO VIEIRA DE SOUZA, mat.0003711188 concedo 180 dias a partir de 05/01/2018</text:span></text:p>
        <text:p><text:span text:style-name="T608">19784 - ROBERTA RENDSON DA SILVA BRITO DOS SANTOS, mat.0003704351 concedo 180 dias a partir de 20/01/2018</text:span></text:p>
        <text:p><text:span text:style-name="T609">19233 - SABINA BASTOS MAIA, mat.0003576809 concedo 180 dias a partir de 29/12/2017</text:span></text:p>
        <text:p><text:span text:style-name="T610">18993 - SAMANDA GONCALVES SILVA MEDEIROS, mat.0003840956 concedo 180 dias a partir de 05/12/2017</text:span></text:p>
        <text:p><text:span text:style-name="T611">19331 - TAINA FAGUNDES DOS SANTOS, mat.3860132 concedo 180 dias a partir de 06/09/2017</text:span></text:p>
        <text:p><text:span text:style-name="T612">19325 - TATYANE DE CASTRO CARVALHO, mat.3860582 concedo 180 dias a partir de 13/10/2017</text:span></text:p>
        <text:p><text:span text:style-name="T613">19112 - priscyla oliveira nascimento, mat.3859711 concedo 180 dias a partir de 27/09/2017</text:span></text:p>
        <text:p><text:span text:style-name="T614">SEC DE SAUDE</text:span></text:p>
        <text:p><text:span text:style-name="T615">DEFIRO os pedidos de Recurso Administrativo (Licença Médica para Tratamento de Saúde) - Inicial</text:span></text:p>
        <text:p><text:span text:style-name="T616">20179 - ADENILZA DE FRANCA RIBEIRO, mat.0001921630 concedo 8 dias a partir de </text:span></text:p>
        <text:p><text:span text:style-name="T617">19046 - ADRIANO DE CARVALHO CHAVES, mat.0002330091 concedo 50 dias a partir de </text:span></text:p>
        <text:p><text:span text:style-name="T618">19403 - ANA CRISTINA DE ALCANTARA VIANA, mat.0002271702 concedo 90 dias a partir de </text:span></text:p>
        <text:p><text:span text:style-name="T619">19793 - ANDRESA CAROLINE DOS SANTOS FRANCA, mat.0003707849 concedo 15 dias a partir de </text:span></text:p>
        <text:p><text:span text:style-name="T620">19162 - CARLOS JOSE PORTO DIAS, mat.0003376184 concedo 14 dias a partir de </text:span></text:p>
        <text:p><text:span text:style-name="T621">19198 - KRISHNAMURTI CABRAL JUNIOR, mat.0002458470 concedo 1 dias a partir de </text:span></text:p>
        <text:p><text:span text:style-name="T622">19894 - MARISE CRISTINA DE SOUZA SANTOS, mat.0002466201 concedo 10 dias a partir de </text:span></text:p>
        <text:p><text:span text:style-name="T623">19208 - RALEX RODRIGUES DA SILVA, mat.0002239337 concedo 10 dias a partir de </text:span></text:p>
        <text:p><text:span text:style-name="T624">SEC DE SAUDE</text:span></text:p>
        <text:p><text:span text:style-name="T625">DEFIRO os pedidos de Recurso Administrativo (Licença Médica para Tratamento de Saúde) - Prorrogação</text:span></text:p>
        <text:p><text:span text:style-name="T626">19407 - ALUIZIO ALVES DA SILVA, mat.0002348764 concedo 10 dias a partir de </text:span></text:p>
        <text:p><text:span text:style-name="T627">19058 - AUDREY VIOLETA MARTINS DE VASCONCELOS, mat.0002111390 concedo 15 dias a partir de </text:span></text:p>
        <text:p><text:span text:style-name="T628">19130 - JAELSON PEREIRA DANTAS, mat.0002271567 concedo 15 dias a partir de </text:span></text:p>
        <text:p><text:span text:style-name="T629">20378 - LILIANE CRISTINA ESTRELA DA SILVA, mat.0002572060 concedo 10 dias a partir de </text:span></text:p>
        <text:p><text:span text:style-name="T630">19105 - MARCIA FERREIRA DE ARAUJO, mat.0002538628 concedo 60 dias a partir de </text:span></text:p>
        <text:p><text:span text:style-name="T631">19032 - MARIA MADALENA GONCALVES FERREIRA, mat.0002455790 concedo 30 dias a partir de </text:span></text:p>
        <text:p><text:span text:style-name="T632">19288 - SUZICLEIDE DE SOUZA LEAL, mat.0001952684 concedo 7 dias a partir de </text:span></text:p>
        <text:p><text:span text:style-name="T633">SEC DE SAUDE</text:span></text:p>
        <text:p><text:span text:style-name="T634">DEFIRO os pedidos de Licença de Acompanhamento Familiar - Inicial</text:span></text:p>
        <text:p><text:span text:style-name="T635">19013 - ADENILDE DE BARROS SARMENTO, mat.0002272873 concedo 1 dias a partir de 10/11/2017</text:span></text:p>
        <text:p><text:span text:style-name="T636">19699 - ALISSON FABIO FERNANDES VIEIRA, mat.0003576787 concedo 1 dias a partir de 19/12/2017</text:span></text:p>
        <text:p><text:span text:style-name="T637">19559 - ANA PAULA ANDRADE SILVA DE LIMA, mat.0002447371 concedo 30 dias a partir de 03/01/2018</text:span></text:p>
        <text:p><text:span text:style-name="T638">20117 - ANDREIA SIMONE DE OLIVEIRA CATUNDA, mat.0001934988 concedo 30 dias a partir de 22/01/2018</text:span></text:p>
        <text:p><text:span text:style-name="T639">20285 - AURILENE DA SILVA SOUSA, mat.0003749177 concedo 10 dias a partir de 15/12/2017</text:span></text:p>
        <text:p><text:span text:style-name="T640">20028 - CARMEN GUIMARAES TORRES XAVIER, mat.0003808823 concedo 8 dias a partir de 16/01/2018</text:span></text:p>
        <text:p><text:span text:style-name="T641">20154 - CONCEICAO RIBEIRO DE ARAUJO LUCENA, mat.0002546175 concedo 6 dias a partir de 20/12/2017</text:span></text:p>
        <text:p><text:span text:style-name="T642">19966 - CRISTIANE DA SILVA PEREIRA, mat.0003828921 concedo 30 dias a partir de 17/01/2018</text:span></text:p>
        <text:p><text:span text:style-name="T643">19748 - ELAINE ARAUJO DE PAULA LEITE, mat.0002584867 concedo 36 dias a partir de 16/12/2017</text:span></text:p>
        <text:p><text:span text:style-name="T644">20043 - ELIANE APARECIDA DE LIMA, mat.0002321840 concedo 25 dias a partir de 22/12/2017</text:span></text:p>
        <text:p><text:span text:style-name="T645">19735 - ILKA ROCHA FLORENCIO RODRIGUES, mat.0003733882 concedo 60 dias a partir de 14/01/2018</text:span></text:p>
        <text:p><text:span text:style-name="T646">19461 - INAJA MENDES DE CRISTO, mat.0002290626 concedo 10 dias a partir de 03/01/2018</text:span></text:p>
        <text:p><text:span text:style-name="T647">19865 - JADIA FREITAS POGGI DE CARVALHO, mat.0002580861 concedo 7 dias a partir de 09/01/2018</text:span></text:p>
        <text:p><text:span text:style-name="T648">19361 - JOSEVALDO SOBRAL DE FARIAS LINS, mat.0003690474 concedo 25 dias a partir de 07/01/2018</text:span></text:p>
        <text:p><text:span text:style-name="T649">19341 - MARIA ANGELICA CORDEIRO DE LIMA, mat.0002244519 concedo 30 dias a partir de 04/01/2018</text:span></text:p>
        <text:p><text:span text:style-name="T650">20269 - MARIA AUXILIADORA VIANA DA SILVA, mat.0002265478 concedo 15 dias a partir de 26/01/2018</text:span></text:p>
        <text:p><text:span text:style-name="T651">19060 - MARIA DE FATIMA SAO MARCOS DE QUEIROZ BARBOSA, mat.0002300311 concedo 15 dias a partir de 27/12/2017</text:span></text:p>
        <text:p><text:span text:style-name="T652">19817 - MARIA DO AMPARO DE SOUZA, mat.0002299860 concedo 20 dias a partir de 04/01/2018</text:span></text:p>
        <text:p><text:span text:style-name="T653">19937 - MARIA DO SOCORRO SILVA CALADO, mat.0003769313 concedo 15 dias a partir de 09/01/2018</text:span></text:p>
        <text:p><text:span text:style-name="T654">19019 - MARIA NAZARE QUEIROZ DE MELO SANTOS, mat.0002580780 concedo 1 dias a partir de 21/12/2017</text:span></text:p>
        <text:p><text:span text:style-name="T655">19785 - MARISE CRISTINA DE SOUZA SANTOS, mat.0002466201 concedo 3 dias a partir de 07/12/2017</text:span></text:p>
        <text:p><text:span text:style-name="T656">19898 - MARISE CRISTINA DE SOUZA SANTOS, mat.0002466201 concedo 2 dias a partir de 28/12/2017</text:span></text:p>
        <text:p><text:span text:style-name="T657">19038 - SILVANIA ALVES SANTOS BARBOSA, mat.0002268060 concedo 20 dias a partir de 18/12/2017</text:span></text:p>
        <text:p><text:span text:style-name="T658">19347 - TATYANA DE OLIVEIRA BARRETO QUEIROZ, mat.0003735150 concedo 15 dias a partir de 01/01/2018</text:span></text:p>
        <text:p><text:span text:style-name="T659">19281 - VILMA FELIX DE SANTANA, mat.0002326477 concedo 30 dias a partir de 28/12/2017</text:span></text:p>
        <text:p><text:span text:style-name="T660">20298 - WISCINEIA LOPES DO NASCIMENTO VITALINO, mat.0002310937 concedo 7 dias a partir de 16/01/2018</text:span></text:p>
        <text:p><text:span text:style-name="T661">SEC DE SAUDE</text:span></text:p>
        <text:p><text:span text:style-name="T662">DEFIRO os pedidos de Licença de Acompanhamento Familiar - Prorrogação</text:span></text:p>
        <text:p><text:span text:style-name="T663">19041 - ADENILDE DE BARROS SARMENTO, mat.0002272873 concedo 3 dias a partir de 05/12/2017</text:span></text:p>
        <text:p><text:span text:style-name="T664">19049 - AUREA SILVA NUNES DE FRANCA, mat.0001000870 concedo 18 dias a partir de 01/12/2017</text:span></text:p>
        <text:p><text:span text:style-name="T665">19157 - LUISA RAMODRIGUES PERUNIZ, mat.0001936832 concedo 62 dias a partir de 01/12/2017</text:span></text:p>
        <text:p><text:span text:style-name="T666">19204 - MICHELYNE DE CARVALHO CORREIA MOREIRA, mat.0003543960 concedo 22 dias a partir de 29/12/2017</text:span></text:p>
        <text:p><text:span text:style-name="T667">19972 - SILVANIA ALVES SANTOS BARBOSA, mat.0002268060 concedo 20 dias a partir de 18/01/2018</text:span></text:p>
        <text:p><text:span text:style-name="T668">19870 - SUELDA DE SOUZA DINIZ, mat.0001936050 concedo 42 dias a partir de 20/10/2017</text:span></text:p>
        <text:p><text:span text:style-name="T669">19720 - VERA LUCIA FARIAS DA SILVA, mat.0003707369 concedo 8 dias a partir de 12/01/2018</text:span></text:p>
        <text:p><text:span text:style-name="T670">20018 - WILDE APARECIDA GOMES DOS ANJOS, mat.0002309289 concedo 15 dias a partir de 08/01/2018</text:span></text:p>
        <text:p><text:span text:style-name="T671">SEC DE SAUDE</text:span></text:p>
        <text:p><text:span text:style-name="T672">DEFIRO os pedidos de Licença Médica para Tratamento de Saúde - Inicial</text:span></text:p>
        <text:p><text:span text:style-name="T673">19951 - ADALBERTO JOSE VIANA FILHO, mat.0002259370 concedo 3 dias a partir de 02/01/2018</text:span></text:p>
        <text:p><text:span text:style-name="T674">20375 - ADRIANA CORREIA DE CARVALHO ANDRADE, mat.0002280850 concedo 14 dias a partir de 21/01/2018</text:span></text:p>
        <text:p><text:span text:style-name="T675">20001 - ADRIANA DE CASSIA BATISTA LISBOA, mat.0003707822 concedo 30 dias a partir de 18/01/2018</text:span></text:p>
        <text:p><text:span text:style-name="T676">19958 - ADRIANA MUNIZ BARRETO LEITE, mat.0003706443 concedo 7 dias a partir de 22/01/2018</text:span></text:p>
        <text:p><text:span text:style-name="T677">20090 - ADRIANA VELOZO GONCALVES, mat.0002464950 concedo 15 dias a partir de 16/01/2018</text:span></text:p>
        <text:p><text:span text:style-name="T678">20221 - ADRIANE DO NASCIMENTO GOMES, mat.0003708624 concedo 5 dias a partir de 22/01/2018</text:span></text:p>
        <text:p><text:span text:style-name="T679">19046 - ADRIANO DE CARVALHO CHAVES, mat.0002330091 concedo 45 dias a partir de 11/12/2017</text:span></text:p>
        <text:p><text:span text:style-name="T680">19777 - ALBA VALERIA MELO DA SILVA, mat.0002334445 concedo 15 dias a partir de 08/01/2018</text:span></text:p>
        <text:p><text:span text:style-name="T681">20002 - ALDILENE GOMES CORREIA DE LIMA, mat.0002257386 concedo 60 dias a partir de 20/01/2018</text:span></text:p>
        <text:p><text:span text:style-name="T682">19576 - ALEXANDRE EUCLIDES LIMA DECOTE, mat.0002318865 concedo 30 dias a partir de 04/01/2018</text:span></text:p>
        <text:p><text:span text:style-name="T683">20231 - ANA BEATRIZ ALVES DA SILVA, mat.0001927213 concedo 5 dias a partir de 04/01/2018</text:span></text:p>
        <text:p><text:span text:style-name="T684">20098 - ANA CLAUDIA MAIA GUIMARAES, mat.0003541940 concedo 7 dias a partir de 15/01/2018</text:span></text:p>
        <text:p><text:span text:style-name="T685">19118 - ANA CRISTINA AMANCIO DE CASTRO, mat.0003702391 concedo 7 dias a partir de 18/12/2017</text:span></text:p>
        <text:p><text:span text:style-name="T686">19403 - ANA CRISTINA DE ALCANTARA VIANA, mat.0002271702 concedo 90 dias a partir de 01/12/2017</text:span></text:p>
        <text:p><text:span text:style-name="T687">20208 - ANA LUCIA MARIA DE FRANCA SILVA, mat.0002536285 concedo 8 dias a partir de 25/01/2018</text:span></text:p>
        <text:p><text:span text:style-name="T688">20324 - ANA MARIA BEGOTTI, mat.0002271362 concedo 15 dias a partir de 22/01/2018</text:span></text:p>
        <text:p><text:span text:style-name="T689">19155 - ANA PAULA DE LIMA FIGUEIREDO SOUZA, mat.0002562790 concedo 15 dias a partir de 30/12/2017</text:span></text:p>
        <text:p><text:span text:style-name="T690">19473 - ANDREA MARIA SILVEIRA DE SOUSA, mat.0003807584 concedo 15 dias a partir de 02/01/2018</text:span></text:p>
        <text:p><text:span text:style-name="T691">19677 - ANDREA MARQUES PEREIRA, mat.0003816842 concedo 5 dias a partir de 11/01/2018</text:span></text:p>
        <text:p><text:span text:style-name="T692">19793 - ANDRESA CAROLINE DOS SANTOS FRANCA, mat.0003707849 concedo 15 dias a partir de 09/01/2018</text:span></text:p>
        <text:p><text:span text:style-name="T693">19974 - ANDREZA MARIA FLORENCIO DA SILVA, mat.0002456630 concedo 8 dias a partir de 11/01/2018</text:span></text:p>
        <text:p><text:span text:style-name="T694">19745 - ANNE ALUSKA DA SILVA PEQUENO, mat.0003712257 concedo 30 dias a partir de 30/12/2017</text:span></text:p>
        <text:p><text:span text:style-name="T695">19404 - ANTONIO CARLOS CORREIA DE SOUZA, mat.0001024574 concedo 60 dias a partir de 28/12/2017</text:span></text:p>
        <text:p><text:span text:style-name="T696">19195 - ARLI MENDES FREIRE, mat.0002272857 concedo 24 dias a partir de 14/12/2017</text:span></text:p>
        <text:p><text:span text:style-name="T697">20256 - ARLINDO FRANCISCO DA SILVA FILHO, mat.0002451468 concedo 10 dias a partir de 23/01/2018</text:span></text:p>
        <text:p><text:span text:style-name="T698">19502 - ARLY ALVES DOS SANTOS, mat.0002320215 concedo 1 dias a partir de 04/01/2018</text:span></text:p>
        <text:p><text:span text:style-name="T699">20315 - AURILENE DA SILVA SOUSA, mat.0003749177 concedo 1 dias a partir de 10/01/2018</text:span></text:p>
        <text:p><text:span text:style-name="T700">19389 - AUZENILDA DE ARAUJO SOUZA, mat.0002314614 concedo 15 dias a partir de 05/01/2018</text:span></text:p>
        <text:p><text:span text:style-name="T701">19575 - CAMILA CRISTINA LIMA DE ASSIS, mat.0003828883 concedo 5 dias a partir de 08/01/2018</text:span></text:p>
        <text:p><text:span text:style-name="T702">19432 - CANDIDA DE LOURDES DE MELO JUCA, mat.0003694321 concedo 3 dias a partir de 31/12/2017</text:span></text:p>
        <text:p><text:span text:style-name="T703">19786 - CARLA CRISTINA CRUZ MEDEIROS, mat.0003769666 concedo 4 dias a partir de 16/01/2018</text:span></text:p>
        <text:p><text:span text:style-name="T704">19453 - CARLOS ALBERTO MACIEL MONTEIRO, mat.0002336405 concedo 15 dias a partir de 27/12/2017</text:span></text:p>
        <text:p><text:span text:style-name="T705">19162 - CARLOS JOSE PORTO DIAS, mat.0003376184 concedo 14 dias a partir de 29/01/2018</text:span></text:p>
        <text:p><text:span text:style-name="T706">19179 - CARMEM LUCIA OLIVEIRA DOS SANTOS, mat.0002303175 concedo 30 dias a partir de 03/01/2018</text:span></text:p>
        <text:p><text:span text:style-name="T707">19850 - CELIA MARIA DA ROCHA ARAUJO, mat.0002327694 concedo 15 dias a partir de 16/01/2018</text:span></text:p>
        <text:p><text:span text:style-name="T708">19192 - CINTIA DE CASSIA MARCAL SILVA, mat.0003710114 concedo 15 dias a partir de 27/12/2017</text:span></text:p>
        <text:p><text:span text:style-name="T709">19895 - CLARISSA GOMINHO NOGUEIRA DE CARVALHO, mat.0003735656 concedo 15 dias a partir de 09/01/2018</text:span></text:p>
        <text:p><text:span text:style-name="T710">19274 - CLAUDEMI JOSE DO NASCIMENTO, mat.0003737446 concedo 15 dias a partir de 21/12/2017</text:span></text:p>
        <text:p><text:span text:style-name="T711">20073 - COARACY DE FRANCA PESSOA, mat.0002312344 concedo 15 dias a partir de 18/01/2018</text:span></text:p>
        <text:p><text:span text:style-name="T712">19131 - CREUSA ALVES VIEIRA, mat.0002251647 concedo 7 dias a partir de 24/12/2017</text:span></text:p>
        <text:p><text:span text:style-name="T713">19456 - CRISTIANE SOUZA DE MELO, mat.0003698696 concedo 8 dias a partir de 20/12/2017</text:span></text:p>
        <text:p><text:span text:style-name="T714">19884 - CRISTINA BELOTSERKOVETS HEINRICH, mat.0003572099 concedo 8 dias a partir de 09/01/2018</text:span></text:p>
        <text:p><text:span text:style-name="T715">19305 - DAIANE NOVAES DA SILVA COSTA, mat.0003755584 concedo 9 dias a partir de 04/01/2018</text:span></text:p>
        <text:p><text:span text:style-name="T716">20023 - DANIELE DIAS DA SILVA, mat.0003750868 concedo 30 dias a partir de 19/01/2018</text:span></text:p>
        <text:p><text:span text:style-name="T717">19474 - DANIELLE RAULINO BRONZEADO SOBREIRA, mat.0003831531 concedo 8 dias a partir de 28/12/2017</text:span></text:p>
        <text:p><text:span text:style-name="T718">19064 - DEBORA VICENTE DA SILVA MOREIRA, mat.0002460882 concedo 30 dias a partir de 24/12/2017</text:span></text:p>
        <text:p><text:span text:style-name="T719">20082 - DIONE SALES DA SILVA, mat.0002297230 concedo 6 dias a partir de 18/01/2018</text:span></text:p>
        <text:p><text:span text:style-name="T720">20289 - DUBANEZ GOMES DE OLIVEIRA, mat.0002262851 concedo 30 dias a partir de 29/01/2018</text:span></text:p>
        <text:p><text:span text:style-name="T721">19315 - DURCIA TEXEIRA ROZA, mat.0002266679 concedo 15 dias a partir de 28/11/2017</text:span></text:p>
        <text:p><text:span text:style-name="T722">19124 - DURCILENE MARIA DOS SANTOS, mat.0002341050 concedo 30 dias a partir de 16/12/2018</text:span></text:p>
        <text:p><text:span text:style-name="T723">19886 - EDILEUZA FERREIRA DA SILVA, mat.0002305364 concedo 60 dias a partir de 19/12/2017</text:span></text:p>
        <text:p><text:span text:style-name="T724">20309 - EDILMA ALVES DO NASCIMENTO NERY, mat.0002562723 concedo 30 dias a partir de 19/01/2018</text:span></text:p>
        <text:p><text:span text:style-name="T725">20359 - EDJA VIEIRA RAMOS, mat.0002343320 concedo 30 dias a partir de 19/01/2018</text:span></text:p>
        <text:p><text:span text:style-name="T726">20195 - EDNA MARIA FERREIRA DA SILVA, mat.0001007394 concedo 15 dias a partir de 23/01/2018</text:span></text:p>
        <text:p><text:span text:style-name="T727">19598 - ELIANE BARBOSA DA SILVA, mat.0001923560 concedo 25 dias a partir de 03/01/2018</text:span></text:p>
        <text:p><text:span text:style-name="T728">19847 - ELIANE MARIA DA SILVA, mat.0002330059 concedo 15 dias a partir de 09/01/2018</text:span></text:p>
        <text:p><text:span text:style-name="T729">20377 - ELIANE SANTANA DE LIMA, mat.0002260557 concedo 15 dias a partir de 22/01/2018</text:span></text:p>
        <text:p><text:span text:style-name="T730">19758 - ELIZANGELA QUITERIA DA SILVA, mat.0003718174 concedo 10 dias a partir de 10/01/2018</text:span></text:p>
        <text:p><text:span text:style-name="T731">20206 - ERIKA PATRICIA DE ALMEIDA SILVA, mat.0002562693 concedo 30 dias a partir de 18/01/2018</text:span></text:p>
        <text:p><text:span text:style-name="T732">20074 - ERILUCIA PEREIRA SANTA ROSA, mat.0002304503 concedo 8 dias a partir de 09/01/2018</text:span></text:p>
        <text:p><text:span text:style-name="T733">19752 - EVELINE CAVALCANTI BARBOSA DAMASCENO, mat.0003801454 concedo 1 dias a partir de 16/01/2018</text:span></text:p>
        <text:p><text:span text:style-name="T734">19822 - FABIA CAROLINA OLIVEIRA SILVA DE SANTANA, mat.0002549727 concedo 15 dias a partir de 17/01/2018</text:span></text:p>
        <text:p><text:span text:style-name="T735">19311 - FABIANA GOMES DA SILVA, mat.0003704661 concedo 7 dias a partir de 01/01/2018</text:span></text:p>
        <text:p><text:span text:style-name="T736">19942 - FABIOLA IRIS DE SOUZA FERREIRA, mat.0003813002 concedo 30 dias a partir de 16/01/2018</text:span></text:p>
        <text:p><text:span text:style-name="T737">20235 - FERNANDA COSTA DE MELO, mat.0003706656 concedo 7 dias a partir de 23/01/2018</text:span></text:p>
        <text:p><text:span text:style-name="T738">19299 - FLAVIA CATHARINA LOPES AMARAL, mat.0003819809 concedo 60 dias a partir de 02/01/2018</text:span></text:p>
        <text:p><text:span text:style-name="T739">19565 - FRANCISCA LEONIDES FERREIRA DE ARAUJO, mat.0002450461 concedo 180 dias a partir de 22/12/2017</text:span></text:p>
        <text:p><text:span text:style-name="T740">19275 - GERLANDIA JOSEFA DE BARROS FIDELIS, mat.0002342405 concedo 7 dias a partir de 30/11/2017</text:span></text:p>
        <text:p><text:span text:style-name="T741">19900 - GERLANI SOUSA DA SILVA, mat.0003812618 concedo 7 dias a partir de 16/01/2018</text:span></text:p>
        <text:p><text:span text:style-name="T742">20123 - GILSIANNE LIMA FERREIRA, mat.0003692710 concedo 4 dias a partir de 16/12/2017</text:span></text:p>
        <text:p><text:span text:style-name="T743">19392 - GILVAN LOUREIRO DE SOUZA FILHO, mat.0002448068 concedo 15 dias a partir de 03/01/2018</text:span></text:p>
        <text:p><text:span text:style-name="T744">20104 - HELIO JOSE SALGADO, mat.0002337398 concedo 15 dias a partir de 14/01/2018</text:span></text:p>
        <text:p><text:span text:style-name="T745">20142 - HYLANY BEZERRA DE ALMEIDA, mat.0003733505 concedo 8 dias a partir de 23/01/2018</text:span></text:p>
        <text:p><text:span text:style-name="T746">20092 - INALDA FERREIRA DOS SANTOS, mat.0002297060 concedo 30 dias a partir de 17/01/2018</text:span></text:p>
        <text:p><text:span text:style-name="T747">19734 - IRANI MARIA DIAS ROCHA, mat.0002327627 concedo 8 dias a partir de 15/01/2018</text:span></text:p>
        <text:p><text:span text:style-name="T748">19603 - ISABELLA BENEVIDES MARTINS, mat.0002451727 concedo 15 dias a partir de 04/01/2018</text:span></text:p>
        <text:p><text:span text:style-name="T749">19950 - ISLANE BRANDÃO FLORENCIO, mat.65683 concedo 15 dias a partir de 16/01/2018</text:span></text:p>
        <text:p><text:span text:style-name="T750">20352 - ITAMICE MESSIAS DOS SANTOS, mat.0003749550 concedo 9 dias a partir de 22/01/2018</text:span></text:p>
        <text:p><text:span text:style-name="T751">19362 - IVANIZE ALVES CARNEIRO, mat.0002581841 concedo 10 dias a partir de 26/12/2017</text:span></text:p>
        <text:p><text:span text:style-name="T752">19994 - IZABEL CRISTINA BRAGA CAMPOS, mat.0002272024 concedo 25 dias a partir de 04/01/2018</text:span></text:p>
        <text:p><text:span text:style-name="T753">19756 - IZAURA BRANDAO NEVES, mat.0001380575 concedo 30 dias a partir de 02/02/2015</text:span></text:p>
        <text:p><text:span text:style-name="T754">19499 - JACIARA MARIA DA SILVA, mat.0002541904 concedo 40 dias a partir de 22/12/2017</text:span></text:p>
        <text:p><text:span text:style-name="T755">19551 - JAILSON AMARAL DA SILVA, mat.0002345587 concedo 8 dias a partir de 22/12/2017</text:span></text:p>
        <text:p><text:span text:style-name="T756">19772 - JANICE MARIA DA SILVA, mat.0002298481 concedo 8 dias a partir de 16/01/2018</text:span></text:p>
        <text:p><text:span text:style-name="T757">19512 - JAQUELINE MELO DA SILVA, mat.0002304287 concedo 30 dias a partir de 02/01/2018</text:span></text:p>
        <text:p><text:span text:style-name="T758">20118 - JOAO BOSCO GOMES DE MEDEIROS, mat.0002091402 concedo 15 dias a partir de 18/01/2018</text:span></text:p>
        <text:p><text:span text:style-name="T759">19611 - JOCINEIDE ARAGAO NERY, mat.0002529254 concedo 3 dias a partir de 09/01/2018</text:span></text:p>
        <text:p><text:span text:style-name="T760">19961 - JOSE CARLOS SANTANA DE ANDRADE, mat.0001925539 concedo 1 dias a partir de 12/01/2018</text:span></text:p>
        <text:p><text:span text:style-name="T761">19869 - JOSE MANOEL GONCALVES JUNIOR, mat.0003700984 concedo 15 dias a partir de 12/01/2018</text:span></text:p>
        <text:p><text:span text:style-name="T762">19158 - JOSE PESSOA DE OLIVEIRA, mat.0002278154 concedo 5 dias a partir de 03/01/2018</text:span></text:p>
        <text:p><text:span text:style-name="T763">19309 - JOSELIA RIBEIRO DE MELO, mat.0003554899 concedo 1 dias a partir de 13/12/2017</text:span></text:p>
        <text:p><text:span text:style-name="T764">19206 - JOSIEL BEZERRA DE LEMOS, mat.0002252694 concedo 60 dias a partir de 05/12/2017</text:span></text:p>
        <text:p><text:span text:style-name="T765">19676 - JOSIELLY SILVA LARESTE, mat.0003803929 concedo 10 dias a partir de 12/01/2018</text:span></text:p>
        <text:p><text:span text:style-name="T766">20124 - JOSINEIA FREIRE DA SILVA, mat.0003734030 concedo 15 dias a partir de 09/01/2018</text:span></text:p>
        <text:p><text:span text:style-name="T767">19717 - JOSINEIDE PEREIRA DA SILVA, mat.0002259168 concedo 4 dias a partir de 11/01/2018</text:span></text:p>
        <text:p><text:span text:style-name="T768">20173 - JUCILEIA MARIA GONCALVES DE MOURA, mat.0002547732 concedo 30 dias a partir de 22/01/2018</text:span></text:p>
        <text:p><text:span text:style-name="T769">20321 - JULIA FREIRE MACENA ALVES, mat.0003804801 concedo 7 dias a partir de 20/01/2018</text:span></text:p>
        <text:p><text:span text:style-name="T770">20230 - JULIANA PINA ZOZIMO, mat.0003832813 concedo 14 dias a partir de 21/01/2018</text:span></text:p>
        <text:p><text:span text:style-name="T771">19776 - JULIANA TAVARES DE FIGUEREDO SANTOS, mat.0003687023 concedo 1 dias a partir de 09/01/2018</text:span></text:p>
        <text:p><text:span text:style-name="T772">20145 - JUSSARA MEDEIROS MARTINS MEIRA, mat.0002259311 concedo 21 dias a partir de 16/01/2018</text:span></text:p>
        <text:p><text:span text:style-name="T773">19507 - KALLYNE PRISCYLA SILVA DE MELO, mat.0003708896 concedo 10 dias a partir de 29/12/2017</text:span></text:p>
        <text:p><text:span text:style-name="T774">20077 - KARLA MARIA CUNHA DE ABREU, mat.0002077400 concedo 9 dias a partir de 14/01/2018</text:span></text:p>
        <text:p><text:span text:style-name="T775">20199 - KATIA VALERIA GUEDES LIMA, mat.0002338661 concedo 15 dias a partir de 25/01/2018</text:span></text:p>
        <text:p><text:span text:style-name="T776">18987 - KELLY ANDRADE DA SILVA, mat.0003703690 concedo 7 dias a partir de 28/12/2017</text:span></text:p>
        <text:p><text:span text:style-name="T777">20133 - KELLY CRISTINA GOMES DE LIMA VERISSIMO, mat.0003712770 concedo 7 dias a partir de 22/01/2018</text:span></text:p>
        <text:p><text:span text:style-name="T778">19198 - KRISHNAMURTI CABRAL JUNIOR, mat.0002458470 concedo 1 dias a partir de 26/12/2017</text:span></text:p>
        <text:p><text:span text:style-name="T779">19661 - LARICA BULHOES DE LEMOS MORAES LAFAYETTE, mat.0002971860 concedo 10 dias a partir de 21/11/2017</text:span></text:p>
        <text:p><text:span text:style-name="T780">19146 - LAUDINEA SOUZA DO NASCIMENTO, mat.0002306727 concedo 15 dias a partir de 15/12/2017</text:span></text:p>
        <text:p><text:span text:style-name="T781">19328 - LEYLA DA COSTA LIMA, mat.0003753115 concedo 6 dias a partir de 06/11/2017</text:span></text:p>
        <text:p><text:span text:style-name="T782">20374 - LILIAN QUELLY BRAZ DA SILVA, mat.0003761860 concedo 8 dias a partir de 28/01/2018</text:span></text:p>
        <text:p><text:span text:style-name="T783">19231 - LILIANE CARVALHO COSTA, mat.0002281309 concedo 15 dias a partir de 03/01/2018</text:span></text:p>
        <text:p><text:span text:style-name="T784">20290 - LILIANE CRISTINA ESTRELA DA SILVA, mat.0002572060 concedo 5 dias a partir de 22/01/2018</text:span></text:p>
        <text:p><text:span text:style-name="T785">19613 - LINDOMAR ARAUJO LEANDRO, mat.0003769135 concedo 30 dias a partir de 02/01/2018</text:span></text:p>
        <text:p><text:span text:style-name="T786">19978 - LUANA PINHEIRO DE SOUSA, mat.0003689921 concedo 7 dias a partir de 20/01/2018</text:span></text:p>
        <text:p><text:span text:style-name="T787">19247 - LUCRECIA MARIA BEZERRA, mat.0001954296 concedo 10 dias a partir de 28/01/2018</text:span></text:p>
        <text:p><text:span text:style-name="T788">19773 - MAGNA VIEIRA RODRIGUES, mat.0002538482 concedo 5 dias a partir de 06/01/2018</text:span></text:p>
        <text:p><text:span text:style-name="T789">19321 - MAIZA VERONICA DA SILVA, mat.0002330326 concedo 15 dias a partir de 04/01/2018</text:span></text:p>
        <text:p><text:span text:style-name="T790">19849 - MANOEL ELIDIO FERREIRA GONCALVES, mat.0002247429 concedo 23 dias a partir de 09/12/2017</text:span></text:p>
        <text:p><text:span text:style-name="T791">19909 - MARCIA GONCALVES NETO DA SILVA, mat.0001968700 concedo 60 dias a partir de 09/01/2018</text:span></text:p>
        <text:p><text:span text:style-name="T792">20205 - MARCIA RAIMUNDA VIANA DOS SANTOS, mat.0002307030 concedo 15 dias a partir de 18/01/2018</text:span></text:p>
        <text:p><text:span text:style-name="T793">19713 - MARCILENE GUILHERME DA SILVA SANTOS, mat.0003704114 concedo 14 dias a partir de 12/01/2018</text:span></text:p>
        <text:p><text:span text:style-name="T794">19980 - MARIA ADRIANA JULLYANA ALVES MONTEIRO, mat.0003673901 concedo 15 dias a partir de 17/01/2018</text:span></text:p>
        <text:p><text:span text:style-name="T795">19037 - MARIA ALINE OLIVEIRA DA SILVA, mat.0003723470 concedo 15 dias a partir de 27/12/2017</text:span></text:p>
        <text:p><text:span text:style-name="T796">19692 - MARIA APARECIDA DA SILVA, mat.0001932209 concedo 15 dias a partir de 18/01/2018</text:span></text:p>
        <text:p><text:span text:style-name="T797">19941 - MARIA APARECIDA RAMIRO ANDRADE DE OLIVEIRA, mat.0003733254 concedo 69 dias a partir de 08/12/2017</text:span></text:p>
        <text:p><text:span text:style-name="T798">19271 - MARIA AURIANE PEREIRA, mat.65510 concedo 16 dias a partir de 14/12/2017</text:span></text:p>
        <text:p><text:span text:style-name="T799">19816 - MARIA AUXILIADORA MORAIS DA SILVA, mat.0001953044 concedo 90 dias a partir de 14/10/2017</text:span></text:p>
        <text:p><text:span text:style-name="T800">19691 - MARIA BARROS SILVA, mat.0002247208 concedo 15 dias a partir de 27/12/2017</text:span></text:p>
        <text:p><text:span text:style-name="T801">20344 - MARIA CLECIONEIDE MONTEIRO, mat.0002266555 concedo 15 dias a partir de 01/02/2018</text:span></text:p>
        <text:p><text:span text:style-name="T802">19627 - MARIA CRISTINA DE ANDRADE SANTANA, mat.0002454432 concedo 15 dias a partir de 12/01/2018</text:span></text:p>
        <text:p><text:span text:style-name="T803">20147 - MARIA CRISTINA DOS SANTOS LIMA, mat.0002321009 concedo 20 dias a partir de 23/01/2018</text:span></text:p>
        <text:p><text:span text:style-name="T804">19210 - MARIA DA CONCEICAO BATISTA DA CUNHA DOS SANTOS, mat.0001934147 concedo 8 dias a partir de 25/12/2017</text:span></text:p>
        <text:p><text:span text:style-name="T805">18984 - MARIA DA CONCEICAO CARNEIRO DA SILVA, mat.0002297388 concedo 36 dias a partir de 26/12/2017</text:span></text:p>
        <text:p><text:span text:style-name="T806">19595 - MARIA DA PAZ DE OLIVEIRA SILVA, mat.0002577470 concedo 7 dias a partir de 11/01/2018</text:span></text:p>
        <text:p><text:span text:style-name="T807">19364 - MARIA DE FATIMA ALVES DA SILVA DE OLIVEIRA, mat.0003769526 concedo 3 dias a partir de 04/01/2018</text:span></text:p>
        <text:p><text:span text:style-name="T808">20322 - MARIA DE FATIMA SILVA RIBEIRO, mat.0002243326 concedo 14 dias a partir de 29/01/2018</text:span></text:p>
        <text:p><text:span text:style-name="T809">20297 - MARIA DE LOURDES BARBOSA DO NASCIMENTO, mat.0002615363 concedo 30 dias a partir de 23/01/2018</text:span></text:p>
        <text:p><text:span text:style-name="T810">20224 - MARIA DE LOURDES BEZERRA DA SILVA, mat.0001371940 concedo 7 dias a partir de 22/01/2018</text:span></text:p>
        <text:p><text:span text:style-name="T811">19189 - MARIA DE LOURDES FIRMINO DE SOUZA SANTANA, mat.0001001094 concedo 4 dias a partir de 19/12/2017</text:span></text:p>
        <text:p><text:span text:style-name="T812">19376 - MARIA DE LOURDES GOMES ALVES, mat.0002310244 concedo 30 dias a partir de 30/12/2017</text:span></text:p>
        <text:p><text:span text:style-name="T813">20187 - MARIA DE SANTANA ARAUJO, mat.0002288150 concedo 30 dias a partir de 25/01/2018</text:span></text:p>
        <text:p><text:span text:style-name="T814">19448 - MARIA DO CARMO DA HORA, mat.0001932080 concedo 45 dias a partir de 03/01/2018</text:span></text:p>
        <text:p><text:span text:style-name="T815">20327 - MARIA DO CARMO FERREIRA DE ANDRADE, mat.0002435225 concedo 7 dias a partir de 05/01/2018</text:span></text:p>
        <text:p><text:span text:style-name="T816">20288 - MARIA DO CARMO OLIVEIRA FONTES, mat.0001923013 concedo 30 dias a partir de 16/01/2018</text:span></text:p>
        <text:p><text:span text:style-name="T817">19962 - MARIA DO SOCORRO DOS SANTOS SOUZA, mat.0002310260 concedo 7 dias a partir de 12/01/2018</text:span></text:p>
        <text:p><text:span text:style-name="T818">19257 - MARIA DO SOCORRO LIRA CORREIA, mat.0002272253 concedo 5 dias a partir de 01/01/2018</text:span></text:p>
        <text:p><text:span text:style-name="T819">20061 - MARIA ELISANGELA COSTA, mat.0003833143 concedo 15 dias a partir de 17/01/2018</text:span></text:p>
        <text:p><text:span text:style-name="T820">19721 - MARIA HELENA DA CONCEICAO, mat.0003687546 concedo 15 dias a partir de 12/01/2018</text:span></text:p>
        <text:p><text:span text:style-name="T821">20367 - MARIA LINDA WALLY ARCANJO DA SILVA, mat.0003710211 concedo 15 dias a partir de 24/01/2018</text:span></text:p>
        <text:p><text:span text:style-name="T822">19163 - MARIA LUCIA SILVA RAMOS, mat.0002547821 concedo 30 dias a partir de 19/12/2017</text:span></text:p>
        <text:p><text:span text:style-name="T823">19632 - MARIA LUCIENE DA SILVA, mat.0002345455 concedo 8 dias a partir de 12/01/2018</text:span></text:p>
        <text:p><text:span text:style-name="T824">20057 - MARIA MACIEL ROCHA DOS ANJOS, mat.0003726355 concedo 7 dias a partir de 18/01/2018</text:span></text:p>
        <text:p><text:span text:style-name="T825">19933 - MARIA SANDRA DE OLIVEIRA MELO, mat.0002562197 concedo 30 dias a partir de 02/01/2018</text:span></text:p>
        <text:p><text:span text:style-name="T826">19439 - MARIA STELLA AMORIM DE LIMA SOUZA, mat.0003715795 concedo 15 dias a partir de 29/12/2017</text:span></text:p>
        <text:p><text:span text:style-name="T827">19927 - MARIA SUELI DE MELO, mat.0002462044 concedo 7 dias a partir de 10/01/2018</text:span></text:p>
        <text:p><text:span text:style-name="T828">19859 - MARIA VALERIA DE LIMA DIAS, mat.0003513831 concedo 22 dias a partir de 11/01/2018</text:span></text:p>
        <text:p><text:span text:style-name="T829">19664 - MARIANA ANDRADE GAMA DE OLIVEIRA, mat.0002461510 concedo 21 dias a partir de 10/01/2018</text:span></text:p>
        <text:p><text:span text:style-name="T830">20223 - MARIANA MARIA DE MOURA, mat.0002308649 concedo 15 dias a partir de 24/01/2018</text:span></text:p>
        <text:p><text:span text:style-name="T831">19089 - MARILUCE TEOTONIA DE LIMA, mat.0001165682 concedo 15 dias a partir de 02/12/2017</text:span></text:p>
        <text:p><text:span text:style-name="T832">19016 - MARINA DOS SANTOS RAMOS BARBOSA, mat.0003686817 concedo 6 dias a partir de 27/12/2017</text:span></text:p>
        <text:p><text:span text:style-name="T833">19894 - MARISE CRISTINA DE SOUZA SANTOS, mat.0002466201 concedo 2 dias a partir de 15/01/2018</text:span></text:p>
        <text:p><text:span text:style-name="T834">20151 - MARLI DA CONSOLACAO ALVES DOS SANTOS, mat.0001272780 concedo 30 dias a partir de 19/01/2018</text:span></text:p>
        <text:p><text:span text:style-name="T835">19750 - MEIRIELLY LAISSA MENDES RODRIGUES, mat.0003711226 concedo 15 dias a partir de 08/01/2018</text:span></text:p>
        <text:p><text:span text:style-name="T836">19081 - MICHELLY EVANGELISTA DE ANDRADE, mat.0003700917 concedo 15 dias a partir de 22/12/2017</text:span></text:p>
        <text:p><text:span text:style-name="T837">19102 - MIRIAN CLAUDINO DE MACENA, mat.0002580918 concedo 7 dias a partir de 21/12/2017</text:span></text:p>
        <text:p><text:span text:style-name="T838">19265 - MONIQUE FEITOSA DE SOUZA, mat.0003695034 concedo 8 dias a partir de 17/12/2017</text:span></text:p>
        <text:p><text:span text:style-name="T839">19388 - NADJA LUIZ DE SANTANA, mat.0002320177 concedo 6 dias a partir de 02/01/2018</text:span></text:p>
        <text:p><text:span text:style-name="T840">19519 - NATHALIA CRISTIANE DA COSTA SOUZA PATRIOTA, mat.0002527618 concedo 17 dias a partir de 06/01/2018</text:span></text:p>
        <text:p><text:span text:style-name="T841">19819 - NEIJAENIA SANTOS DA PAZ, mat.0002330822 concedo 60 dias a partir de 01/01/2018</text:span></text:p>
        <text:p><text:span text:style-name="T842">19510 - NEUZA MARIA ARAUJO, mat.0002464861 concedo 90 dias a partir de 09/01/2018</text:span></text:p>
        <text:p><text:span text:style-name="T843">19301 - NILDA MARIA DO NASCIMENTO, mat.0002332590 concedo 5 dias a partir de 19/11/2017</text:span></text:p>
        <text:p><text:span text:style-name="T844">20047 - PABLO IVAN CUNHA SOARES, mat.0003710947 concedo 7 dias a partir de 11/01/2018</text:span></text:p>
        <text:p><text:span text:style-name="T845">20330 - PATRICIA RAMIRO COSTA ARCOVERDE, mat.0002582082 concedo 30 dias a partir de 23/01/2018</text:span></text:p>
        <text:p><text:span text:style-name="T846">18999 - PAULINEA ALEXANDRE TENORIO DE VASCONCELOS, mat.0003554740 concedo 14 dias a partir de 23/11/2017</text:span></text:p>
        <text:p><text:span text:style-name="T847">19185 - PAULO FERNANDO TEOBALDO, mat.0002301210 concedo 15 dias a partir de 17/12/2017</text:span></text:p>
        <text:p><text:span text:style-name="T848">19114 - PAULO HENRIQUE SANTANA CARNEIRO, mat.0003767973 concedo 3 dias a partir de 28/12/2017</text:span></text:p>
        <text:p><text:span text:style-name="T849">19597 - PRISCILA DUARTE DE SOUZA, mat.0003833097 concedo 15 dias a partir de 01/12/2017</text:span></text:p>
        <text:p><text:span text:style-name="T850">19213 - PRISCILLA BARRETO DE SOUZA LEAO, mat.0003692256 concedo 5 dias a partir de 03/01/2018</text:span></text:p>
        <text:p><text:span text:style-name="T851">19963 - RAYANNA GONCALVES DE OLIVEIRA BARRETO, mat.0003828360 concedo 10 dias a partir de 22/01/2018</text:span></text:p>
        <text:p><text:span text:style-name="T852">19901 - REJANE DE CASSIA CRESPO DE OLIVEIRA, mat.0001951238 concedo 33 dias a partir de 11/01/2018</text:span></text:p>
        <text:p><text:span text:style-name="T853">19612 - REJANE FRANCISCA DE AMORIM, mat.0002333279 concedo 10 dias a partir de 30/12/2017</text:span></text:p>
        <text:p><text:span text:style-name="T854">20191 - RENATA NEVES BAPTISTA, mat.0002453681 concedo 30 dias a partir de 22/01/2018</text:span></text:p>
        <text:p><text:span text:style-name="T855">19719 - RENATA PAULA CAVALCANTI RIBEIRO COUTINHO, mat.0003213510 concedo 30 dias a partir de 16/01/2018</text:span></text:p>
        <text:p><text:span text:style-name="T856">19964 - RICARDO BRUNO MERTENS FITTIPALDI, mat.0003704076 concedo 90 dias a partir de 30/12/2017</text:span></text:p>
        <text:p><text:span text:style-name="T857">19617 - RITA DE CASSIA BANDEIRA FARIAS FERRO, mat.0002312433 concedo 15 dias a partir de 10/01/2018</text:span></text:p>
        <text:p><text:span text:style-name="T858">18982 - RITA DE CASSIA DE OLIVEIRA VASCONCELOS, mat.0003663809 concedo 15 dias a partir de 28/12/2017</text:span></text:p>
        <text:p><text:span text:style-name="T859">19681 - ROSA EMILIA CERQUINHO DE OLIVEIRA, mat.0002289334 concedo 15 dias a partir de 11/01/2018</text:span></text:p>
        <text:p><text:span text:style-name="T860">19702 - ROSANGELA BELARMINO DE SOUZA, mat.0003804321 concedo 15 dias a partir de 11/01/2018</text:span></text:p>
        <text:p><text:span text:style-name="T861">20348 - ROSANGELA MARCIA SALES FARIAS, mat.0002320452 concedo 15 dias a partir de 02/01/2018</text:span></text:p>
        <text:p><text:span text:style-name="T862">19814 - ROSINEIDE SILVA DOS ANJOS, mat.0002127172 concedo 20 dias a partir de 10/01/2018</text:span></text:p>
        <text:p><text:span text:style-name="T863">19069 - ROSINETE MALAFAIA, mat.0002092557 concedo 20 dias a partir de 28/12/2017</text:span></text:p>
        <text:p><text:span text:style-name="T864">19631 - ROZANI BARBOSA DA SILVA, mat.0002332612 concedo 240 dias a partir de 12/10/2017</text:span></text:p>
        <text:p><text:span text:style-name="T865">19104 - ROZIMARY DA SILVA, mat.0002580551 concedo 3 dias a partir de 28/12/2017</text:span></text:p>
        <text:p><text:span text:style-name="T866">19044 - SANDRA ANDREA COUTINHO DE ALMEIDA, mat.0002539489 concedo 15 dias a partir de 26/12/2017</text:span></text:p>
        <text:p><text:span text:style-name="T867">19514 - SANDRA LUCIA LIMA DE PAULA, mat.0002287595 concedo 15 dias a partir de 01/01/2018</text:span></text:p>
        <text:p><text:span text:style-name="T868">19985 - SANDRA MARIA TORREAO PIRES KELM, mat.0003575675 concedo 60 dias a partir de 03/01/2018</text:span></text:p>
        <text:p><text:span text:style-name="T869">19261 - SANDRA MEIRE DO NASCIMENTO LIMA, mat.0001930540 concedo 60 dias a partir de 27/12/2017</text:span></text:p>
        <text:p><text:span text:style-name="T870">19245 - SANDRINERIO FERREIRA ROCHA, mat.0003819914 concedo 15 dias a partir de 28/12/2017</text:span></text:p>
        <text:p><text:span text:style-name="T871">20301 - SANDRO VALERIO TAVARES FERREIRA, mat.0002292076 concedo 90 dias a partir de 06/01/2018</text:span></text:p>
        <text:p><text:span text:style-name="T872">20053 - SHEYLA SHAYNE VALENCA DE ARAUJO, mat.0002314029 concedo 8 dias a partir de 18/01/2018</text:span></text:p>
        <text:p><text:span text:style-name="T873">19771 - SHIRLEY ASSIS RODRIGUES DO NASCIMENTO, mat.0002123223 concedo 15 dias a partir de 08/01/2018</text:span></text:p>
        <text:p><text:span text:style-name="T874">19436 - SILVANA AMORIM VIEIRA DE MELO, mat.0002330784 concedo 60 dias a partir de 13/12/2017</text:span></text:p>
        <text:p><text:span text:style-name="T875">19579 - SILVANA LUCIA DE MENDONCA, mat.0002285169 concedo 15 dias a partir de 05/01/2018</text:span></text:p>
        <text:p><text:span text:style-name="T876">19948 - SILVANEIDE MARCIA BEZERRA DA COSTA, mat.0002444208 concedo 18 dias a partir de 22/01/2018</text:span></text:p>
        <text:p><text:span text:style-name="T877">19363 - SIMONE BEZERRA DE FRANCA DE LIMA, mat.0002320223 concedo 60 dias a partir de 01/01/2018</text:span></text:p>
        <text:p><text:span text:style-name="T878">19591 - SUELI PEDROSA DE LEMOS, mat.0001925431 concedo 30 dias a partir de 10/01/2018</text:span></text:p>
        <text:p><text:span text:style-name="T879">19424 - SUELY BEZERRA DA SILVA, mat.0002285207 concedo 75 dias a partir de 04/11/2017</text:span></text:p>
        <text:p><text:span text:style-name="T880">19906 - TACIANA DE SOUZA SANTOS, mat.0002960389 concedo 15 dias a partir de 17/01/2018</text:span></text:p>
        <text:p><text:span text:style-name="T881">20320 - TACIANA MARIA LEOPOLDINO DE ARAUJO PEIXOTO, mat.0003769518 concedo 30 dias a partir de 08/01/2018</text:span></text:p>
        <text:p><text:span text:style-name="T882">19384 - TAIS CASSIA CORREIA NAPOLEAO DA SILVA, mat.0003824802 concedo 10 dias a partir de 25/12/2017</text:span></text:p>
        <text:p><text:span text:style-name="T883">19888 - TAIZA ROSE DE OLIVEIRA FARIAS, mat.0003707385 concedo 30 dias a partir de 08/01/2018</text:span></text:p>
        <text:p><text:span text:style-name="T884">19101 - TANIA CRISTINA VIEIRA DA COSTA CORREA, mat.0003689670 concedo 15 dias a partir de 27/12/2017</text:span></text:p>
        <text:p><text:span text:style-name="T885">20213 - TATIANE ANDREA CAVALCANTE VIRGOLINO, mat.0002572109 concedo 6 dias a partir de 23/01/2018</text:span></text:p>
        <text:p><text:span text:style-name="T886">20204 - TERESA CRISTINA CANDIDO DOS SANTOS, mat.0002545675 concedo 4 dias a partir de 17/01/2018</text:span></text:p>
        <text:p><text:span text:style-name="T887">20039 - TIAGO MESQUITA MOURA, mat.0003181375 concedo 7 dias a partir de 22/01/2018</text:span></text:p>
        <text:p><text:span text:style-name="T888">19100 - TIAODOMIRO SEBASTIAO DA SILVA, mat.0002277948 concedo 15 dias a partir de 13/12/2017</text:span></text:p>
        <text:p><text:span text:style-name="T889">19698 - VALDECI CABRAL DE SOUSA LIMA, mat.0002308827 concedo 40 dias a partir de 09/01/2018</text:span></text:p>
        <text:p><text:span text:style-name="T890">18994 - VALDENICE GOMES DA SILVA, mat.0002322390 concedo 7 dias a partir de 18/12/2017</text:span></text:p>
        <text:p><text:span text:style-name="T891">19566 - VALDIR BERNARDO DA SILVA, mat.0002343797 concedo 45 dias a partir de 05/01/2018</text:span></text:p>
        <text:p><text:span text:style-name="T892">20220 - VALERIA CORREA DE ARAUJO PERES, mat.0002444275 concedo 10 dias a partir de 20/01/2018</text:span></text:p>
        <text:p><text:span text:style-name="T893">19136 - VALERIA SENA DE SANTANA, mat.0002321971 concedo 15 dias a partir de 29/12/2017</text:span></text:p>
        <text:p><text:span text:style-name="T894">19589 - VALZENY SENA DA SILVA, mat.0002260468 concedo 30 dias a partir de 18/12/2017</text:span></text:p>
        <text:p><text:span text:style-name="T895">19471 - VANESSA GONCALO DIAS, mat.0002546027 concedo 30 dias a partir de 07/01/2018</text:span></text:p>
        <text:p><text:span text:style-name="T896">20010 - VERONICA DOS SANTOS LOURENCO, mat.0001936786 concedo 40 dias a partir de 09/01/2018</text:span></text:p>
        <text:p><text:span text:style-name="T897">19141 - WALDECI FREIRE DOS SANTOS, mat.0002251116 concedo 15 dias a partir de 02/01/2018</text:span></text:p>
        <text:p><text:span text:style-name="T898">20296 - WILCILEIDE LOPES DO NASCIMENTO, mat.0002544113 concedo 7 dias a partir de 27/12/2017</text:span></text:p>
        <text:p><text:span text:style-name="T899">19269 - YURI INOCENCIO DE MELO JUNIOR, mat.0003709000 concedo 5 dias a partir de 29/12/2017</text:span></text:p>
        <text:p><text:span text:style-name="T900">SEC DE SAUDE</text:span></text:p>
        <text:p><text:span text:style-name="T901">DEFIRO os pedidos de Licença Médica para Tratamento de Saúde - Prorrogação</text:span></text:p>
        <text:p><text:span text:style-name="T902">19952 - ADALBERTO JOSE VIANA FILHO, mat.0002259370 concedo 16 dias a partir de 11/01/2018</text:span></text:p>
        <text:p><text:span text:style-name="T903">19823 - ADALVA FERREIRA ALVES, mat.0003771547 concedo 60 dias a partir de 11/12/2017</text:span></text:p>
        <text:p><text:span text:style-name="T904">19858 - ADINAZIL MATOS DE FRANCA, mat.0003702294 concedo 30 dias a partir de 22/01/2018</text:span></text:p>
        <text:p><text:span text:style-name="T905">19693 - ALANA MARIA AZEVEDO SOARES, mat.0002562871 concedo 90 dias a partir de 27/12/2017</text:span></text:p>
        <text:p><text:span text:style-name="T906">19289 - ALBA MARIA PEREIRA DOS SANTOS, mat.0002353466 concedo 90 dias a partir de 30/11/2017</text:span></text:p>
        <text:p><text:span text:style-name="T907">20227 - ANA CRISTINA CONRADO, mat.0002335654 concedo 110 dias a partir de 16/01/2018</text:span></text:p>
        <text:p><text:span text:style-name="T908">19783 - ANA PAULA DE LIMA FIGUEIREDO SOUZA, mat.0002562790 concedo 3 dias a partir de 15/01/2018</text:span></text:p>
        <text:p><text:span text:style-name="T909">20203 - ANA PAULA DE LIMA FIGUEIREDO SOUZA, mat.0002562790 concedo 30 dias a partir de 17/01/2018</text:span></text:p>
        <text:p><text:span text:style-name="T910">19039 - ANA PAULA GONCALVES DOS SANTOS, mat.3830683 concedo 30 dias a partir de 29/12/2017</text:span></text:p>
        <text:p><text:span text:style-name="T911">19548 - ANARY DA SILVA RIBEIRO, mat.0002435764 concedo 20 dias a partir de 29/12/2017</text:span></text:p>
        <text:p><text:span text:style-name="T912">20076 - ANARY DA SILVA RIBEIRO, mat.0002435764 concedo 45 dias a partir de 18/01/2018</text:span></text:p>
        <text:p><text:span text:style-name="T913">19079 - ANDREIA LUCIA DA SILVA OLIVEIRA, mat.0002440261 concedo 10 dias a partir de 08/12/2017</text:span></text:p>
        <text:p><text:span text:style-name="T914">19091 - ANGELA DE MOURA FERRAZ, mat.0002321874 concedo 30 dias a partir de 03/12/2017</text:span></text:p>
        <text:p><text:span text:style-name="T915">19571 - ANITA LEOPOLDINA NUNES SOUTO DE BRITO, mat.0002275392 concedo 15 dias a partir de 03/01/2018</text:span></text:p>
        <text:p><text:span text:style-name="T916">19670 - ARLY ALVES DOS SANTOS, mat.0002320215 concedo 5 dias a partir de 08/01/2018</text:span></text:p>
        <text:p><text:span text:style-name="T917">19058 - AUDREY VIOLETA MARTINS DE VASCONCELOS, mat.0002111390 concedo 15 dias a partir de 31/01/2018</text:span></text:p>
        <text:p><text:span text:style-name="T918">19669 - BARTOLOMEU JOSE ARAUJO MARTINS, mat.0001048082 concedo 45 dias a partir de 12/01/2018</text:span></text:p>
        <text:p><text:span text:style-name="T919">20317 - BETANIA MARIA DE CARVALHO TORRES, mat.0002249472 concedo 180 dias a partir de 27/01/2018</text:span></text:p>
        <text:p><text:span text:style-name="T920">19833 - CAMILA CRISTINA LIMA DE ASSIS, mat.0003828883 concedo 3 dias a partir de 13/01/2018</text:span></text:p>
        <text:p><text:span text:style-name="T921">19323 - CARLOS ALBERTO DE CASTILHOS JUNIOR, mat.0003714802 concedo 30 dias a partir de 19/12/2017</text:span></text:p>
        <text:p><text:span text:style-name="T922">19066 - CARLOS PEREIRA MENDES, mat.0002244900 concedo 90 dias a partir de 03/01/2018</text:span></text:p>
        <text:p><text:span text:style-name="T923">20222 - CAROLINA GONCALVES MONTEIRO, mat.0003691519 concedo 30 dias a partir de 12/01/2018</text:span></text:p>
        <text:p><text:span text:style-name="T924">19159 - CECILIA MENDES DA SILVA, mat.0001048104 concedo 30 dias a partir de 28/12/2017</text:span></text:p>
        <text:p><text:span text:style-name="T925">19137 - CHRISTIANE CESAR BEEKHUIZEN DE SOUZA BARROS, mat.0003710084 concedo 30 dias a partir de 03/01/2018</text:span></text:p>
        <text:p><text:span text:style-name="T926">19928 - CIBELE NICACIO DE MELO, mat.0002563240 concedo 9 dias a partir de 02/01/2018</text:span></text:p>
        <text:p><text:span text:style-name="T927">19739 - CIBELE NICACIO DE MELO, mat.0002563240 concedo 30 dias a partir de 01/01/2018</text:span></text:p>
        <text:p><text:span text:style-name="T928">19366 - CINTIA DE CASSIA MARCAL SILVA, mat.0003710114 concedo 15 dias a partir de 05/01/2018</text:span></text:p>
        <text:p><text:span text:style-name="T929">20200 - CLARISSA GOMINHO NOGUEIRA DE CARVALHO, mat.0003735656 concedo 11 dias a partir de 22/01/2018</text:span></text:p>
        <text:p><text:span text:style-name="T930">19688 - CLODOMIR GUEDES LOPES JUNIOR, mat.0002336421 concedo 90 dias a partir de 18/01/2018</text:span></text:p>
        <text:p><text:span text:style-name="T931">19902 - DAIANE NOVAES DA SILVA COSTA, mat.0003755584 concedo 10 dias a partir de 18/01/2018</text:span></text:p>
        <text:p><text:span text:style-name="T932">19277 - DAMARIS CLAUDINO BARBOSA, mat.0003486427 concedo 30 dias a partir de 02/01/2018</text:span></text:p>
        <text:p><text:span text:style-name="T933">19052 - DANIELA MELO DAVINO DE ARAUJO, mat.0002562642 concedo 30 dias a partir de 27/12/2017</text:span></text:p>
        <text:p><text:span text:style-name="T934">20214 - DIONE SALES DA SILVA, mat.0002297230 concedo 5 dias a partir de 23/01/2018</text:span></text:p>
        <text:p><text:span text:style-name="T935">19327 - DJAIR BRITO DE AZEVEDO, mat.0002306930 concedo 30 dias a partir de 09/01/2018</text:span></text:p>
        <text:p><text:span text:style-name="T936">19935 - EDIJANE RODRIGUES DE SOUZA, mat.0001970895 concedo 30 dias a partir de 17/01/2018</text:span></text:p>
        <text:p><text:span text:style-name="T937">19232 - EDILENE TENORIO SIQUEIRA, mat.0003702901 concedo 30 dias a partir de 03/01/2018</text:span></text:p>
        <text:p><text:span text:style-name="T938">19703 - EVANDRO VILLAR BRUNO DA CUNHA, mat.0002343177 concedo 120 dias a partir de 13/01/2018</text:span></text:p>
        <text:p><text:span text:style-name="T939">19188 - FABIANA GONZAGA TORREAO DOS SANTOS, mat.0003710815 concedo 30 dias a partir de 01/01/2018</text:span></text:p>
        <text:p><text:span text:style-name="T940">19285 - FABIANA MARIA FLORENCIO MONTEIRO, mat.0002308029 concedo 180 dias a partir de 28/12/2017</text:span></text:p>
        <text:p><text:span text:style-name="T941">19490 - FATIMA MARIA MONTEIRO MAGALHAES, mat.0002259206 concedo 30 dias a partir de 05/01/2018</text:span></text:p>
        <text:p><text:span text:style-name="T942">20034 - FERNANDA PATRICIA ALVES DA SILVA DANTAS, mat.0003711129 concedo 120 dias a partir de 22/01/2018</text:span></text:p>
        <text:p><text:span text:style-name="T943">19558 - FLAVIO HENRIQUE GUEDES ALCOFORADO, mat.0002276160 concedo 15 dias a partir de 31/12/2017</text:span></text:p>
        <text:p><text:span text:style-name="T944">19630 - FRANCILEIDE CARLOS DA SILVA, mat.0002615410 concedo 15 dias a partir de 10/01/2018</text:span></text:p>
        <text:p><text:span text:style-name="T945">20097 - GILSON ALVES FALCAO, mat.0002337401 concedo 30 dias a partir de 24/01/2018</text:span></text:p>
        <text:p><text:span text:style-name="T946">19418 - GILSON MELQUIADES DE MEDEIROS, mat.0001952234 concedo 90 dias a partir de 01/01/2018</text:span></text:p>
        <text:p><text:span text:style-name="T947">20027 - GILVAN LOUREIRO DE SOUZA FILHO, mat.0002448068 concedo 15 dias a partir de 18/01/2018</text:span></text:p>
        <text:p><text:span text:style-name="T948">19345 - GYSELLE DIAS GALLINDO DO NASCIMENTO, mat.0002460424 concedo 30 dias a partir de 28/12/2017</text:span></text:p>
        <text:p><text:span text:style-name="T949">20178 - IARA MARIA DE OLIVEIRA CARVALHO, mat.0001224280 concedo 30 dias a partir de 25/01/2018</text:span></text:p>
        <text:p><text:span text:style-name="T950">19580 - ILYANA NATALIA DOS SANTOS BEZERRA, mat.0003824209 concedo 15 dias a partir de 08/01/2018</text:span></text:p>
        <text:p><text:span text:style-name="T951">20107 - ILYANA NATALIA DOS SANTOS BEZERRA, mat.0003824209 concedo 7 dias a partir de 15/01/2018</text:span></text:p>
        <text:p><text:span text:style-name="T952">19033 - INEZ ALVES CARNEIRO MACIEL, mat.0002271044 concedo 30 dias a partir de 04/01/2018</text:span></text:p>
        <text:p><text:span text:style-name="T953">19495 - IRACY DOS SANTOS SILVA, mat.0002284332 concedo 60 dias a partir de 08/01/2018</text:span></text:p>
        <text:p><text:span text:style-name="T954">19940 - IRANI MARIA DIAS ROCHA, mat.0002327627 concedo 5 dias a partir de 22/01/2018</text:span></text:p>
        <text:p><text:span text:style-name="T955">19553 - ISABEL CRISTINA LISBOA BENJAMIM, mat.0001930770 concedo 28 dias a partir de 29/12/2017</text:span></text:p>
        <text:p><text:span text:style-name="T956">19723 - ISALDO BARBOSA, mat.0002288940 concedo 180 dias a partir de 10/01/2018</text:span></text:p>
        <text:p><text:span text:style-name="T957">19955 - ISLENE GOMES DE MELO, mat.0002303434 concedo 30 dias a partir de 15/01/2018</text:span></text:p>
        <text:p><text:span text:style-name="T958">19207 - IVANETE RIBEIRO DA SILVA, mat.0002348985 concedo 2 dias a partir de 24/11/2017</text:span></text:p>
        <text:p><text:span text:style-name="T959">20253 - IZABEL CRISTINA BRAGA CAMPOS, mat.0002272024 concedo 34 dias a partir de 29/12/2017</text:span></text:p>
        <text:p><text:span text:style-name="T960">20101 - IZABEL CRISTINA DO NASCIMENTO BRANDAO, mat.0003694283 concedo 8 dias a partir de 18/01/2018</text:span></text:p>
        <text:p><text:span text:style-name="T961">19774 - JACIARA SANTOS DE ALBUQUERQUE, mat.0001380648 concedo 16 dias a partir de 23/10/2017</text:span></text:p>
        <text:p><text:span text:style-name="T962">19629 - JACILENE SOARES DA SILVA, mat.0001922378 concedo 20 dias a partir de 26/12/2017</text:span></text:p>
        <text:p><text:span text:style-name="T963">20278 - JACILENE SOARES DA SILVA, mat.0001922378 concedo 60 dias a partir de 26/01/2018</text:span></text:p>
        <text:p><text:span text:style-name="T964">20075 - JACQUELINE MARIA MAGALHAES NUNES TEIXEIRA, mat.0002322404 concedo 30 dias a partir de 14/01/2018</text:span></text:p>
        <text:p><text:span text:style-name="T965">20165 - JAELSON PEREIRA DANTAS, mat.0002271567 concedo 60 dias a partir de 10/01/2018</text:span></text:p>
        <text:p><text:span text:style-name="T966">19130 - JAELSON PEREIRA DANTAS, mat.0002271567 concedo 15 dias a partir de 26/01/2018</text:span></text:p>
        <text:p><text:span text:style-name="T967">19047 - JESSE GOMES PEREIRA, mat.0003768953 concedo 15 dias a partir de 01/01/2018</text:span></text:p>
        <text:p><text:span text:style-name="T968">19029 - JORGE JOSE DOS SANTOS, mat.0002129213 concedo 20 dias a partir de 21/12/2017</text:span></text:p>
        <text:p><text:span text:style-name="T969">19088 - JOSE CARLOS DA SILVA, mat.0001954326 concedo 30 dias a partir de 17/12/2017</text:span></text:p>
        <text:p><text:span text:style-name="T970">20379 - JOSE MANOEL GONCALVES JUNIOR, mat.0003700984 concedo 15 dias a partir de 30/01/2018</text:span></text:p>
        <text:p><text:span text:style-name="T971">19542 - JOSE WEINBERG NETO, mat.0001164465 concedo 30 dias a partir de 09/01/2018</text:span></text:p>
        <text:p><text:span text:style-name="T972">19587 - JOSEANY ALVES DE OLIVEIRA, mat.0002459183 concedo 10 dias a partir de 08/01/2018</text:span></text:p>
        <text:p><text:span text:style-name="T973">19811 - JOSEANY ALVES DE OLIVEIRA, mat.0002459183 concedo 20 dias a partir de 18/01/2018</text:span></text:p>
        <text:p><text:span text:style-name="T974">20306 - JOSEFA DE SANTANA SILVA, mat.0001931857 concedo 30 dias a partir de 19/01/2018</text:span></text:p>
        <text:p><text:span text:style-name="T975">19939 - JOSEFA MARIA DAS NEVES, mat.0001970917 concedo 45 dias a partir de 15/01/2018</text:span></text:p>
        <text:p><text:span text:style-name="T976">19521 - JOSEFA MARIA DE MOURA CRUZ SILVA, mat.0002323486 concedo 30 dias a partir de 12/01/2018</text:span></text:p>
        <text:p><text:span text:style-name="T977">20233 - JOSEILSON MARCELINO DA SILVA, mat.0002245973 concedo 180 dias a partir de 20/10/2017</text:span></text:p>
        <text:p><text:span text:style-name="T978">19420 - JOSEMAR LOPES DA SILVA ROZA, mat.0002290448 concedo 90 dias a partir de 20/12/2017</text:span></text:p>
        <text:p><text:span text:style-name="T979">20174 - JOSILENE FERREIRA DA SILVA, mat.0002287498 concedo 9 dias a partir de 25/01/2018</text:span></text:p>
        <text:p><text:span text:style-name="T980">19780 - JULIANA TAVARES DE FIGUEREDO SANTOS, mat.0003687023 concedo 6 dias a partir de 14/01/2018</text:span></text:p>
        <text:p><text:span text:style-name="T981">20267 - KATIA CILENE ROLIM DOS SANTOS, mat.0002309157 concedo 7 dias a partir de 05/01/2018</text:span></text:p>
        <text:p><text:span text:style-name="T982">20069 - KELITA COUTINHO DE CARVALHO, mat.0002252422 concedo 8 dias a partir de 11/01/2018</text:span></text:p>
        <text:p><text:span text:style-name="T983">19262 - LADJANE DE ALBUQUERQUE BARRETO, mat.0002325624 concedo 60 dias a partir de 02/01/2018</text:span></text:p>
        <text:p><text:span text:style-name="T984">20167 - LAUDINEA SOUZA DO NASCIMENTO, mat.0002306727 concedo 30 dias a partir de 24/01/2018</text:span></text:p>
        <text:p><text:span text:style-name="T985">19330 - LEILIANE MARIA MOTA, mat.0002554011 concedo 30 dias a partir de 02/01/2018</text:span></text:p>
        <text:p><text:span text:style-name="T986">19689 - LENILDO MARIANO DO NASCIMENTO, mat.0002250705 concedo 180 dias a partir de 03/08/2017</text:span></text:p>
        <text:p><text:span text:style-name="T987">19534 - LETICE PAULINO DA SILVA MELO, mat.0002337029 concedo 60 dias a partir de 02/12/2017</text:span></text:p>
        <text:p><text:span text:style-name="T988">19040 - LILIANA MARIA DE ANDRADE LIMA LEITE, mat.0001967614 concedo 30 dias a partir de 29/12/2017</text:span></text:p>
        <text:p><text:span text:style-name="T989">19082 - LINDINALVA GOMES DA SILVA, mat.0002338726 concedo 60 dias a partir de 28/12/2017</text:span></text:p>
        <text:p><text:span text:style-name="T990">20250 - LIOSVALDO MARIANO DE ABREU, mat.0003812260 concedo 30 dias a partir de 01/01/2018</text:span></text:p>
        <text:p><text:span text:style-name="T991">19993 - LUCIA MARIA DE BRITTO SILVA GALVAO, mat.0002283468 concedo 15 dias a partir de 24/01/2018</text:span></text:p>
        <text:p><text:span text:style-name="T992">19516 - LUCIENE LUZIARIA SOARES, mat.0002346362 concedo 11 dias a partir de 08/01/2018</text:span></text:p>
        <text:p><text:span text:style-name="T993">19853 - LUIZ GONZAGA FERNANDES LIMA, mat.0001473948 concedo 120 dias a partir de 15/12/2017</text:span></text:p>
        <text:p><text:span text:style-name="T994">19511 - LUZINETE MARQUES DO CARMO SANTOS, mat.0002446693 concedo 15 dias a partir de 02/01/2018</text:span></text:p>
        <text:p><text:span text:style-name="T995">20096 - LUZINETE MARQUES DO CARMO SANTOS, mat.0002446693 concedo 30 dias a partir de 17/01/2018</text:span></text:p>
        <text:p><text:span text:style-name="T996">19825 - MABELLE GOMES DE OLIVEIRA CAVALCANTI, mat.0003700739 concedo 60 dias a partir de 17/01/2018</text:span></text:p>
        <text:p><text:span text:style-name="T997">20129 - MAIZA VERONICA DA SILVA, mat.0002330326 concedo 15 dias a partir de 18/01/2018</text:span></text:p>
        <text:p><text:span text:style-name="T998">19111 - MANUELLA AUTRAN LORETO URQUIZA, mat.0003799387 concedo 8 dias a partir de 22/12/2017</text:span></text:p>
        <text:p><text:span text:style-name="T999">19581 - MANUELLA AUTRAN LORETO URQUIZA, mat.0003799387 concedo 8 dias a partir de 03/01/2018</text:span></text:p>
        <text:p><text:span text:style-name="T1000">19590 - MARCIA BETANIA DE MELO VALENCA ALBUQUERQUE, mat.0002304112 concedo 30 dias a partir de 11/01/2018</text:span></text:p>
        <text:p><text:span text:style-name="T1001">19718 - MARCIA CRISTINA TEIXEIRA NOGUEIRA LIMA, mat.0002260590 concedo 32 dias a partir de 04/01/2018</text:span></text:p>
        <text:p><text:span text:style-name="T1002">19105 - MARCIA FERREIRA DE ARAUJO, mat.0002538628 concedo 60 dias a partir de 03/01/2018</text:span></text:p>
        <text:p><text:span text:style-name="T1003">19889 - MARIA BARROS SILVA, mat.0002247208 concedo 15 dias a partir de 15/01/2018</text:span></text:p>
        <text:p><text:span text:style-name="T1004">19229 - MARIA DAS GRACAS DA COSTA GARRETT, mat.0002261413 concedo 4 dias a partir de 20/12/2017</text:span></text:p>
        <text:p><text:span text:style-name="T1005">19606 - MARIA DE LOURDES GOMES DE LAVOR, mat.0002549514 concedo 60 dias a partir de 11/01/2018</text:span></text:p>
        <text:p><text:span text:style-name="T1006">20292 - MARIA DO CARMO DA SILVA, mat.0002348292 concedo 10 dias a partir de 29/01/2018</text:span></text:p>
        <text:p><text:span text:style-name="T1007">20058 - MARIA DO SOCORRO BATISTA SENA LEITE, mat.0002307774 concedo 8 dias a partir de 10/01/2018</text:span></text:p>
        <text:p><text:span text:style-name="T1008">18988 - MARIA DO SOCORRO PEREIRA DE ALMEIDA, mat.0002310287 concedo 30 dias a partir de 06/12/2017</text:span></text:p>
        <text:p><text:span text:style-name="T1009">20372 - MARIA EDILZA DE ALCANTARA BRAGA, mat.0002331969 concedo 90 dias a partir de 30/01/2018</text:span></text:p>
        <text:p><text:span text:style-name="T1010">19150 - MARIA FABIANA OLIVEIRA DE ARAUJO, mat.0003708390 concedo 45 dias a partir de 25/12/2017</text:span></text:p>
        <text:p><text:span text:style-name="T1011">19237 - MARIA INEZ CORREIA, mat.0001226746 concedo 90 dias a partir de 01/01/2018</text:span></text:p>
        <text:p><text:span text:style-name="T1012">20365 - MARIA JOSE DE VASCONCELOS SILVA, mat.0002246899 concedo 45 dias a partir de 22/01/2018</text:span></text:p>
        <text:p><text:span text:style-name="T1013">19754 - MARIA JULIA RODRIGUES PINTO FERREIRA, mat.0002329727 concedo 30 dias a partir de 01/01/2018</text:span></text:p>
        <text:p><text:span text:style-name="T1014">20065 - MARIA LIDIA BEZERRA DE CASTRO, mat.0001161229 concedo 40 dias a partir de 02/01/2018</text:span></text:p>
        <text:p><text:span text:style-name="T1015">19317 - MARIA LOURENCO DA SILVA, mat.0002333643 concedo 30 dias a partir de 04/01/2018</text:span></text:p>
        <text:p><text:span text:style-name="T1016">20247 - MARIA LUCIA DE SOUZA NASCIMENTO, mat.0002324105 concedo 90 dias a partir de 18/01/2018</text:span></text:p>
        <text:p><text:span text:style-name="T1017">19032 - MARIA MADALENA GONCALVES FERREIRA, mat.0002455790 concedo 30 dias a partir de 02/01/2018</text:span></text:p>
        <text:p><text:span text:style-name="T1018">20266 - MARIA NAZARE DE SOUSA FLORENCIO, mat.0001932829 concedo 90 dias a partir de 08/01/2018</text:span></text:p>
        <text:p><text:span text:style-name="T1019">19913 - MARILIA ROSALIA LOPES DOS SANTOS, mat.0002333368 concedo 60 dias a partir de 19/01/2018</text:span></text:p>
        <text:p><text:span text:style-name="T1020">19810 - MARILUCIA DA PAIXAO, mat.0002321564 concedo 60 dias a partir de 13/12/2017</text:span></text:p>
        <text:p><text:span text:style-name="T1021">19342 - MARIO JORGE DA SILVA PEREIRA, mat.0003761770 concedo 30 dias a partir de 15/12/2017</text:span></text:p>
        <text:p><text:span text:style-name="T1022">20022 - MARIO JORGE DA SILVA PEREIRA, mat.0003761770 concedo 60 dias a partir de 15/01/2018</text:span></text:p>
        <text:p><text:span text:style-name="T1023">19390 - MARLI ALVES DE MELO, mat.0002461013 concedo 90 dias a partir de 09/01/2018</text:span></text:p>
        <text:p><text:span text:style-name="T1024">19697 - MARTA MARIA DO RAMO PEREIRA, mat.0002345218 concedo 20 dias a partir de 06/01/2018</text:span></text:p>
        <text:p><text:span text:style-name="T1025">20257 - MARTHA GOMES BEZERRA, mat.0002577577 concedo 120 dias a partir de 17/01/2018</text:span></text:p>
        <text:p><text:span text:style-name="T1026">19665 - MERCIA MARIA FARIAS DE AMORIM, mat.0003813118 concedo 30 dias a partir de 16/01/2018</text:span></text:p>
        <text:p><text:span text:style-name="T1027">19763 - NADJA LUIZ DE SANTANA, mat.0002320177 concedo 5 dias a partir de 10/01/2018</text:span></text:p>
        <text:p><text:span text:style-name="T1028">19059 - NANCY MATOS DE CASTRO, mat.0002297558 concedo 365 dias a partir de 30/12/2017</text:span></text:p>
        <text:p><text:span text:style-name="T1029">20364 - NATHALIA CRISTIANE DA COSTA SOUZA PATRIOTA, mat.0002527618 concedo 14 dias a partir de 31/01/2018</text:span></text:p>
        <text:p><text:span text:style-name="T1030">19103 - OLINDINA BARBOSA TEIXEIRA, mat.0003754723 concedo 30 dias a partir de 01/01/2018</text:span></text:p>
        <text:p><text:span text:style-name="T1031">19149 - PATRICIA FERREIRA DA SILVA PEQUENO, mat.0001965433 concedo 30 dias a partir de 02/01/2018</text:span></text:p>
        <text:p><text:span text:style-name="T1032">19525 - PATRICIA MARIA DA ROCHA ALBUQUERQUE, mat.0002320096 concedo 30 dias a partir de 02/01/2018</text:span></text:p>
        <text:p><text:span text:style-name="T1033">19187 - PAULO FERNANDO TEOBALDO, mat.0002301210 concedo 15 dias a partir de 03/01/2018</text:span></text:p>
        <text:p><text:span text:style-name="T1034">19024 - RAQUEL OLIVEIRA DA SILVA, mat.0001927035 concedo 14 dias a partir de 22/12/2017</text:span></text:p>
        <text:p><text:span text:style-name="T1035">19458 - REGINALDO JOSE LUCINDO, mat.0000792128 concedo 90 dias a partir de 03/01/2018</text:span></text:p>
        <text:p><text:span text:style-name="T1036">19960 - REJANE DA SILVA FEITOZA, mat.0002258307 concedo 90 dias a partir de 19/01/2018</text:span></text:p>
        <text:p><text:span text:style-name="T1037">20038 - RENATA ALESSANDRA MARQUES DE SOUZA, mat.0003694186 concedo 60 dias a partir de 03/01/2018</text:span></text:p>
        <text:p><text:span text:style-name="T1038">19845 - RENATA DAMORIM SANTA CRUZ, mat.0002338238 concedo 30 dias a partir de 13/01/2018</text:span></text:p>
        <text:p><text:span text:style-name="T1039">19110 - RISANGELA PEREIRA DE ARAUJO, mat.0003772071 concedo 30 dias a partir de 15/12/2017</text:span></text:p>
        <text:p><text:span text:style-name="T1040">19078 - ROBERTA KELLY COELHO RIBEIRO, mat.0003712281 concedo 60 dias a partir de 04/12/2017</text:span></text:p>
        <text:p><text:span text:style-name="T1041">20382 - ROBERTO PITANGA DE MACEDO, mat.0001165194 concedo 16 dias a partir de 13/01/2018</text:span></text:p>
        <text:p><text:span text:style-name="T1042">20351 - ROSANGELA MARCIA SALES FARIAS, mat.0002320452 concedo 90 dias a partir de 18/01/2018</text:span></text:p>
        <text:p><text:span text:style-name="T1043">19751 - ROZILDA LIRA DE FREITAS DUTRA, mat.0001965697 concedo 30 dias a partir de 12/01/2018</text:span></text:p>
        <text:p><text:span text:style-name="T1044">20307 - SANDRA MARIA DA SILVA, mat.0002540894 concedo 180 dias a partir de 16/01/2018</text:span></text:p>
        <text:p><text:span text:style-name="T1045">20258 - SANDRA SOARES SANT ANNA, mat.0003832821 concedo 30 dias a partir de 29/01/2018</text:span></text:p>
        <text:p><text:span text:style-name="T1046">19645 - SHEILA MARIA DE BRITO SANTANA, mat.0002302594 concedo 90 dias a partir de 27/12/2017</text:span></text:p>
        <text:p><text:span text:style-name="T1047">19240 - SILVANA ALVES DE OLIVEIRA, mat.0002548330 concedo 30 dias a partir de 29/12/2017</text:span></text:p>
        <text:p><text:span text:style-name="T1048">19945 - SILVIA MONTEIRO BASTOS, mat.0003193551 concedo 3 dias a partir de 19/01/2018</text:span></text:p>
        <text:p><text:span text:style-name="T1049">20316 - SIMONE REGINA ALVES DE FREITAS BARROS, mat.0003726290 concedo 7 dias a partir de 25/01/2018</text:span></text:p>
        <text:p><text:span text:style-name="T1050">20137 - SIRLEIDE SILVA MONTEIRO, mat.0001941127 concedo 30 dias a partir de 18/01/2018</text:span></text:p>
        <text:p><text:span text:style-name="T1051">19337 - SUSY MARIA DA SILVA CARDOSO, mat.0001933710 concedo 1 dias a partir de 28/11/2017</text:span></text:p>
        <text:p><text:span text:style-name="T1052">19288 - SUZICLEIDE DE SOUZA LEAL, mat.0001952684 concedo 6 dias a partir de 31/12/2017</text:span></text:p>
        <text:p><text:span text:style-name="T1053">20078 - TERESA CRISTINA BATISTA RODRIGUES DE SOUZA, mat.0002331330 concedo 180 dias a partir de 24/01/2018</text:span></text:p>
        <text:p><text:span text:style-name="T1054">19053 - TEREZA CARLA DE SANTANA, mat.0003707032 concedo 8 dias a partir de 27/12/2017</text:span></text:p>
        <text:p><text:span text:style-name="T1055">19841 - TEREZA CRISTINA BARBOSA LINS, mat.0002095122 concedo 30 dias a partir de 14/01/2018</text:span></text:p>
        <text:p><text:span text:style-name="T1056">19938 - TEREZA TATIANNY BARBOSA, mat.0002530244 concedo 5 dias a partir de 16/01/2018</text:span></text:p>
        <text:p><text:span text:style-name="T1057">20007 - TIAODOMIRO SEBASTIAO DA SILVA, mat.0002277948 concedo 30 dias a partir de 13/12/2017</text:span></text:p>
        <text:p><text:span text:style-name="T1058">19251 - VANILDA DE SOUZA COSTA, mat.0001489054 concedo 127 dias a partir de 07/12/2017</text:span></text:p>
        <text:p><text:span text:style-name="T1059">19728 - VIVIANE LIRA CAVALCANTE, mat.0003692299 concedo 7 dias a partir de 09/01/2018</text:span></text:p>
        <text:p><text:span text:style-name="T1060">19109 - ZENILDA RODRIGUES DE SOUZA, mat.0001951076 concedo 15 dias a partir de 20/12/2017</text:span></text:p>
        <text:p><text:span text:style-name="T1061">20354 - ZUELANE ELIAS DE SALES MENEZES, mat.0002290782 concedo 60 dias a partir de 26/01/2018</text:span></text:p>
        <text:p><text:span text:style-name="T1062">SEC DE SAUDE</text:span></text:p>
        <text:p><text:span text:style-name="T1063">INDEFIRO os pedidos de Licença de Acompanhamento Familiar</text:span></text:p>
        <text:p><text:span text:style-name="T1064">19836 - JOSE RENATO PEREIRA RIBEIRO, mat.0002443180, Indeferido</text:span></text:p>
        <text:p><text:span text:style-name="T1065">SEC DE SAUDE</text:span></text:p>
        <text:p><text:span text:style-name="T1066">INDEFIRO os pedidos de Licença Médica para Tratamento de Saúde - Prorrogação</text:span></text:p>
        <text:p><text:span text:style-name="T1067">19624 - EDILEUZA RODRIGUES DA FONSECA, mat.0001924729, Indeferido</text:span></text:p>
        <text:p><text:span text:style-name="T1068">20158 - MARIA AUGUSTA NOGUEIRA, mat.0002456168, Indeferido</text:span></text:p>
        <text:p><text:span text:style-name="T1069">SEC DE SAUDE</text:span></text:p>
        <text:p><text:span text:style-name="T1070">INDEFIRO os pedidos de Licença Médica para Tratamento de Saúde</text:span></text:p>
        <text:p><text:span text:style-name="T1071">19871 - BARBARELA DE LIMA, mat.0002574187, Indeferido</text:span></text:p>
        <text:p><text:span text:style-name="T1072">19160 - MARIA DE LOURDES GOMES DE LAVOR, mat.0002549514, Indeferido</text:span></text:p>
        <text:p><text:span text:style-name="T1073">20032 - NIZELMA CAMARA PIMENTEL DA SILVA, mat.0002349795, Indeferido</text:span></text:p>
        <text:p><text:span text:style-name="T1074">20004 - OLINDINA BARBOSA TEIXEIRA, mat.0003754723, Indeferido</text:span></text:p>
        <text:p><text:span text:style-name="T1075">19431 - PATRICIA HOLLANDA SIMOES, mat.0001921002, Indeferido</text:span></text:p>
        <text:p><text:span text:style-name="T1076">20349 - PAULA RENATA ALMEIDA SOUTO DE SANTANA, mat.0003769593, Indeferido</text:span></text:p>
        <text:p><text:span text:style-name="T1077">19832 - RAFAELA FIGUEIROA RODRIGUES DOS SANTOS, mat.0003555399, Indeferido</text:span></text:p>
        <text:p><text:span text:style-name="T1078">19415 - ROSA MARIA SANTOS DE ARAUJO, mat.0002292971, Indeferido</text:span></text:p>
        <text:p><text:span text:style-name="T1079">20136 - ROSA MARIA SANTOS DE ARAUJO, mat.0002292971, Indeferido</text:span></text:p>
        <text:p><text:span text:style-name="T1080">SEC DE TURISMO</text:span></text:p>
        <text:p><text:span text:style-name="T1081">DEFIRO os pedidos de Licença Médica para Tratamento de Saúde - Inicial</text:span></text:p>
        <text:p><text:span text:style-name="T1082">19139 - DANIELE FERREIRA RODRIGUES, mat.10 concedo 8 dias a partir de 07/12/2017</text:span></text:p>
        <text:p><text:span text:style-name="T1083">SEC DE TURISMO</text:span></text:p>
        <text:p><text:span text:style-name="T1084">DEFIRO os pedidos de Licença Médica para Tratamento de Saúde - Prorrogação</text:span></text:p>
        <text:p><text:span text:style-name="T1085">19267 - THAIS SIQUEIRA DE OLIVEIRA, mat.0003736822 concedo 12 dias a partir de 29/12/2017</text:span></text:p>
        <text:p><text:span text:style-name="T1086">SEC DES SOCIAL E DIR HUMANOS</text:span></text:p>
        <text:p><text:span text:style-name="T1087">DEFIRO os pedidos de Licença Médica para Tratamento de Saúde - Inicial</text:span></text:p>
        <text:p><text:span text:style-name="T1088">20157 - MARILUCE GERMANO DE LIRA, mat.0000983772 concedo 8 dias a partir de 24/01/2018</text:span></text:p>
        <text:p><text:span text:style-name="T1089">SEC DES SOCIAL E DIR HUMANOS</text:span></text:p>
        <text:p><text:span text:style-name="T1090">DEFIRO os pedidos de Licença Médica para Tratamento de Saúde - Prorrogação</text:span></text:p>
        <text:p><text:span text:style-name="T1091">19712 - ANGELA MARIA FELIPE DA SILVA, mat.0003481913 concedo 60 dias a partir de 04/01/2018</text:span></text:p>
        <text:p><text:span text:style-name="T1092">19310 - JEREMIAS SANTOS DE ASSIS, mat.0001050923 concedo 150 dias a partir de 04/01/2018</text:span></text:p>
        <text:p><text:span text:style-name="T1093">19429 - MANUEL ACACIO LEITE JUNIOR, mat.0000893161 concedo 30 dias a partir de 09/01/2018</text:span></text:p>
        <text:p><text:span text:style-name="T1094">19846 - MARIA TEREZA VIEIRA DE FIGUEIREDO, mat.0000893102 concedo 30 dias a partir de 16/01/2018</text:span></text:p>
        <text:p><text:span text:style-name="T1095">SEC EXEC DE RESSOCIALIZACAO</text:span></text:p>
        <text:p><text:span text:style-name="T1096">DEFIRO os pedidos de Licença de Acompanhamento Familiar - Inicial</text:span></text:p>
        <text:p><text:span text:style-name="T1097">19503 - PAULA CRISTINA GONCALVES DOS SANTOS, mat.0003456650 concedo 90 dias a partir de 02/01/2018</text:span></text:p>
        <text:p><text:span text:style-name="T1098">SEC EXEC DE RESSOCIALIZACAO</text:span></text:p>
        <text:p><text:span text:style-name="T1099">DEFIRO os pedidos de Licença Médica para Tratamento de Saúde - Inicial</text:span></text:p>
        <text:p><text:span text:style-name="T1100">19682 - EDMILTON ELIZEU NEVES DE ARAUJO, mat.0002126249 concedo 120 dias a partir de 12/12/2017</text:span></text:p>
        <text:p><text:span text:style-name="T1101">19882 - JUAREZ JERONIMO JUNIOR, mat.0002093383 concedo 90 dias a partir de 01/12/2017</text:span></text:p>
        <text:p><text:span text:style-name="T1102">19199 - JULIAO JUNIOR GOMES DE OLIVEIRA, mat.0003456781 concedo 60 dias a partir de 09/01/2018</text:span></text:p>
        <text:p><text:span text:style-name="T1103">19298 - MAYARA BRENDA SOARES COSTA, mat.0003455335 concedo 90 dias a partir de 05/01/2018</text:span></text:p>
        <text:p><text:span text:style-name="T1104">19443 - NIVALDO DE OLIVEIRA JUNIOR, mat.0001793942 concedo 14 dias a partir de 06/01/2018</text:span></text:p>
        <text:p><text:span text:style-name="T1105">20311 - ROBERTO MOURATO DOS ANJOS, mat.0003419630 concedo 15 dias a partir de 28/11/2017</text:span></text:p>
        <text:p><text:span text:style-name="T1106">SEC EXEC DE RESSOCIALIZACAO</text:span></text:p>
        <text:p><text:span text:style-name="T1107">DEFIRO os pedidos de Licença Médica para Tratamento de Saúde - Prorrogação</text:span></text:p>
        <text:p><text:span text:style-name="T1108">19428 - ANA LUCIA NUNES DOS PASSOS, mat.0002124840 concedo 180 dias a partir de 04/01/2018</text:span></text:p>
        <text:p><text:span text:style-name="T1109">19544 - DEBORA MARIA LIRA VIANA, mat.0002124440 concedo 11 dias a partir de 01/01/2018</text:span></text:p>
        <text:p><text:span text:style-name="T1110">19316 - EDUARDO GONCALVES DOS SANTOS, mat.0002125536 concedo 30 dias a partir de 02/01/2018</text:span></text:p>
        <text:p><text:span text:style-name="T1111">20286 - FRANCISCO RIBEIRO DE MENDONCA, mat.0001794248 concedo 90 dias a partir de 30/01/2018</text:span></text:p>
        <text:p><text:span text:style-name="T1112">20062 - IVANILDO CANDIDO DA SILVA FILHO, mat.0003372430 concedo 60 dias a partir de 15/01/2018</text:span></text:p>
        <text:p><text:span text:style-name="T1113">19549 - IZAURO GARCIA RODRIGUES, mat.0002087499 concedo 30 dias a partir de 10/01/2018</text:span></text:p>
        <text:p><text:span text:style-name="T1114">19129 - JULIANY DA SILVA LUSTOSA, mat.0003374491 concedo 180 dias a partir de 29/12/2017</text:span></text:p>
        <text:p><text:span text:style-name="T1115">19125 - MARIA JOSE DA SILVA, mat.0001631152 concedo 45 dias a partir de 27/12/2017</text:span></text:p>
        <text:p><text:span text:style-name="T1116">19180 - MARLA GOMES DA SILVA, mat.0003643999 concedo 15 dias a partir de 04/01/2018</text:span></text:p>
        <text:p><text:span text:style-name="T1117">20373 - SIMONE MARIA PEREIRA SIMOES WANDERLEY, mat.0002087383 concedo 30 dias a partir de 30/01/2018</text:span></text:p>
        <text:p><text:span text:style-name="T1118">20060 - THYAGO JOSE DE ANDRADE, mat.0003456684 concedo 60 dias a partir de 22/01/2018</text:span></text:p>
        <text:p><text:span text:style-name="T1119">SEC EXEC DE RESSOCIALIZACAO</text:span></text:p>
        <text:p><text:span text:style-name="T1120">INDEFIRO os pedidos de Licença de Acompanhamento Familiar</text:span></text:p>
        <text:p><text:span text:style-name="T1121">19508 - VANDI ALVES DE LIMA, mat.0002089572, Indeferido</text:span></text:p>
        <text:p><text:span text:style-name="T1122">SEC MEIO AMBIENTE E SUSTENTAB</text:span></text:p>
        <text:p><text:span text:style-name="T1123">DEFIRO os pedidos de Licença Médica para Tratamento de Saúde - Prorrogação</text:span></text:p>
        <text:p><text:span text:style-name="T1124">19184 - ROSANGELA NIETO DE ALBUQUERQUE, mat.0003459560 concedo 30 dias a partir de 02/01/2018</text:span></text:p>
        <text:p><text:span text:style-name="T1125">SEC MICRO E PEQ EMP,TRAB E QUA</text:span></text:p>
        <text:p><text:span text:style-name="T1126">DEFIRO os pedidos de Licença Médica para Tratamento de Saúde - Inicial</text:span></text:p>
        <text:p><text:span text:style-name="T1127">19108 - FLAVIO ARTUR DE SOUZA MELO, mat.0003505200 concedo 15 dias a partir de 21/12/2017</text:span></text:p>
        <text:p><text:span text:style-name="T1128">19153 - MARLENE JUSTINO DA SILVA, mat.0003467317 concedo 7 dias a partir de 28/12/2017</text:span></text:p>
        <text:p><text:span text:style-name="T1129">20030 - SANDRA CRISTIANE ALVES ALMEIDA COSTA, mat.0003467406 concedo 5 dias a partir de 22/01/2018</text:span></text:p>
        <text:p><text:span text:style-name="T1130">SECRETARIA DE EDUCACAO</text:span></text:p>
        <text:p><text:span text:style-name="T1131">DEFIRO os pedidos de Licença Maternidade</text:span></text:p>
        <text:p><text:span text:style-name="T1132">19768 - KELAINE DE MIRANDA DEMETRIO, mat.382328-8 concedo 180 dias a partir de 09/01/2018</text:span></text:p>
        <text:p><text:span text:style-name="T1133">SECRETARIA DE SAUDE</text:span></text:p>
        <text:p><text:span text:style-name="T1134">DEFIRO os pedidos de Licença Médica para Tratamento de Saúde - Prorrogação</text:span></text:p>
        <text:p><text:span text:style-name="T1135">19127 - JADIEL LUIS DA SILVA, mat.376521-0 concedo 15 dias a partir de 21/12/2017</text:span></text:p>
        <text:p><text:span text:style-name="T1136">19280 - PAULO HENRIQUE COSTA SANTIAGO, mat.3825329 concedo 90 dias a partir de 03/01/2018</text:span></text:p>
        <text:p><text:span text:style-name="T1137">TRIBUNAL DE CONTAS - PJES</text:span></text:p>
        <text:p><text:span text:style-name="T1138">DEFIRO os pedidos de Licença Médica para Tratamento de Saúde - Inicial</text:span></text:p>
        <text:p><text:span text:style-name="T1139">20339 - ANA VITORIA DE CASTRO ROCHA, mat.0016 concedo 15 dias a partir de 24/01/2018</text:span></text:p>
        <text:p><text:span text:style-name="T1140">19848 - IOLANDA MARIA SOARES DE ALENCAR SAMPAIO, mat.0885 concedo 15 dias a partir de 16/01/2018</text:span></text:p>
        <text:p><text:span text:style-name="T1141">20105 - LUIZ ANTONIO DA COSTA LIMA NEVES, mat.1306 concedo 20 dias a partir de 10/01/2018</text:span></text:p>
        <text:p><text:span text:style-name="T1142">20143 - maria valentina vasconcelos de melo, mat.0232 concedo 15 dias a partir de 16/01/2018</text:span></text:p>
        <text:p><text:span text:style-name="T1143">TRIBUNAL DE CONTAS - PJES</text:span></text:p>
        <text:p><text:span text:style-name="T1144">DEFIRO os pedidos de Licença Médica para Tratamento de Saúde - Prorrogação</text:span></text:p>
        <text:p><text:span text:style-name="T1145">19596 - GEORGINA MARIA DE FIGUEIREDO MELO, mat.0747 concedo 30 dias a partir de 10/01/2018</text:span></text:p>
        <text:p><text:span text:style-name="T1146">UPE UNIVERSIDADE DE PERNAMBUCO</text:span></text:p>
        <text:p><text:span text:style-name="T1147">DEFIRO os pedidos de Licença Maternidade</text:span></text:p>
        <text:p><text:span text:style-name="T1148">20198 - ANA LUCIA GOMES DA SILVA, mat.0000090140 concedo 180 dias a partir de 18/01/2018</text:span></text:p>
        <text:p><text:span text:style-name="T1149">20252 - ANA PAULA JOSE DA SILVA, mat.0000139360 concedo 180 dias a partir de 25/01/2018</text:span></text:p>
        <text:p><text:span text:style-name="T1150">20371 - ANNA CAROLINA GALVAO ARCOVERDE, mat.0000122769 concedo 180 dias a partir de 29/01/2018</text:span></text:p>
        <text:p><text:span text:style-name="T1151">19668 - DIANA DIONEIA SANTOS VALENCA CAMPOS, mat.0000099520 concedo 180 dias a partir de 04/01/2018</text:span></text:p>
        <text:p><text:span text:style-name="T1152">19332 - ELISANGELA DE PAULA FRANCISCO NASCIMENTO, mat.0000140210 concedo 180 dias a partir de 05/01/2018</text:span></text:p>
        <text:p><text:span text:style-name="T1153">20255 - ERIKA PRISCILA BARROSO, mat.0000136611 concedo 180 dias a partir de 05/01/2018</text:span></text:p>
        <text:p><text:span text:style-name="T1154">19482 - KARLA CRISTINA COSTA DE ANDRADE MORAES, mat.0000122840 concedo 180 dias a partir de 04/01/2018</text:span></text:p>
        <text:p><text:span text:style-name="T1155">19647 - MARIA VERONICA APOLINARIO, mat.0000138967 concedo 180 dias a partir de 04/01/2018</text:span></text:p>
        <text:p><text:span text:style-name="T1156">19954 - MARINA TORRES LEAL D CASTRO, mat.0000134007 concedo 180 dias a partir de 11/01/2018</text:span></text:p>
        <text:p><text:span text:style-name="T1157">19914 - NIDIA KATARINE FERNANDES, mat.0000139092 concedo 180 dias a partir de 30/12/2017</text:span></text:p>
        <text:p><text:span text:style-name="T1158">19662 - RENATA DE AZEVEDO RIBEIRO, mat.0000089265 concedo 180 dias a partir de 27/12/2017</text:span></text:p>
        <text:p><text:span text:style-name="T1159">19820 - SANDREA EIKO AMANO DE OLIVEIRA, mat.0000097438 concedo 180 dias a partir de 22/12/2017</text:span></text:p>
        <text:p><text:span text:style-name="T1160">UPE UNIVERSIDADE DE PERNAMBUCO</text:span></text:p>
        <text:p><text:span text:style-name="T1161">DEFIRO os pedidos de Recurso Administrativo (Licença Médica para Tratamento de Saúde) - Inicial</text:span></text:p>
        <text:p><text:span text:style-name="T1162">19393 - ANA LUCIA GOMES DA SILVA, mat.0000090140 concedo 6 dias a partir de </text:span></text:p>
        <text:p><text:span text:style-name="T1163">19132 - SIMONE MARIA MUNIZ DA SILVA BEZERRA, mat.0000055085 concedo 60 dias a partir de </text:span></text:p>
        <text:p><text:span text:style-name="T1164">UPE UNIVERSIDADE DE PERNAMBUCO</text:span></text:p>
        <text:p><text:span text:style-name="T1165">DEFIRO os pedidos de Recurso Administrativo (Licença Médica para Tratamento de Saúde) - Prorrogação</text:span></text:p>
        <text:p><text:span text:style-name="T1166">19610 - ANA PAULA JOSE DA SILVA, mat.0000139360 concedo 15 dias a partir de </text:span></text:p>
        <text:p><text:span text:style-name="T1167">UPE UNIVERSIDADE DE PERNAMBUCO</text:span></text:p>
        <text:p><text:span text:style-name="T1168">DEFIRO os pedidos de Licença de Acompanhamento Familiar - Inicial</text:span></text:p>
        <text:p><text:span text:style-name="T1169">19733 - ALBANEIDE DOS SANTOS FERREIRA, mat.0000090077 concedo 45 dias a partir de 09/01/2018</text:span></text:p>
        <text:p><text:span text:style-name="T1170">19663 - KELLY CRISTINA DA SILVA, mat.0000139378 concedo 12 dias a partir de 30/01/2018</text:span></text:p>
        <text:p><text:span text:style-name="T1171">19601 - PRISCILA DE ARRUDA SILVA, mat.0000092037 concedo 60 dias a partir de 21/11/2017</text:span></text:p>
        <text:p><text:span text:style-name="T1172">18991 - RENATA DE ANDRADE CORREIA MAIA, mat.0000088692 concedo 5 dias a partir de 15/12/2017</text:span></text:p>
        <text:p><text:span text:style-name="T1173">19741 - RENATA GONCALVES VIANA DE OLIVEIRA, mat.0000105260 concedo 8 dias a partir de 10/01/2018</text:span></text:p>
        <text:p><text:span text:style-name="T1174">19194 - SALVEA DE OLIVEIRA CAMPELO E PAIVA, mat.0000080144 concedo 10 dias a partir de 02/01/2018</text:span></text:p>
        <text:p><text:span text:style-name="T1175">19216 - THAYSA MARIA GAMA ALBUQUERQUE LEAO DE MENEZES, mat.0000111422 concedo 6 dias a partir de 29/12/2017</text:span></text:p>
        <text:p><text:span text:style-name="T1176">UPE UNIVERSIDADE DE PERNAMBUCO</text:span></text:p>
        <text:p><text:span text:style-name="T1177">DEFIRO os pedidos de Licença Médica para Tratamento de Saúde - Inicial</text:span></text:p>
        <text:p><text:span text:style-name="T1178">19351 - ANA CLAUDIA DE ALMEIDA, mat.0000096571 concedo 90 dias a partir de 03/01/2018</text:span></text:p>
        <text:p><text:span text:style-name="T1179">19650 - ANA KARINA BRIZENO FERREIRA LOPES, mat.0000140880 concedo 15 dias a partir de 05/01/2018</text:span></text:p>
        <text:p><text:span text:style-name="T1180">19393 - ANA LUCIA GOMES DA SILVA, mat.0000090140 concedo 6 dias a partir de 04/02/2018</text:span></text:p>
        <text:p><text:span text:style-name="T1181">20186 - ANA MARIA DORNELAS DOS SANTOS, mat.0000061310 concedo 30 dias a partir de 23/01/2018</text:span></text:p>
        <text:p><text:span text:style-name="T1182">19348 - ANA PAULA LIMA DINIZ RABELO, mat.0000100935 concedo 5 dias a partir de 03/01/2018</text:span></text:p>
        <text:p><text:span text:style-name="T1183">20088 - ANDREA VIANNA DE ANDRADE LIMA, mat.0000119369 concedo 23 dias a partir de 09/01/2018</text:span></text:p>
        <text:p><text:span text:style-name="T1184">20040 - AURIAN ALVES DOS SANTOS, mat.0000065005 concedo 8 dias a partir de 18/01/2018</text:span></text:p>
        <text:p><text:span text:style-name="T1185">19796 - CARMINA SILVA DOS SANTOS VIEIRA, mat.0000087050 concedo 8 dias a partir de 17/01/2018</text:span></text:p>
        <text:p><text:span text:style-name="T1186">19398 - CLAUDIA MARIA DA SILVA NEVES, mat.0000136026 concedo 15 dias a partir de 08/01/2018</text:span></text:p>
        <text:p><text:span text:style-name="T1187">20084 - ELISABETH LIMA DIAS DA CRUZ, mat.0000135097 concedo 30 dias a partir de 09/01/2018</text:span></text:p>
        <text:p><text:span text:style-name="T1188">20153 - FERNANDA DO REGO BARROS, mat.0000095834 concedo 5 dias a partir de 22/01/2018</text:span></text:p>
        <text:p><text:span text:style-name="T1189">20366 - ISABELLE MARIA VIEIRA DE ALMEIDA, mat.0000126497 concedo 7 dias a partir de 25/01/2018</text:span></text:p>
        <text:p><text:span text:style-name="T1190">19802 - ITAPUANA SANTOS DA SILVA, mat.0000104574 concedo 5 dias a partir de 11/01/2018</text:span></text:p>
        <text:p><text:span text:style-name="T1191">20254 - JACIRA AQUINO VERA CRUZ, mat.0000000450 concedo 15 dias a partir de 24/01/2018</text:span></text:p>
        <text:p><text:span text:style-name="T1192">19746 - JOANA DARC DANTAS DE BARROS, mat.0000104175 concedo 4 dias a partir de 13/01/2018</text:span></text:p>
        <text:p><text:span text:style-name="T1193">20293 - JOAO ALEXANDRE DOS SANTOS SILVA, mat.0000092649 concedo 6 dias a partir de 01/01/2018</text:span></text:p>
        <text:p><text:span text:style-name="T1194">19667 - JORGE JOSE COELHO DE ANDRADE, mat.0000103900 concedo 21 dias a partir de 04/01/2018</text:span></text:p>
        <text:p><text:span text:style-name="T1195">19479 - JOSE ADOLFO DORNELLAS CAMARA GUEDES ALCOFORADO, mat.0000093300 concedo 1 dias a partir de 09/01/2018</text:span></text:p>
        <text:p><text:span text:style-name="T1196">19636 - JOSINEIDE DOS ANJOS FRANCISCO DA SILVA, mat.0000139017 concedo 45 dias a partir de 09/01/2018</text:span></text:p>
        <text:p><text:span text:style-name="T1197">19169 - JULIA OLIVIA CAMBOIM TENORIO GOMES, mat.0000079499 concedo 15 dias a partir de 02/01/2018</text:span></text:p>
        <text:p><text:span text:style-name="T1198">19379 - KALLY DA SILVA VIEIRA GONCALVES, mat.0000104981 concedo 5 dias a partir de 02/01/2018</text:span></text:p>
        <text:p><text:span text:style-name="T1199">19701 - KENNIA DANIELLA RIBEIRO DA SILVA, mat.0000094773 concedo 8 dias a partir de 09/01/2018</text:span></text:p>
        <text:p><text:span text:style-name="T1200">20225 - LEILHA LOIOLA SILVA, mat.0000082244 concedo 60 dias a partir de 17/01/2018</text:span></text:p>
        <text:p><text:span text:style-name="T1201">19582 - LENIRA ALVES DA SILVA MACHADO, mat.0000136786 concedo 30 dias a partir de 04/01/2018</text:span></text:p>
        <text:p><text:span text:style-name="T1202">19468 - LUCICREIDE RODRIGUES DA SILVA ARAUJO, mat.0000079456 concedo 7 dias a partir de 05/01/2018</text:span></text:p>
        <text:p><text:span text:style-name="T1203">19778 - MARCIANA PIRES DE SA MARQUES, mat.0000091138 concedo 30 dias a partir de 10/01/2018</text:span></text:p>
        <text:p><text:span text:style-name="T1204">19671 - MARIA ALVES ANDRADE DE FREITAS, mat.0000907251 concedo 60 dias a partir de 08/01/2018</text:span></text:p>
        <text:p><text:span text:style-name="T1205">19700 - MARIA DE FATIMA SOARES BEZERRA, mat.0000140082 concedo 30 dias a partir de 11/01/2018</text:span></text:p>
        <text:p><text:span text:style-name="T1206">20302 - MARIA DO SOCORRO OLIVEIRA RODRIGUES, mat.0000092967 concedo 25 dias a partir de 07/01/2018</text:span></text:p>
        <text:p><text:span text:style-name="T1207">19779 - MARIA LUIZA LUZIA VILARINO DE OLIVEIRA, mat.0000141208 concedo 12 dias a partir de 12/01/2018</text:span></text:p>
        <text:p><text:span text:style-name="T1208">19000 - MARIA MARINALVA DOS SANTOS, mat.0000095460 concedo 15 dias a partir de 20/12/2017</text:span></text:p>
        <text:p><text:span text:style-name="T1209">19279 - MARIELZA FERREIRA DE ARAUJO ALVES, mat.0000096490 concedo 5 dias a partir de 27/12/2017</text:span></text:p>
        <text:p><text:span text:style-name="T1210">19454 - MARLENE SANTIAGO DA SILVA BRANDER, mat.0000046264 concedo 30 dias a partir de 23/12/2017</text:span></text:p>
        <text:p><text:span text:style-name="T1211">20110 - MONICA MARIA NOGUEIRA REVOREDO LEITE, mat.0000093912 concedo 30 dias a partir de 19/01/2018</text:span></text:p>
        <text:p><text:span text:style-name="T1212">19476 - NARA VASCONCELOS CAVALCANTI, mat.0000124184 concedo 15 dias a partir de 02/01/2018</text:span></text:p>
        <text:p><text:span text:style-name="T1213">19520 - NILZA DA SILVA LIMA CUNHA, mat.0000115290 concedo 30 dias a partir de 10/01/2018</text:span></text:p>
        <text:p><text:span text:style-name="T1214">20209 - OBERDAN JOSE RIBEIRO DA CUNHA, mat.0000107921 concedo 15 dias a partir de 23/01/2018</text:span></text:p>
        <text:p><text:span text:style-name="T1215">19628 - PATRICIA FERREIRA VITORINO CORREA DA SILVA, mat.0000089834 concedo 20 dias a partir de 28/12/2017</text:span></text:p>
        <text:p><text:span text:style-name="T1216">19167 - PAULO PAURILHO CARVALHO, mat.0000093050 concedo 11 dias a partir de 30/12/2017</text:span></text:p>
        <text:p><text:span text:style-name="T1217">19998 - RAFAELLA SATVA DE MELO LOPES GUEDES, mat.0000139106 concedo 15 dias a partir de 12/01/2018</text:span></text:p>
        <text:p><text:span text:style-name="T1218">19989 - RENATA CRUZ DE CASTRO, mat.0000138142 concedo 4 dias a partir de 10/01/2018</text:span></text:p>
        <text:p><text:span text:style-name="T1219">19008 - ROSILDA MARIA DOS SANTOS, mat.0000064602 concedo 90 dias a partir de 04/12/2017</text:span></text:p>
        <text:p><text:span text:style-name="T1220">19173 - SANDRA MARIA SILVA RODRIGUES FONTES, mat.0000141453 concedo 30 dias a partir de 02/01/2018</text:span></text:p>
        <text:p><text:span text:style-name="T1221">20336 - SERGIO RICARDO DO NASCIMENTO, mat.0000136158 concedo 15 dias a partir de 25/01/2018</text:span></text:p>
        <text:p><text:span text:style-name="T1222">19132 - SIMONE MARIA MUNIZ DA SILVA BEZERRA, mat.0000055085 concedo 30 dias a partir de 02/01/2018</text:span></text:p>
        <text:p><text:span text:style-name="T1223">19506 - TACIANA DE ANDRADE VASCONCELOS DA COSTA PEREIRA, mat.0000102954 concedo 30 dias a partir de 09/01/2018</text:span></text:p>
        <text:p><text:span text:style-name="T1224">19313 - TARCILENE FRANCA DA SILVA, mat.0000137260 concedo 10 dias a partir de 03/01/2018</text:span></text:p>
        <text:p><text:span text:style-name="T1225">19769 - TATIANA PRISGIDA DE OLIVEIRA CAVALCANTI SILVA, mat.0000127914 concedo 10 dias a partir de 15/01/2018</text:span></text:p>
        <text:p><text:span text:style-name="T1226">19217 - VERONICA FERREIRA DA SILVA, mat.0000136867 concedo 7 dias a partir de 03/01/2018</text:span></text:p>
        <text:p><text:span text:style-name="T1227">UPE UNIVERSIDADE DE PERNAMBUCO</text:span></text:p>
        <text:p><text:span text:style-name="T1228">DEFIRO os pedidos de Licença Médica para Tratamento de Saúde - Prorrogação</text:span></text:p>
        <text:p><text:span text:style-name="T1229">19983 - ANA MARIA DUARTE DE LUCENA, mat.0000106283 concedo 7 dias a partir de 01/01/2018</text:span></text:p>
        <text:p><text:span text:style-name="T1230">19610 - ANA PAULA JOSE DA SILVA, mat.0000139360 concedo 20 dias a partir de 10/01/2018</text:span></text:p>
        <text:p><text:span text:style-name="T1231">20303 - ANDREA SILVA DA COSTA, mat.0000137677 concedo 45 dias a partir de 15/01/2018</text:span></text:p>
        <text:p><text:span text:style-name="T1232">19438 - ANNE KRISHNA PRIMO SICATO EPALANGA, mat.0000100307 concedo 42 dias a partir de 09/01/2018</text:span></text:p>
        <text:p><text:span text:style-name="T1233">19561 - BARBARA KEYTH DE CASTRO FORTE ROCHA, mat.0000107085 concedo 120 dias a partir de 08/01/2018</text:span></text:p>
        <text:p><text:span text:style-name="T1234">19999 - CLAUDIA MARIA DA SILVA NEVES, mat.0000136026 concedo 45 dias a partir de 17/01/2018</text:span></text:p>
        <text:p><text:span text:style-name="T1235">19969 - CLEA DOS SANTOS LEAL, mat.0000096733 concedo 15 dias a partir de 08/01/2018</text:span></text:p>
        <text:p><text:span text:style-name="T1236">19017 - DJANETE CABRAL DE MOURA, mat.0000051608 concedo 6 dias a partir de 27/12/2017</text:span></text:p>
        <text:p><text:span text:style-name="T1237">19922 - EDILENE CRISTINA DO NASCIMENTO, mat.0000094064 concedo 180 dias a partir de 18/01/2018</text:span></text:p>
        <text:p><text:span text:style-name="T1238">20108 - EDUARDO JOSE SILVA PADRAO, mat.0000056839 concedo 180 dias a partir de 25/01/2018</text:span></text:p>
        <text:p><text:span text:style-name="T1239">19377 - EDVANIA MARQUES DE ARAUJO, mat.0000123021 concedo 18 dias a partir de 30/12/2017</text:span></text:p>
        <text:p><text:span text:style-name="T1240">19134 - HONORINA JOVENTINO CRISPIANO, mat.0000090760 concedo 30 dias a partir de 19/12/2017</text:span></text:p>
        <text:p><text:span text:style-name="T1241">19809 - JACILENE MARIA DOS SANTOS SILVA, mat.0000059137 concedo 30 dias a partir de 15/01/2018</text:span></text:p>
        <text:p><text:span text:style-name="T1242">19459 - JAQUELINE MELO DE ARAUJO, mat.0000104850 concedo 30 dias a partir de 02/01/2018</text:span></text:p>
        <text:p><text:span text:style-name="T1243">19481 - JAYSSON JOSE DOS SANTOS LOPES, mat.0000138258 concedo 60 dias a partir de 15/12/2017</text:span></text:p>
        <text:p><text:span text:style-name="T1244">19156 - JULIANA GUEDES DOS SANTOS MELO, mat.0000136697 concedo 30 dias a partir de 03/01/2018</text:span></text:p>
        <text:p><text:span text:style-name="T1245">19988 - KATIA MARIA PORTO DOS SANTOS PARAIZO, mat.0000108278 concedo 9 dias a partir de 15/01/2018</text:span></text:p>
        <text:p><text:span text:style-name="T1246">20355 - KATIA MARIA PORTO DOS SANTOS PARAIZO, mat.0000108278 concedo 8 dias a partir de 24/01/2018</text:span></text:p>
        <text:p><text:span text:style-name="T1247">20068 - LUCICLEIDE DE SANTANA COSTA, mat.0000058343 concedo 60 dias a partir de 23/01/2018</text:span></text:p>
        <text:p><text:span text:style-name="T1248">19077 - LUZIANNE CARNEIRO FREITAS PAZ, mat.0000087688 concedo 30 dias a partir de 29/12/2017</text:span></text:p>
        <text:p><text:span text:style-name="T1249">20313 - LUZIANNE CARNEIRO FREITAS PAZ, mat.0000087688 concedo 60 dias a partir de 27/01/2018</text:span></text:p>
        <text:p><text:span text:style-name="T1250">19464 - MARCELA RENATA BATISTA DOS SANTOS, mat.0000134627 concedo 20 dias a partir de 03/01/2018</text:span></text:p>
        <text:p><text:span text:style-name="T1251">20369 - MARCOS DE CASTRO BRITTO, mat.0000104442 concedo 24 dias a partir de 10/01/2018</text:span></text:p>
        <text:p><text:span text:style-name="T1252">19205 - MARIA CLAUDETE ALVES DE LIMA, mat.0000096750 concedo 60 dias a partir de 05/01/2018</text:span></text:p>
        <text:p><text:span text:style-name="T1253">20106 - MARIA ISABEL DOS SANTOS, mat.0000076910 concedo 60 dias a partir de 25/01/2018</text:span></text:p>
        <text:p><text:span text:style-name="T1254">19705 - MARIA IZABEL DO NASCIMENTO, mat.0000081930 concedo 24 dias a partir de 02/01/2018</text:span></text:p>
        <text:p><text:span text:style-name="T1255">19541 - MARIA MARINALVA DOS SANTOS, mat.0000095460 concedo 15 dias a partir de 03/01/2018</text:span></text:p>
        <text:p><text:span text:style-name="T1256">19917 - MARIANA IZIDORO DO NASCIMENTO, mat.0000122793 concedo 21 dias a partir de 15/01/2018</text:span></text:p>
        <text:p><text:span text:style-name="T1257">19462 - MARILENE CABRAL DE MENDONCA, mat.0000076627 concedo 30 dias a partir de 04/01/2018</text:span></text:p>
        <text:p><text:span text:style-name="T1258">19633 - MONICA MARIA DE SOUZA GOMES, mat.0000137340 concedo 10 dias a partir de 06/01/2018</text:span></text:p>
        <text:p><text:span text:style-name="T1259">19027 - NEIDE RAFAEL GOMES FERREIRA, mat.0000106348 concedo 30 dias a partir de 22/12/2017</text:span></text:p>
        <text:p><text:span text:style-name="T1260">19391 - NILTON CARDOSO DE OLIVEIRA, mat.0000053872 concedo 180 dias a partir de 04/01/2018</text:span></text:p>
        <text:p><text:span text:style-name="T1261">19916 - PATRICIA CRISTINA DE VERAS SOUZA MAIA, mat.0000074390 concedo 60 dias a partir de 18/12/2017</text:span></text:p>
        <text:p><text:span text:style-name="T1262">19931 - PATRICIA FERREIRA VITORINO CORREA DA SILVA, mat.0000089834 concedo 15 dias a partir de 17/01/2018</text:span></text:p>
        <text:p><text:span text:style-name="T1263">20263 - PATRICIA PIRES PERNAMBUCO, mat.0000126586 concedo 31 dias a partir de 17/01/2018</text:span></text:p>
        <text:p><text:span text:style-name="T1264">19968 - ROSA HELENA DE VASCONCELOS ANGEIRAS, mat.0000093670 concedo 30 dias a partir de 10/01/2018</text:span></text:p>
        <text:p><text:span text:style-name="T1265">19926 - SANDRA RODRIGUES DA SILVA, mat.0000079871 concedo 30 dias a partir de 22/02/2018</text:span></text:p>
        <text:p><text:span text:style-name="T1266">19622 - SUANA MARIA PEREIRA DA SILVA, mat.0000090786 concedo 45 dias a partir de 16/11/2017</text:span></text:p>
        <text:p><text:span text:style-name="T1267">19949 - TACIANA DA COSTA MELO, mat.0000081973 concedo 15 dias a partir de 17/01/2018</text:span></text:p>
        <text:p><text:span text:style-name="T1268">20218 - TACIANA DO NASCIMENTO MENDES, mat.0000079987 concedo 30 dias a partir de 02/01/2018</text:span></text:p>
        <text:p><text:span text:style-name="T1269">20207 - TATIANA PRISGIDA DE OLIVEIRA CAVALCANTI SILVA, mat.0000127914 concedo 5 dias a partir de 25/01/2018</text:span></text:p>
        <text:p><text:span text:style-name="T1270">19434 - VERONICA FERREIRA DA SILVA, mat.0000136867 concedo 5 dias a partir de 09/01/2018</text:span></text:p>
        <text:p><text:span text:style-name="T1271">20012 - VERONICA MARIA DE LIMA, mat.0000101540 concedo 120 dias a partir de 17/12/2017</text:span></text:p>
        <text:p><text:span text:style-name="T1272">UPE UNIVERSIDADE DE PERNAMBUCO</text:span></text:p>
        <text:p><text:span text:style-name="T1273">INDEFIRO os pedidos de Licença Médica para Tratamento de Saúde</text:span></text:p>
        <text:p><text:span text:style-name="T1274">19248 - IZABELE SOUSA BARROS, mat.0000111023, Indeferido</text:span></text:p>
        <text:p text:style-name="Standard"/>
        <text:p text:style-name="Standard"/>
        <text:p text:style-name="pCenter"><text:span text:style-name="fDefault">Helena Carneiro Leão</text:span></text:p>
        <text:p text:style-name="pCenter"><text:span text:style-name="fDefault">Gerente Administrativa de Perícias Médicas</text:span></text:p>
        <text:p text:style-name="Standard"/>
        <text:p text:style-name="Standard"/>
        <text:p text:style-name="pCenter"><text:span text:style-name="fDefault">André Longo Araújo de Melo</text:span></text:p>
        <text:p text:style-name="pCenter"><text:span text:style-name="fDefault">Diretor - Presidente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6pt" fo:language="fr" fo:country="FR" style:letter-kerning="true" style:font-name-asian="Arial2" style:font-size-asian="6pt" style:language-asian="zh" style:country-asian="CN" style:font-name-complex="Arial2" style:font-size-complex="6pt" style:language-complex="hi" style:country-complex="IN" fo:hyphenate="false" fo:hyphenation-remain-char-count="2" fo:hyphenation-push-char-count="2"/>
    </style:default-style>
    <style:style style:name="fontBold" style:family="text">
      <style:text-properties fo:font-weight="bold" style:font-weight-asian="bold"/>
    </style:style>
    <style:style style:name="fDefault" style:family="text">
      <style:text-properties style:font-name="Arial" style:font-name-complex="Arial" fo:font-size="6pt" style:font-size-asian="6pt" style:font-size-complex="6pt"/>
    </style:style>
    <style:style style:name="pCenter" style:family="paragraph">
      <style:paragraph-properties fo:margin-top="0cm" fo:margin-bottom="0cm" fo:text-align="center"/>
    </style: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  <office:master-styles>
      <style:master-page style:name="Standard" style:page-layout-name="Mpm1"/>
    </office:master-styles>
  </office:automatic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18-03-08T18:59:37.000</dc:date>
    <meta:generator>PHPWord</meta:generator>
    <meta:initial-creator/>
    <meta:creation-date>2018-03-08T18:59:37.000</meta:creation-date>
    <meta:keyword/>
    <meta:user-defined meta:name="Category"/>
    <meta:user-defined meta:name="Company"/>
    <meta:user-defined meta:name="Manager"/>
  </office:meta>
</office:document-meta>
</file>